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face style:name="Arial Narrow" svg:font-family="'Arial Narrow'" style:font-family-generic="roman"/>
    <style:font-face style:name="Book Antiqua" svg:font-family="'Book Antiqua'" style:font-family-generic="roman"/>
    <style:font-face style:name="Exchequer Script" svg:font-family="'Exchequer Script'" style:font-family-generic="roman"/>
    <style:font-face style:name="Times New Roman1" svg:font-family="'Times New Roman'" style:font-family-generic="roman"/>
    <style:font-face style:name="Arial" svg:font-family="Arial" style:font-family-generic="swiss"/>
    <style:font-face style:name="Penwin" svg:font-family="Penwin" style:font-family-generic="swiss"/>
    <style:font-face style:name="Arial2" svg:font-family="Arial" style:font-family-generic="roman" style:font-pitch="variable"/>
    <style:font-face style:name="Arial Narrow1"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 svg:font-family="Symbol" style:font-family-generic="system" style:font-pitch="variable"/>
  </office:font-face-decls>
  <office:automatic-styles>
    <style:style style:name="Tabla1" style:family="table">
      <style:table-properties style:width="16.118cm" fo:margin-left="-0.191cm" table:align="left"/>
    </style:style>
    <style:style style:name="Tabla1.A" style:family="table-column">
      <style:table-column-properties style:column-width="7.996cm"/>
    </style:style>
    <style:style style:name="Tabla1.B" style:family="table-column">
      <style:table-column-properties style:column-width="8.121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none"/>
    </style:style>
    <style:style style:name="Tabla2" style:family="table">
      <style:table-properties style:width="16.76cm" fo:margin-left="-0.191cm" table:align="left"/>
    </style:style>
    <style:style style:name="Tabla2.A" style:family="table-column">
      <style:table-column-properties style:column-width="8.25cm"/>
    </style:style>
    <style:style style:name="Tabla2.B" style:family="table-column">
      <style:table-column-properties style:column-width="8.509cm"/>
    </style:style>
    <style:style style:name="Tabla2.1" style:family="table-row">
      <style:table-row-properties fo:keep-together="always"/>
    </style:style>
    <style:style style:name="Tabla2.A1" style:family="table-cell">
      <style:table-cell-properties style:vertical-align="" fo:padding-left="0.191cm" fo:padding-right="0.191cm" fo:padding-top="0cm" fo:padding-bottom="0cm" fo:border="0.75pt solid #000001"/>
    </style:style>
    <style:style style:name="Tabla3" style:family="table">
      <style:table-properties style:width="16.764cm" fo:margin-left="-0.191cm" table:align="left"/>
    </style:style>
    <style:style style:name="Tabla3.A" style:family="table-column">
      <style:table-column-properties style:column-width="8.253cm"/>
    </style:style>
    <style:style style:name="Tabla3.B" style:family="table-column">
      <style:table-column-properties style:column-width="8.509cm"/>
    </style:style>
    <style:style style:name="Tabla3.1" style:family="table-row">
      <style:table-row-properties fo:keep-together="always"/>
    </style:style>
    <style:style style:name="Tabla3.A1" style:family="table-cell">
      <style:table-cell-properties style:vertical-align="" fo:padding-left="0.191cm" fo:padding-right="0.191cm" fo:padding-top="0cm" fo:padding-bottom="0cm" fo:border="0.75pt solid #000001"/>
    </style:style>
    <style:style style:name="P1" style:family="paragraph" style:parent-style-name="Standard">
      <style:paragraph-properties fo:orphans="2" fo:widows="2"/>
      <style:text-properties fo:language="es" fo:country="ES"/>
    </style:style>
    <style:style style:name="P2" style:family="paragraph" style:parent-style-name="Standard">
      <style:paragraph-properties fo:line-height="0.423cm" fo:orphans="2" fo:widows="2">
        <style:tab-stops>
          <style:tab-stop style:position="5.08cm"/>
        </style:tab-stops>
      </style:paragraph-properties>
    </style:style>
    <style:style style:name="P3" style:family="paragraph" style:parent-style-name="Standard">
      <style:paragraph-properties fo:line-height="0.423cm" fo:text-align="center" style:justify-single-word="false" fo:orphans="2" fo:widows="2"/>
    </style:style>
    <style:style style:name="P4" style:family="paragraph" style:parent-style-name="Standard">
      <style:paragraph-properties fo:line-height="0.423cm" fo:text-align="justify" style:justify-single-word="false" fo:orphans="2" fo:widows="2"/>
    </style:style>
    <style:style style:name="P5" style:family="paragraph" style:parent-style-name="Standard">
      <style:paragraph-properties fo:line-height="0.423cm" fo:text-align="end" style:justify-single-word="false" fo:orphans="2" fo:widows="2"/>
    </style:style>
    <style:style style:name="P6" style:family="paragraph" style:parent-style-name="Standard">
      <style:paragraph-properties fo:orphans="2" fo:widows="2"/>
    </style:style>
    <style:style style:name="P7" style:family="paragraph" style:parent-style-name="Standard">
      <style:paragraph-properties fo:margin-top="0cm" fo:margin-bottom="0.212cm" style:contextual-spacing="false" fo:line-height="0.423cm" fo:text-align="justify" style:justify-single-word="false" fo:orphans="2" fo:widows="2"/>
    </style:style>
    <style:style style:name="P8" style:family="paragraph" style:parent-style-name="Standard" style:master-page-name="Converted4">
      <style:paragraph-properties fo:margin-top="0cm" fo:margin-bottom="0.212cm" style:contextual-spacing="false" fo:text-align="center" style:justify-single-word="false" fo:orphans="2" fo:widows="2" style:page-number="auto"/>
    </style:style>
    <style:style style:name="P9" style:family="paragraph" style:parent-style-name="Standard">
      <style:paragraph-properties fo:margin-left="0cm" fo:margin-right="0cm" fo:margin-top="0cm" fo:margin-bottom="0.212cm" style:contextual-spacing="false" fo:text-align="justify" style:justify-single-word="false" fo:orphans="2" fo:widows="2" fo:text-indent="1.016cm" style:auto-text-indent="false"/>
    </style:style>
    <style:style style:name="P10" style:family="paragraph" style:parent-style-name="Standard">
      <style:paragraph-properties fo:margin-left="0cm" fo:margin-right="0cm" fo:margin-top="0cm" fo:margin-bottom="0.212cm" style:contextual-spacing="false" fo:line-height="0.423cm" fo:text-align="justify" style:justify-single-word="false" fo:orphans="2" fo:widows="2" fo:text-indent="1.016cm" style:auto-text-indent="false"/>
    </style:style>
    <style:style style:name="P11" style:family="paragraph" style:parent-style-name="Standard">
      <style:paragraph-properties fo:margin-left="0cm" fo:margin-right="0cm" fo:margin-top="0cm" fo:margin-bottom="0.212cm" style:contextual-spacing="false" fo:text-align="justify" style:justify-single-word="false" fo:orphans="2" fo:widows="2" fo:text-indent="1.016cm" style:auto-text-indent="false" fo:keep-with-next="always"/>
    </style:style>
    <style:style style:name="P12" style:family="paragraph" style:parent-style-name="Standard">
      <style:paragraph-properties fo:margin-left="0cm" fo:margin-right="0cm" fo:text-align="justify" style:justify-single-word="false" fo:orphans="2" fo:widows="2" fo:text-indent="1.016cm" style:auto-text-indent="false"/>
    </style:style>
    <style:style style:name="P13" style:family="paragraph" style:parent-style-name="Standard">
      <style:paragraph-properties fo:margin-left="0cm" fo:margin-right="0cm" fo:line-height="0.423cm" fo:text-align="justify" style:justify-single-word="false" fo:orphans="2" fo:widows="2" fo:text-indent="1.016cm" style:auto-text-indent="false"/>
    </style:style>
    <style:style style:name="P14" style:family="paragraph" style:parent-style-name="Standard">
      <style:paragraph-properties fo:margin-left="0cm" fo:margin-right="0cm" fo:margin-top="0.353cm" fo:margin-bottom="0.212cm" style:contextual-spacing="false" fo:line-height="0.423cm" fo:text-align="justify" style:justify-single-word="false" fo:orphans="2" fo:widows="2" fo:text-indent="1.016cm" style:auto-text-indent="false"/>
    </style:style>
    <style:style style:name="P15" style:family="paragraph" style:parent-style-name="Standard">
      <style:paragraph-properties fo:margin-left="0cm" fo:margin-right="0cm" fo:margin-top="0cm" fo:margin-bottom="0.141cm" style:contextual-spacing="false" fo:text-align="justify" style:justify-single-word="false" fo:orphans="2" fo:widows="2" fo:text-indent="1.016cm" style:auto-text-indent="false"/>
    </style:style>
    <style:style style:name="P16" style:family="paragraph" style:parent-style-name="Standard">
      <style:paragraph-properties fo:margin-left="0cm" fo:margin-right="0cm" fo:margin-top="0cm" fo:margin-bottom="0.141cm" style:contextual-spacing="false" fo:text-align="justify" style:justify-single-word="false" fo:orphans="2" fo:widows="2" fo:text-indent="1.016cm" style:auto-text-indent="false" fo:keep-with-next="always"/>
    </style:style>
    <style:style style:name="P17" style:family="paragraph" style:parent-style-name="Standard">
      <style:paragraph-properties fo:margin-left="0cm" fo:margin-right="0cm" fo:line-height="0.423cm" fo:text-align="justify" style:justify-single-word="false" fo:orphans="2" fo:widows="2" fo:text-indent="1.016cm" style:auto-text-indent="false" fo:keep-with-next="always"/>
    </style:style>
    <style:style style:name="P18" style:family="paragraph" style:parent-style-name="Standard">
      <style:paragraph-properties fo:margin-left="2.032cm" fo:margin-right="0cm" fo:line-height="0.423cm" fo:orphans="2" fo:widows="2" fo:text-indent="-1.016cm" style:auto-text-indent="false" fo:keep-with-next="always">
        <style:tab-stops>
          <style:tab-stop style:position="6.35cm"/>
        </style:tab-stops>
      </style:paragraph-properties>
    </style:style>
    <style:style style:name="P19" style:family="paragraph" style:parent-style-name="Standard">
      <style:paragraph-properties fo:margin-left="2.032cm" fo:margin-right="0cm" fo:line-height="0.423cm" fo:orphans="2" fo:widows="2" fo:text-indent="-1.016cm" style:auto-text-indent="false">
        <style:tab-stops>
          <style:tab-stop style:position="6.35cm"/>
        </style:tab-stops>
      </style:paragraph-properties>
    </style:style>
    <style:style style:name="P20" style:family="paragraph" style:parent-style-name="Standard">
      <style:paragraph-properties fo:margin-left="2.032cm" fo:margin-right="0cm" fo:margin-top="0cm" fo:margin-bottom="0.212cm" style:contextual-spacing="false" fo:line-height="0.423cm" fo:orphans="2" fo:widows="2" fo:text-indent="-1.016cm" style:auto-text-indent="false">
        <style:tab-stops>
          <style:tab-stop style:position="6.35cm"/>
        </style:tab-stops>
      </style:paragraph-properties>
    </style:style>
    <style:style style:name="P21" style:family="paragraph" style:parent-style-name="Standard">
      <style:paragraph-properties fo:margin-left="2.032cm" fo:margin-right="0cm" fo:margin-top="0cm" fo:margin-bottom="0.212cm" style:contextual-spacing="false" fo:text-align="center" style:justify-single-word="false" fo:orphans="2" fo:widows="2" fo:text-indent="-1.016cm" style:auto-text-indent="false"/>
    </style:style>
    <style:style style:name="P22" style:family="paragraph" style:parent-style-name="Standard">
      <style:paragraph-properties fo:margin-left="2.032cm" fo:margin-right="0cm" fo:margin-top="0cm" fo:margin-bottom="0.212cm" style:contextual-spacing="false" fo:orphans="2" fo:widows="2" fo:text-indent="-1.016cm" style:auto-text-indent="false"/>
    </style:style>
    <style:style style:name="P23" style:family="paragraph" style:parent-style-name="Standard">
      <style:paragraph-properties fo:margin-left="2.501cm" fo:margin-right="0cm" fo:line-height="0.423cm" fo:orphans="2" fo:widows="2" fo:text-indent="0cm" style:auto-text-indent="false"/>
    </style:style>
    <style:style style:name="P24" style:family="paragraph" style:parent-style-name="Standard">
      <style:paragraph-properties fo:margin-left="2.501cm" fo:margin-right="0cm" fo:line-height="0.423cm" fo:orphans="2" fo:widows="2" fo:text-indent="0cm" style:auto-text-indent="false">
        <style:tab-stops>
          <style:tab-stop style:position="5.715cm"/>
        </style:tab-stops>
      </style:paragraph-properties>
    </style:style>
    <style:style style:name="P25" style:family="paragraph" style:parent-style-name="Standard">
      <style:paragraph-properties fo:margin-left="2.501cm" fo:margin-right="0cm" fo:line-height="0.423cm" fo:text-align="justify" style:justify-single-word="false" fo:orphans="2" fo:widows="2" fo:text-indent="0cm" style:auto-text-indent="false"/>
    </style:style>
    <style:style style:name="P26" style:family="paragraph" style:parent-style-name="Standard">
      <style:paragraph-properties fo:margin-left="2.501cm" fo:margin-right="0cm" fo:line-height="0.423cm" fo:text-align="justify" style:justify-single-word="false" fo:orphans="2" fo:widows="2" fo:text-indent="0cm" style:auto-text-indent="false">
        <style:tab-stops>
          <style:tab-stop style:position="5.715cm"/>
        </style:tab-stops>
      </style:paragraph-properties>
    </style:style>
    <style:style style:name="P27" style:family="paragraph" style:parent-style-name="Standard">
      <style:paragraph-properties fo:margin-left="2.501cm" fo:margin-right="0cm" fo:line-height="0.423cm" fo:orphans="2" fo:widows="2" fo:text-indent="0cm" style:auto-text-indent="false" fo:keep-with-next="always">
        <style:tab-stops>
          <style:tab-stop style:position="5.715cm"/>
        </style:tab-stops>
      </style:paragraph-properties>
    </style:style>
    <style:style style:name="P28" style:family="paragraph" style:parent-style-name="Standard">
      <style:paragraph-properties fo:margin-left="2.489cm" fo:margin-right="0cm" fo:margin-top="0cm" fo:margin-bottom="0.212cm" style:contextual-spacing="false" fo:line-height="0.423cm" fo:text-align="justify" style:justify-single-word="false" fo:orphans="2" fo:widows="2" fo:text-indent="0cm" style:auto-text-indent="false"/>
    </style:style>
    <style:style style:name="P29" style:family="paragraph" style:parent-style-name="Standard" style:list-style-name="WWNum2">
      <style:paragraph-properties fo:margin-left="0.635cm" fo:margin-right="0cm" fo:margin-top="0cm" fo:margin-bottom="0.212cm" style:contextual-spacing="false" fo:text-align="justify" style:justify-single-word="false" fo:orphans="2" fo:widows="2" fo:text-indent="-0.635cm" style:auto-text-indent="false">
        <style:tab-stops/>
      </style:paragraph-properties>
    </style:style>
    <style:style style:name="P30" style:family="paragraph" style:parent-style-name="Standard" style:list-style-name="WWNum2">
      <style:paragraph-properties fo:margin-left="0.635cm" fo:margin-right="0cm" fo:margin-top="0cm" fo:margin-bottom="0.212cm" style:contextual-spacing="false" fo:line-height="0.423cm" fo:text-align="justify" style:justify-single-word="false" fo:orphans="2" fo:widows="2" fo:text-indent="-0.635cm" style:auto-text-indent="false">
        <style:tab-stops/>
      </style:paragraph-properties>
    </style:style>
    <style:style style:name="P31" style:family="paragraph" style:parent-style-name="Standard" style:list-style-name="WWNum2">
      <style:paragraph-properties fo:margin-left="0.635cm" fo:margin-right="0cm" fo:line-height="0.423cm" fo:text-align="justify" style:justify-single-word="false" fo:orphans="2" fo:widows="2" fo:text-indent="-0.635cm" style:auto-text-indent="false">
        <style:tab-stops/>
      </style:paragraph-properties>
    </style:style>
    <style:style style:name="P32" style:family="paragraph" style:parent-style-name="Standard">
      <style:paragraph-properties fo:margin-left="1.27cm" fo:margin-right="0cm" fo:margin-top="0cm" fo:margin-bottom="0.212cm" style:contextual-spacing="false" fo:text-align="justify" style:justify-single-word="false" fo:orphans="2" fo:widows="2" fo:text-indent="-1.27cm" style:auto-text-indent="false"/>
    </style:style>
    <style:style style:name="P33" style:family="paragraph" style:parent-style-name="Standard">
      <style:paragraph-properties fo:margin-left="1.016cm" fo:margin-right="0cm" fo:margin-top="0cm" fo:margin-bottom="0.212cm" style:contextual-spacing="false" fo:text-align="justify" style:justify-single-word="false" fo:orphans="2" fo:widows="2" fo:text-indent="-1.016cm" style:auto-text-indent="false"/>
    </style:style>
    <style:style style:name="P34" style:family="paragraph" style:parent-style-name="Standard">
      <style:paragraph-properties fo:margin-left="1.016cm" fo:margin-right="0cm" fo:margin-top="0cm" fo:margin-bottom="0.212cm" style:contextual-spacing="false" fo:text-align="justify" style:justify-single-word="false" fo:orphans="2" fo:widows="2" fo:text-indent="0cm" style:auto-text-indent="false"/>
    </style:style>
    <style:style style:name="P35" style:family="paragraph" style:parent-style-name="Standard">
      <style:paragraph-properties fo:margin-left="1.016cm" fo:margin-right="0cm" fo:margin-top="0cm" fo:margin-bottom="0.212cm" style:contextual-spacing="false" fo:text-align="center" style:justify-single-word="false" fo:orphans="2" fo:widows="2" fo:text-indent="0cm" style:auto-text-indent="false"/>
    </style:style>
    <style:style style:name="P36" style:family="paragraph" style:parent-style-name="Standard">
      <style:paragraph-properties fo:margin-left="1.016cm" fo:margin-right="0cm" fo:line-height="0.423cm" fo:text-align="center" style:justify-single-word="false" fo:orphans="2" fo:widows="2" fo:text-indent="0cm" style:auto-text-indent="false"/>
    </style:style>
    <style:style style:name="P37" style:family="paragraph" style:parent-style-name="Standard">
      <style:paragraph-properties fo:margin-left="1.016cm" fo:margin-right="0cm" fo:line-height="0.423cm" fo:text-align="justify" style:justify-single-word="false" fo:orphans="2" fo:widows="2" fo:text-indent="0cm" style:auto-text-indent="false"/>
    </style:style>
    <style:style style:name="P38" style:family="paragraph" style:parent-style-name="Standard">
      <style:paragraph-properties fo:margin-left="1.016cm" fo:margin-right="0cm" fo:line-height="0.423cm" fo:text-align="justify" style:justify-single-word="false" fo:orphans="2" fo:widows="2" fo:text-indent="0cm" style:auto-text-indent="false">
        <style:tab-stops>
          <style:tab-stop style:position="5.08cm"/>
        </style:tab-stops>
      </style:paragraph-properties>
    </style:style>
    <style:style style:name="P39" style:family="paragraph" style:parent-style-name="Standard">
      <style:paragraph-properties fo:margin-left="1.016cm" fo:margin-right="0cm" fo:margin-top="0cm" fo:margin-bottom="0.141cm" style:contextual-spacing="false" fo:text-align="justify" style:justify-single-word="false" fo:orphans="2" fo:widows="2" fo:text-indent="0cm" style:auto-text-indent="false"/>
    </style:style>
    <style:style style:name="P40" style:family="paragraph" style:parent-style-name="Standard">
      <style:paragraph-properties fo:margin-left="2.032cm" fo:margin-right="0cm" fo:margin-top="0cm" fo:margin-bottom="0.212cm" style:contextual-spacing="false" fo:text-align="center" style:justify-single-word="false" fo:orphans="2" fo:widows="2" fo:text-indent="0cm" style:auto-text-indent="false"/>
    </style:style>
    <style:style style:name="P41" style:family="paragraph" style:parent-style-name="Standard">
      <style:paragraph-properties fo:margin-left="2.032cm" fo:margin-right="0cm" fo:margin-top="0cm" fo:margin-bottom="0.212cm" style:contextual-spacing="false" fo:text-align="justify" style:justify-single-word="false" fo:orphans="2" fo:widows="2" fo:text-indent="0cm" style:auto-text-indent="false"/>
    </style:style>
    <style:style style:name="P42" style:family="paragraph" style:parent-style-name="Standard">
      <style:paragraph-properties fo:margin-left="2.032cm" fo:margin-right="0cm" fo:line-height="0.423cm" fo:text-align="justify" style:justify-single-word="false" fo:orphans="2" fo:widows="2" fo:text-indent="0cm" style:auto-text-indent="false"/>
    </style:style>
    <style:style style:name="P43" style:family="paragraph" style:parent-style-name="Standard">
      <style:paragraph-properties fo:margin-left="1.016cm" fo:margin-right="0cm" fo:line-height="0.423cm" fo:text-align="justify" style:justify-single-word="false" fo:orphans="2" fo:widows="2" fo:text-indent="1.016cm" style:auto-text-indent="false"/>
    </style:style>
    <style:style style:name="P44" style:family="paragraph" style:parent-style-name="Standard">
      <style:paragraph-properties fo:margin-left="3.048cm" fo:margin-right="0cm" fo:margin-top="0cm" fo:margin-bottom="0.212cm" style:contextual-spacing="false" fo:text-align="justify" style:justify-single-word="false" fo:orphans="2" fo:widows="2" fo:text-indent="-1.016cm" style:auto-text-indent="false"/>
    </style:style>
    <style:style style:name="P45" style:family="paragraph" style:parent-style-name="Standard">
      <style:paragraph-properties fo:margin-left="3.048cm" fo:margin-right="0cm" fo:line-height="0.423cm" fo:text-align="justify" style:justify-single-word="false" fo:orphans="2" fo:widows="2" fo:text-indent="-1.016cm" style:auto-text-indent="false"/>
    </style:style>
    <style:style style:name="P46" style:family="paragraph" style:parent-style-name="Standard">
      <style:paragraph-properties fo:margin-left="1.27cm" fo:margin-right="0cm" fo:line-height="0.423cm" fo:text-align="justify" style:justify-single-word="false" fo:orphans="2" fo:widows="2" fo:text-indent="1.016cm" style:auto-text-indent="false"/>
    </style:style>
    <style:style style:name="P47" style:family="paragraph" style:parent-style-name="Standard">
      <style:paragraph-properties fo:margin-left="3.048cm" fo:margin-right="0cm" fo:margin-top="0cm" fo:margin-bottom="0.212cm" style:contextual-spacing="false" fo:orphans="2" fo:widows="2" fo:text-indent="0cm" style:auto-text-indent="false"/>
    </style:style>
    <style:style style:name="P48" style:family="paragraph" style:parent-style-name="Standard">
      <style:paragraph-properties fo:margin-top="0cm" fo:margin-bottom="0.141cm" style:contextual-spacing="false" fo:text-align="center" style:justify-single-word="false" fo:orphans="2" fo:widows="2"/>
    </style:style>
    <style:style style:name="P49" style:family="paragraph" style:parent-style-name="Standard" style:list-style-name="WWNum3">
      <style:paragraph-properties fo:margin-left="1.524cm" fo:margin-right="0cm" fo:line-height="0.423cm" fo:text-align="justify" style:justify-single-word="false" fo:orphans="2" fo:widows="2" fo:text-indent="-0.508cm" style:auto-text-indent="false">
        <style:tab-stops/>
      </style:paragraph-properties>
    </style:style>
    <style:style style:name="P50" style:family="paragraph" style:parent-style-name="Standard">
      <style:paragraph-properties fo:margin-left="1.27cm" fo:margin-right="0cm" fo:line-height="0.423cm" fo:text-align="justify" style:justify-single-word="false" fo:orphans="2" fo:widows="2" fo:text-indent="0cm" style:auto-text-indent="false"/>
    </style:style>
    <style:style style:name="P51" style:family="paragraph" style:parent-style-name="Standard">
      <style:paragraph-properties fo:margin-left="1.27cm" fo:margin-right="0cm" fo:margin-top="0cm" fo:margin-bottom="0.212cm" style:contextual-spacing="false" fo:text-align="justify" style:justify-single-word="false" fo:orphans="2" fo:widows="2" fo:text-indent="0cm" style:auto-text-indent="false"/>
    </style:style>
    <style:style style:name="P52" style:family="paragraph" style:parent-style-name="Standard">
      <style:paragraph-properties fo:margin-left="3.05cm" fo:margin-right="0cm" fo:margin-top="0cm" fo:margin-bottom="0.212cm" style:contextual-spacing="false" fo:text-align="justify" style:justify-single-word="false" fo:orphans="2" fo:widows="2" fo:text-indent="-1.02cm" style:auto-text-indent="false"/>
    </style:style>
    <style:style style:name="P53" style:family="paragraph" style:parent-style-name="Standard">
      <style:paragraph-properties fo:margin-left="0cm" fo:margin-right="0cm" fo:line-height="0.423cm" fo:text-align="justify" style:justify-single-word="false" fo:orphans="2" fo:widows="2" fo:text-indent="1.02cm" style:auto-text-indent="false"/>
    </style:style>
    <style:style style:name="P54" style:family="paragraph" style:parent-style-name="Standard">
      <style:paragraph-properties fo:margin-left="1.02cm" fo:margin-right="0cm" fo:line-height="0.423cm" fo:text-align="justify" style:justify-single-word="false" fo:orphans="2" fo:widows="2" fo:text-indent="1.02cm" style:auto-text-indent="false"/>
    </style:style>
    <style:style style:name="P55" style:family="paragraph" style:parent-style-name="Standard">
      <style:paragraph-properties fo:margin-left="4.318cm" fo:margin-right="0cm" fo:line-height="0.423cm" fo:text-align="justify" style:justify-single-word="false" fo:orphans="2" fo:widows="2" fo:text-indent="-1.27cm" style:auto-text-indent="false"/>
    </style:style>
    <style:style style:name="P56" style:family="paragraph" style:parent-style-name="Standard">
      <style:paragraph-properties fo:margin-left="0.25cm" fo:margin-right="0.199cm" fo:margin-top="0cm" fo:margin-bottom="0.212cm" style:contextual-spacing="false" fo:line-height="0.423cm" fo:text-align="justify" style:justify-single-word="false" fo:orphans="2" fo:widows="2" fo:text-indent="0cm" style:auto-text-indent="false"/>
    </style:style>
    <style:style style:name="P57" style:family="paragraph" style:parent-style-name="Standard">
      <style:paragraph-properties fo:margin-left="0.25cm" fo:margin-right="0.199cm" fo:margin-top="0.071cm" fo:margin-bottom="0.212cm" style:contextual-spacing="false" fo:line-height="0.423cm" fo:text-align="justify" style:justify-single-word="false" fo:orphans="2" fo:widows="2" fo:text-indent="0cm" style:auto-text-indent="false"/>
    </style:style>
    <style:style style:name="P58" style:family="paragraph" style:parent-style-name="Standard">
      <style:paragraph-properties fo:margin-left="0.25cm" fo:margin-right="0.199cm" fo:margin-top="0.071cm" fo:margin-bottom="0.212cm" style:contextual-spacing="false" fo:line-height="0.423cm" fo:text-align="justify" style:justify-single-word="false" fo:orphans="2" fo:widows="2" fo:text-indent="0cm" style:auto-text-indent="false" fo:keep-with-next="always"/>
    </style:style>
    <style:style style:name="P59" style:family="paragraph" style:parent-style-name="Standard">
      <style:paragraph-properties fo:margin-left="0.25cm" fo:margin-right="0.199cm" fo:margin-top="0.071cm" fo:margin-bottom="0cm" style:contextual-spacing="false" fo:line-height="0.423cm" fo:text-align="justify" style:justify-single-word="false" fo:orphans="2" fo:widows="2" fo:text-indent="0cm" style:auto-text-indent="false"/>
    </style:style>
    <style:style style:name="P60" style:family="paragraph" style:parent-style-name="Standard">
      <style:paragraph-properties fo:margin-left="0.508cm" fo:margin-right="0cm" fo:margin-top="0.071cm" fo:margin-bottom="0.212cm" style:contextual-spacing="false" fo:line-height="0.423cm" fo:orphans="2" fo:widows="2" fo:text-indent="0cm" style:auto-text-indent="false"/>
    </style:style>
    <style:style style:name="P61" style:family="paragraph" style:parent-style-name="Standard">
      <style:paragraph-properties fo:margin-left="0.508cm" fo:margin-right="0cm" fo:margin-top="0.071cm" fo:margin-bottom="0.212cm" style:contextual-spacing="false" fo:line-height="0.423cm" fo:orphans="2" fo:widows="2" fo:text-indent="0cm" style:auto-text-indent="false" fo:keep-with-next="always"/>
    </style:style>
    <style:style style:name="P62" style:family="paragraph" style:parent-style-name="Standard">
      <style:paragraph-properties fo:margin-left="0.254cm" fo:margin-right="0.203cm" fo:margin-top="0.071cm" fo:margin-bottom="0.212cm" style:contextual-spacing="false" fo:line-height="0.423cm" fo:text-align="justify" style:justify-single-word="false" fo:orphans="2" fo:widows="2" fo:text-indent="0cm" style:auto-text-indent="false"/>
    </style:style>
    <style:style style:name="P63" style:family="paragraph" style:parent-style-name="Header">
      <style:paragraph-properties fo:margin-top="0.423cm" fo:margin-bottom="0.212cm" style:contextual-spacing="false" fo:line-height="0.423cm" fo:text-align="justify" style:justify-single-word="false" fo:orphans="2" fo:widows="2">
        <style:tab-stops>
          <style:tab-stop style:position="8.255cm" style:type="center"/>
          <style:tab-stop style:position="16.51cm" style:type="right"/>
        </style:tab-stops>
      </style:paragraph-properties>
    </style:style>
    <style:style style:name="P64" style:family="paragraph" style:parent-style-name="Header">
      <style:paragraph-properties fo:margin-top="0.423cm" fo:margin-bottom="0.212cm" style:contextual-spacing="false" fo:line-height="0.423cm" fo:text-align="justify" style:justify-single-word="false" fo:orphans="2" fo:widows="2" fo:padding-left="0cm" fo:padding-right="0cm" fo:padding-top="0cm" fo:padding-bottom="0.035cm" fo:border-left="none" fo:border-right="none" fo:border-top="none" fo:border-bottom="1.5pt solid #000001">
        <style:tab-stops>
          <style:tab-stop style:position="8.255cm" style:type="center"/>
          <style:tab-stop style:position="16.51cm" style:type="right"/>
        </style:tab-stops>
      </style:paragraph-properties>
    </style:style>
    <style:style style:name="P65" style:family="paragraph" style:parent-style-name="Heading_20_1" style:list-style-name="WWNum1">
      <style:paragraph-properties fo:margin-left="0.762cm" fo:margin-right="0cm" fo:margin-top="0.423cm" fo:margin-bottom="0.212cm" style:contextual-spacing="false" fo:text-align="center" style:justify-single-word="false" fo:keep-together="always" fo:orphans="2" fo:widows="2" fo:text-indent="-0.762cm" style:auto-text-indent="false" fo:keep-with-next="always">
        <style:tab-stops/>
      </style:paragraph-properties>
    </style:style>
    <style:style style:name="P66" style:family="paragraph" style:parent-style-name="Heading_20_1" style:list-style-name="WWNum1">
      <style:paragraph-properties fo:margin-left="0.762cm" fo:margin-right="0cm" fo:margin-top="0.423cm" fo:margin-bottom="0.212cm" style:contextual-spacing="false" style:line-height-at-least="0.423cm" fo:text-align="center" style:justify-single-word="false" fo:keep-together="always" fo:orphans="2" fo:widows="2" fo:text-indent="-0.762cm" style:auto-text-indent="false" fo:keep-with-next="always">
        <style:tab-stops/>
      </style:paragraph-properties>
    </style:style>
    <style:style style:name="P67" style:family="paragraph" style:parent-style-name="Heading_20_2" style:list-style-name="WWNum1">
      <style:paragraph-properties fo:margin-left="1.27cm" fo:margin-right="0cm" fo:margin-top="0.423cm" fo:margin-bottom="0.212cm" style:contextual-spacing="false" fo:text-align="center" style:justify-single-word="false" fo:keep-together="always" fo:orphans="2" fo:widows="2" fo:text-indent="-0.508cm" style:auto-text-indent="false" fo:keep-with-next="always">
        <style:tab-stops/>
      </style:paragraph-properties>
    </style:style>
    <style:style style:name="P68" style:family="paragraph" style:parent-style-name="Contents_20_2">
      <style:paragraph-properties>
        <style:tab-stops>
          <style:tab-stop style:position="16.51cm" style:type="right" style:leader-style="dotted" style:leader-text="."/>
        </style:tab-stops>
      </style:paragraph-properties>
    </style:style>
    <style:style style:name="P69" style:family="paragraph" style:parent-style-name="Footer">
      <style:paragraph-properties style:line-height-at-least="0.423cm" fo:text-align="end" style:justify-single-word="false" fo:orphans="2" fo:widows="2">
        <style:tab-stops>
          <style:tab-stop style:position="7.5cm" style:type="center"/>
          <style:tab-stop style:position="15cm" style:type="right"/>
        </style:tab-stops>
      </style:paragraph-properties>
    </style:style>
    <style:style style:name="P70" style:family="paragraph" style:parent-style-name="Footer">
      <style:paragraph-properties style:line-height-at-least="0.423cm" fo:text-align="justify" style:justify-single-word="false" fo:orphans="2" fo:widows="2">
        <style:tab-stops>
          <style:tab-stop style:position="7.5cm" style:type="center"/>
          <style:tab-stop style:position="15cm" style:type="right"/>
        </style:tab-stops>
      </style:paragraph-properties>
    </style:style>
    <style:style style:name="P71" style:family="paragraph" style:parent-style-name="Sin_20_Sangría._20_Junto">
      <style:paragraph-properties fo:text-align="center" style:justify-single-word="false" fo:orphans="2" fo:widows="2"/>
    </style:style>
    <style:style style:name="P72" style:family="paragraph" style:parent-style-name="Sin_20_Sangría._20_Junto">
      <style:paragraph-properties fo:text-align="justify" style:justify-single-word="false" fo:orphans="2" fo:widows="2"/>
      <style:text-properties style:font-name="Arial1" fo:font-size="11pt" fo:language="es" fo:country="ES" style:font-size-asian="11pt"/>
    </style:style>
    <style:style style:name="P73" style:family="paragraph" style:parent-style-name="Sin_20_Sangría._20_Junto">
      <style:paragraph-properties fo:line-height="0.423cm" fo:text-align="justify" style:justify-single-word="false" fo:orphans="2" fo:widows="2"/>
      <style:text-properties style:font-name="Arial1" fo:font-size="11pt" fo:language="es" fo:country="ES" style:font-size-asian="11pt"/>
    </style:style>
    <style:style style:name="P74" style:family="paragraph" style:parent-style-name="Sin_20_Sangría._20_Junto">
      <style:paragraph-properties fo:line-height="0.423cm" fo:text-align="center" style:justify-single-word="false" fo:orphans="2" fo:widows="2"/>
      <style:text-properties style:font-name="Arial1" fo:font-size="11pt" fo:language="es" fo:country="ES" style:font-size-asian="11pt"/>
    </style:style>
    <style:style style:name="P75" style:family="paragraph" style:parent-style-name="Sin_20_Sangría._20_Junto">
      <style:paragraph-properties fo:line-height="0.423cm" fo:text-align="center" style:justify-single-word="false" fo:orphans="2" fo:widows="2">
        <style:tab-stops>
          <style:tab-stop style:position="3.175cm"/>
        </style:tab-stops>
      </style:paragraph-properties>
      <style:text-properties style:font-name="Arial1" fo:font-size="11pt" fo:language="es" fo:country="ES" style:font-size-asian="11pt"/>
    </style:style>
    <style:style style:name="P76" style:family="paragraph" style:parent-style-name="Sin_20_Sangría._20_Junto">
      <style:paragraph-properties fo:orphans="2" fo:widows="2"/>
      <style:text-properties style:font-name="Arial1" fo:font-size="11pt" fo:language="es" fo:country="ES" style:font-size-asian="11pt"/>
    </style:style>
    <style:style style:name="P77" style:family="paragraph" style:parent-style-name="Sin_20_Sangría._20_Junto">
      <style:paragraph-properties fo:text-align="center" style:justify-single-word="false" fo:orphans="2" fo:widows="2"/>
      <style:text-properties style:font-name="Arial1" fo:font-size="14pt" fo:language="es" fo:country="ES" style:font-size-asian="14pt"/>
    </style:style>
    <style:style style:name="P78" style:family="paragraph" style:parent-style-name="Sin_20_Sangría._20_Junto">
      <style:paragraph-properties fo:text-align="justify" style:justify-single-word="false" fo:orphans="2" fo:widows="2"/>
      <style:text-properties style:font-name="Arial1" fo:font-size="10pt" fo:language="es" fo:country="ES" style:font-size-asian="10pt"/>
    </style:style>
    <style:style style:name="P79" style:family="paragraph" style:parent-style-name="Sin_20_Sangría._20_Junto">
      <style:paragraph-properties fo:line-height="0.423cm" fo:text-align="center" style:justify-single-word="false" fo:orphans="2" fo:widows="2"/>
    </style:style>
    <style:style style:name="P80" style:family="paragraph" style:parent-style-name="Sin_20_Sangría._20_Junto">
      <style:paragraph-properties fo:line-height="0.423cm" fo:text-align="center" style:justify-single-word="false" fo:orphans="2" fo:widows="2">
        <style:tab-stops>
          <style:tab-stop style:position="3.175cm"/>
        </style:tab-stops>
      </style:paragraph-properties>
    </style:style>
    <style:style style:name="P81" style:family="paragraph" style:parent-style-name="Sin_20_Sangría._20_Junto">
      <style:paragraph-properties fo:line-height="0.423cm" fo:text-align="justify" style:justify-single-word="false" fo:orphans="2" fo:widows="2"/>
    </style:style>
    <style:style style:name="P82" style:family="paragraph" style:parent-style-name="Sin_20_Sangría._20_Junto">
      <style:paragraph-properties fo:line-height="0.423cm" fo:orphans="2" fo:widows="2">
        <style:tab-stops>
          <style:tab-stop style:position="3.175cm"/>
        </style:tab-stops>
      </style:paragraph-properties>
    </style:style>
    <style:style style:name="P83" style:family="paragraph" style:parent-style-name="Sin_20_Sangría._20_Junto">
      <style:paragraph-properties fo:line-height="0.423cm" fo:orphans="2" fo:widows="2">
        <style:tab-stops>
          <style:tab-stop style:position="2.54cm"/>
        </style:tab-stops>
      </style:paragraph-properties>
    </style:style>
    <style:style style:name="P84" style:family="paragraph" style:parent-style-name="Sin_20_Sangría._20_Junto">
      <style:paragraph-properties fo:text-align="justify" style:justify-single-word="false" fo:orphans="2" fo:widows="2"/>
    </style:style>
    <style:style style:name="P85" style:family="paragraph" style:parent-style-name="Sin_20_Sangría._20_Junto">
      <style:paragraph-properties fo:orphans="2" fo:widows="2"/>
    </style:style>
    <style:style style:name="P86" style:family="paragraph" style:parent-style-name="Sin_20_Sangría._20_Junto" style:master-page-name="First_20_Page">
      <style:paragraph-properties fo:margin-top="1.693cm" fo:margin-bottom="0cm" style:contextual-spacing="false" fo:text-align="center" style:justify-single-word="false" fo:orphans="2" fo:widows="2" style:page-number="auto"/>
    </style:style>
    <style:style style:name="P87" style:family="paragraph" style:parent-style-name="Sin_20_Sangría._20_Junto">
      <style:paragraph-properties fo:margin-left="2.54cm" fo:margin-right="0cm" fo:line-height="0.423cm" fo:text-align="justify" style:justify-single-word="false" fo:orphans="2" fo:widows="2" fo:text-indent="0cm" style:auto-text-indent="false"/>
    </style:style>
    <style:style style:name="P88" style:family="paragraph" style:parent-style-name="Sin_20_Sangría._20_Junto">
      <style:paragraph-properties fo:margin-left="2.54cm" fo:margin-right="0cm" fo:margin-top="0cm" fo:margin-bottom="0.212cm" style:contextual-spacing="false" fo:text-align="justify" style:justify-single-word="false" fo:orphans="2" fo:widows="2" fo:text-indent="0cm" style:auto-text-indent="false"/>
    </style:style>
    <style:style style:name="P89" style:family="paragraph" style:parent-style-name="Sin_20_Sangría._20_Junto">
      <style:paragraph-properties fo:margin-left="2.54cm" fo:margin-right="2.54cm" fo:text-align="justify" style:justify-single-word="false" fo:orphans="2" fo:widows="2" fo:text-indent="0cm" style:auto-text-indent="false" fo:padding="0.035cm" fo:border="0.74pt solid #000001"/>
    </style:style>
    <style:style style:name="P90" style:family="paragraph" style:parent-style-name="Sin_20_Sangría._20_Junto">
      <style:paragraph-properties fo:margin-left="2.54cm" fo:margin-right="2.54cm" fo:text-align="justify" style:justify-single-word="false" fo:orphans="2" fo:widows="2" fo:text-indent="0cm" style:auto-text-indent="false" fo:padding="0.035cm" fo:border="0.74pt solid #000001"/>
      <style:text-properties style:font-name="Arial1" fo:font-size="11pt" fo:language="es" fo:country="ES" style:font-size-asian="11pt"/>
    </style:style>
    <style:style style:name="P91" style:family="paragraph" style:parent-style-name="Sin_20_Sangría._20_Junto">
      <style:paragraph-properties fo:margin-top="0cm" fo:margin-bottom="0.212cm" style:contextual-spacing="false" fo:text-align="center" style:justify-single-word="false" fo:orphans="2" fo:widows="2"/>
    </style:style>
    <style:style style:name="P92" style:family="paragraph" style:parent-style-name="Sin_20_Sangría._20_Junto">
      <style:paragraph-properties fo:margin-left="1.27cm" fo:margin-right="0cm" fo:line-height="0.423cm" fo:text-align="justify" style:justify-single-word="false" fo:orphans="2" fo:widows="2" fo:text-indent="0cm" style:auto-text-indent="false"/>
    </style:style>
    <style:style style:name="P93" style:family="paragraph" style:parent-style-name="Sin_20_Sangría._20_Junto">
      <style:paragraph-properties fo:margin-left="1.27cm" fo:margin-right="2.54cm" fo:margin-top="0cm" fo:margin-bottom="0.212cm" style:contextual-spacing="false" fo:line-height="0.423cm" fo:orphans="2" fo:widows="2" fo:text-indent="0cm" style:auto-text-indent="false"/>
      <style:text-properties style:text-position="58% 100%" style:font-name="Arial1" fo:font-size="11pt" fo:language="es" fo:country="ES" style:font-size-asian="11pt"/>
    </style:style>
    <style:style style:name="P94" style:family="paragraph" style:parent-style-name="Sin_20_Sangría._20_Junto">
      <style:paragraph-properties fo:margin-left="1.27cm" fo:margin-right="2.54cm" fo:margin-top="0cm" fo:margin-bottom="0.212cm" style:contextual-spacing="false" fo:line-height="0.423cm" fo:orphans="2" fo:widows="2" fo:text-indent="0cm" style:auto-text-indent="false"/>
    </style:style>
    <style:style style:name="P95" style:family="paragraph" style:parent-style-name="Sin_20_Sangría._20_Junto" style:list-style-name="WWNum2">
      <style:paragraph-properties fo:margin-left="1.905cm" fo:margin-right="0cm" fo:line-height="0.423cm" fo:text-align="justify" style:justify-single-word="false" fo:orphans="2" fo:widows="2" fo:text-indent="-0.635cm" style:auto-text-indent="false">
        <style:tab-stops/>
      </style:paragraph-properties>
    </style:style>
    <style:style style:name="P96" style:family="paragraph" style:parent-style-name="Sin_20_Sangría._20_Junto" style:list-style-name="WWNum2">
      <style:paragraph-properties fo:margin-left="0.635cm" fo:margin-right="0cm" fo:line-height="0.423cm" fo:text-align="justify" style:justify-single-word="false" fo:orphans="2" fo:widows="2" fo:text-indent="-0.635cm" style:auto-text-indent="false">
        <style:tab-stops/>
      </style:paragraph-properties>
    </style:style>
    <style:style style:name="P97" style:family="paragraph" style:parent-style-name="Sin_20_Sangría._20_Junto" style:list-style-name="WWNum2">
      <style:paragraph-properties fo:margin-left="0.635cm" fo:margin-right="0cm" fo:margin-top="0cm" fo:margin-bottom="0.212cm" style:contextual-spacing="false" fo:line-height="0.423cm" fo:text-align="justify" style:justify-single-word="false" fo:orphans="2" fo:widows="2" fo:text-indent="-0.635cm" style:auto-text-indent="false">
        <style:tab-stops/>
      </style:paragraph-properties>
    </style:style>
    <style:style style:name="P98" style:family="paragraph" style:parent-style-name="Sin_20_Sangría._20_Junto">
      <style:paragraph-properties fo:margin-left="1.27cm" fo:margin-right="0cm" fo:line-height="0.423cm" fo:text-align="justify" style:justify-single-word="false" fo:orphans="2" fo:widows="2" fo:text-indent="-1.27cm" style:auto-text-indent="false"/>
    </style:style>
    <style:style style:name="P99" style:family="paragraph" style:parent-style-name="Sin_20_Sangría._20_Junto">
      <style:paragraph-properties fo:margin-left="0.508cm" fo:margin-right="0cm" fo:margin-top="0cm" fo:margin-bottom="0.212cm" style:contextual-spacing="false" fo:line-height="0.423cm" fo:text-align="justify" style:justify-single-word="false" fo:orphans="2" fo:widows="2" fo:text-indent="-0.508cm" style:auto-text-indent="false"/>
    </style:style>
    <style:style style:name="P100" style:family="paragraph" style:parent-style-name="Sin_20_Sangría._20_Junto" style:list-style-name="WWNum2">
      <style:paragraph-properties fo:margin-left="0.63cm" fo:margin-right="0cm" fo:margin-top="0cm" fo:margin-bottom="0.212cm" style:contextual-spacing="false" fo:line-height="0.423cm" fo:text-align="justify" style:justify-single-word="false" fo:orphans="2" fo:widows="2" fo:text-indent="-0.63cm" style:auto-text-indent="false">
        <style:tab-stops/>
      </style:paragraph-properties>
    </style:style>
    <style:style style:name="P101" style:family="paragraph" style:parent-style-name="Sin_20_Sangría._20_Junto" style:master-page-name="Converted5">
      <style:paragraph-properties fo:margin-top="0cm" fo:margin-bottom="0.423cm" style:contextual-spacing="false" fo:text-align="center" style:justify-single-word="false" fo:orphans="2" fo:widows="2" style:page-number="auto"/>
    </style:style>
    <style:style style:name="P102" style:family="paragraph" style:parent-style-name="Sin_20_Sangría._20_Junto" style:master-page-name="">
      <style:paragraph-properties fo:margin-top="0cm" fo:margin-bottom="0.423cm" style:contextual-spacing="false" fo:text-align="center" style:justify-single-word="false" fo:orphans="2" fo:widows="2" style:page-number="auto" fo:padding="0.035cm" fo:border="0.74pt solid #000001"/>
    </style:style>
    <style:style style:name="P103" style:family="paragraph" style:parent-style-name="Sin_20_Sangría._20_Junto">
      <style:paragraph-properties fo:line-height="0.423cm" fo:text-align="justify" style:justify-single-word="false" fo:orphans="2" fo:widows="2" fo:padding="0.035cm" fo:border="0.74pt solid #000001"/>
    </style:style>
    <style:style style:name="P104" style:family="paragraph" style:parent-style-name="Sin_20_Sangría._20_Junto">
      <style:paragraph-properties fo:text-align="justify" style:justify-single-word="false" fo:orphans="2" fo:widows="2" fo:padding="0.035cm" fo:border="0.74pt solid #000001"/>
    </style:style>
    <style:style style:name="P105" style:family="paragraph" style:parent-style-name="Sin_20_Sangría._20_Junto">
      <style:paragraph-properties fo:text-align="justify" style:justify-single-word="false" fo:orphans="2" fo:widows="2" fo:padding="0.035cm" fo:border="0.74pt solid #000001"/>
      <style:text-properties style:font-name="Arial1" fo:font-size="11pt" fo:language="es" fo:country="ES" style:font-size-asian="11pt"/>
    </style:style>
    <style:style style:name="P106" style:family="paragraph" style:parent-style-name="Sin_20_Sangría._20_Junto">
      <style:paragraph-properties fo:text-align="justify" style:justify-single-word="false" fo:orphans="2" fo:widows="2" fo:break-before="column"/>
    </style:style>
    <style:style style:name="P107" style:family="paragraph" style:parent-style-name="Sin_20_Sangría._20_Junto">
      <style:paragraph-properties fo:text-align="justify" style:justify-single-word="false" fo:orphans="2" fo:widows="2" fo:break-before="column" fo:padding="0.035cm" fo:border="0.74pt solid #000001"/>
    </style:style>
    <style:style style:name="P108" style:family="paragraph" style:parent-style-name="Sin_20_Sangría._20_Junto">
      <style:paragraph-properties fo:margin-left="0.762cm" fo:margin-right="0cm" fo:orphans="2" fo:widows="2" fo:text-indent="-0.762cm" style:auto-text-indent="false" fo:padding="0.035cm" fo:border="0.74pt solid #000001"/>
    </style:style>
    <style:style style:name="P109" style:family="paragraph" style:parent-style-name="Sin_20_Sangría._20_Junto">
      <style:paragraph-properties fo:margin-left="0.762cm" fo:margin-right="0cm" fo:orphans="2" fo:widows="2" fo:text-indent="-0.762cm" style:auto-text-indent="false"/>
    </style:style>
    <style:style style:name="P110" style:family="paragraph" style:parent-style-name="Sin_20_Sangría._20_Junto">
      <style:paragraph-properties fo:margin-left="0.762cm" fo:margin-right="0cm" fo:margin-top="0cm" fo:margin-bottom="0.106cm" style:contextual-spacing="false" fo:line-height="0.423cm" fo:text-align="justify" style:justify-single-word="false" fo:orphans="2" fo:widows="2" fo:text-indent="-0.762cm" style:auto-text-indent="false"/>
    </style:style>
    <style:style style:name="P111" style:family="paragraph" style:parent-style-name="Sin_20_Sangría._20_Junto" style:master-page-name="Converted8">
      <style:paragraph-properties fo:line-height="0.423cm" fo:text-align="justify" style:justify-single-word="false" fo:orphans="2" fo:widows="2" style:page-number="auto" fo:padding="0.035cm" fo:border="0.74pt solid #000001"/>
    </style:style>
    <style:style style:name="P112" style:family="paragraph" style:parent-style-name="Sin_20_Sangría._20_Junto">
      <style:paragraph-properties fo:margin-left="1.524cm" fo:margin-right="0cm" fo:margin-top="0cm" fo:margin-bottom="0.071cm" style:contextual-spacing="false" fo:line-height="0.423cm" fo:text-align="justify" style:justify-single-word="false" fo:orphans="2" fo:widows="2" fo:text-indent="-0.762cm" style:auto-text-indent="false"/>
    </style:style>
    <style:style style:name="P113" style:family="paragraph" style:parent-style-name="Sin_20_Sangría._20_Junto">
      <style:paragraph-properties fo:margin-left="1.524cm" fo:margin-right="0cm" fo:margin-top="0cm" fo:margin-bottom="0.071cm" style:contextual-spacing="false" fo:line-height="0.423cm" fo:orphans="2" fo:widows="2" fo:text-indent="-0.762cm" style:auto-text-indent="false"/>
    </style:style>
    <style:style style:name="P114" style:family="paragraph" style:parent-style-name="Sin_20_Sangría._20_Junto">
      <style:paragraph-properties fo:margin-left="1.524cm" fo:margin-right="0cm" fo:line-height="0.423cm" fo:text-align="justify" style:justify-single-word="false" fo:orphans="2" fo:widows="2" fo:text-indent="-0.762cm" style:auto-text-indent="false"/>
    </style:style>
    <style:style style:name="P115" style:family="paragraph" style:parent-style-name="Sin_20_Sangría._20_Junto">
      <style:paragraph-properties fo:margin-left="1.524cm" fo:margin-right="0cm" fo:line-height="0.423cm" fo:orphans="2" fo:widows="2" fo:text-indent="-0.762cm" style:auto-text-indent="false"/>
    </style:style>
    <style:style style:name="P116" style:family="paragraph" style:parent-style-name="Sin_20_Sangría._20_Junto">
      <style:paragraph-properties fo:margin-left="2.286cm" fo:margin-right="0cm" fo:margin-top="0cm" fo:margin-bottom="0.071cm" style:contextual-spacing="false" fo:line-height="0.423cm" fo:text-align="justify" style:justify-single-word="false" fo:orphans="2" fo:widows="2" fo:text-indent="-0.762cm" style:auto-text-indent="false"/>
    </style:style>
    <style:style style:name="P117" style:family="paragraph" style:parent-style-name="Sin_20_Sangría._20_Junto">
      <style:paragraph-properties fo:margin-left="2.286cm" fo:margin-right="0cm" fo:margin-top="0cm" fo:margin-bottom="0.071cm" style:contextual-spacing="false" fo:line-height="0.423cm" fo:orphans="2" fo:widows="2" fo:text-indent="-0.762cm" style:auto-text-indent="false"/>
    </style:style>
    <style:style style:name="P118" style:family="paragraph" style:parent-style-name="Sin_20_Sangría._20_Junto">
      <style:paragraph-properties fo:margin-left="2.286cm" fo:margin-right="0cm" fo:line-height="0.423cm" fo:text-align="end" style:justify-single-word="false" fo:orphans="2" fo:widows="2" fo:text-indent="-0.762cm" style:auto-text-indent="false"/>
    </style:style>
    <style:style style:name="P119" style:family="paragraph" style:parent-style-name="Sin_20_Sangría._20_Junto" style:list-style-name="WWNum3">
      <style:paragraph-properties fo:margin-left="2.032cm" fo:margin-right="0cm" fo:margin-top="0cm" fo:margin-bottom="0.071cm" style:contextual-spacing="false" fo:line-height="0.423cm" fo:orphans="2" fo:widows="2" fo:text-indent="-0.508cm" style:auto-text-indent="false">
        <style:tab-stops/>
      </style:paragraph-properties>
    </style:style>
    <style:style style:name="P120" style:family="paragraph" style:parent-style-name="Sin_20_Sangría._20_Junto" style:list-style-name="WWNum4">
      <style:paragraph-properties fo:margin-left="0.254cm" fo:margin-right="0cm" fo:line-height="0.423cm" fo:text-align="justify" style:justify-single-word="false" fo:orphans="2" fo:widows="2" fo:text-indent="-0.254cm" style:auto-text-indent="false">
        <style:tab-stops/>
      </style:paragraph-properties>
    </style:style>
    <style:style style:name="P121" style:family="paragraph" style:parent-style-name="Sin_20_Sangría._20_Separado">
      <style:paragraph-properties fo:line-height="0.423cm" fo:text-align="justify" style:justify-single-word="false" fo:orphans="2" fo:widows="2">
        <style:tab-stops>
          <style:tab-stop style:position="16.51cm" style:type="right"/>
        </style:tab-stops>
      </style:paragraph-properties>
    </style:style>
    <style:style style:name="P122" style:family="paragraph" style:parent-style-name="Sin_20_Sangría._20_Separado">
      <style:paragraph-properties fo:margin-top="0cm" fo:margin-bottom="0.212cm" style:contextual-spacing="false" fo:line-height="0.423cm" fo:text-align="end" style:justify-single-word="false" fo:orphans="2" fo:widows="2"/>
    </style:style>
    <style:style style:name="P123" style:family="paragraph" style:parent-style-name="Sin_20_Sangría._20_Separado" style:master-page-name="Converted2">
      <style:paragraph-properties fo:margin-top="0cm" fo:margin-bottom="0.212cm" style:contextual-spacing="false" fo:text-align="center" style:justify-single-word="false" fo:orphans="2" fo:widows="2" style:page-number="auto"/>
    </style:style>
    <style:style style:name="P124" style:family="paragraph" style:parent-style-name="Sin_20_Sangría._20_Separado">
      <style:paragraph-properties fo:margin-top="0cm" fo:margin-bottom="0.212cm" style:contextual-spacing="false" fo:line-height="0.423cm" fo:text-align="justify" style:justify-single-word="false" fo:orphans="2" fo:widows="2" fo:padding="0.035cm" fo:border="0.74pt solid #000001"/>
    </style:style>
    <style:style style:name="P125" style:family="paragraph" style:parent-style-name="Sin_20_Sangría._20_Separado" style:master-page-name="Converted12">
      <style:paragraph-properties fo:margin-top="0cm" fo:margin-bottom="0.212cm" style:contextual-spacing="false" fo:text-align="center" style:justify-single-word="false" fo:orphans="2" fo:widows="2" style:page-number="auto"/>
    </style:style>
    <style:style style:name="P126" style:family="paragraph" style:parent-style-name="Sin_20_Sangría._20_Separado" style:list-style-name="WWNum2">
      <style:paragraph-properties fo:margin-left="0.635cm" fo:margin-right="0cm" fo:line-height="0.423cm" fo:text-align="justify" style:justify-single-word="false" fo:orphans="2" fo:widows="2" fo:text-indent="-0.635cm" style:auto-text-indent="false">
        <style:tab-stops/>
      </style:paragraph-properties>
    </style:style>
    <style:style style:name="P127" style:family="paragraph" style:parent-style-name="Sin_20_Sangría._20_Separado" style:list-style-name="WWNum2">
      <style:paragraph-properties fo:margin-left="0.635cm" fo:margin-right="0cm" fo:margin-top="0cm" fo:margin-bottom="0.212cm" style:contextual-spacing="false" fo:line-height="0.423cm" fo:text-align="justify" style:justify-single-word="false" fo:orphans="2" fo:widows="2" fo:text-indent="-0.635cm" style:auto-text-indent="false">
        <style:tab-stops/>
      </style:paragraph-properties>
    </style:style>
    <style:style style:name="P128" style:family="paragraph" style:parent-style-name="Sin_20_Sangría._20_Separado">
      <style:paragraph-properties fo:margin-top="0cm" fo:margin-bottom="0.141cm" style:contextual-spacing="false" fo:line-height="0.423cm" fo:text-align="center" style:justify-single-word="false" fo:orphans="2" fo:widows="2" fo:keep-with-next="always"/>
    </style:style>
    <style:style style:name="P129" style:family="paragraph" style:parent-style-name="Sin_20_Sangría._20_Separado">
      <style:paragraph-properties fo:margin-left="1.016cm" fo:margin-right="0cm" fo:margin-top="0cm" fo:margin-bottom="0.141cm" style:contextual-spacing="false" fo:line-height="0.423cm" fo:text-align="justify" style:justify-single-word="false" fo:orphans="2" fo:widows="2" fo:text-indent="-1.016cm" style:auto-text-indent="false"/>
    </style:style>
    <style:style style:name="P130" style:family="paragraph" style:parent-style-name="Sin_20_Sangría._20_Separado">
      <style:paragraph-properties fo:margin-left="1.016cm" fo:margin-right="0cm" fo:margin-top="0cm" fo:margin-bottom="0.212cm" style:contextual-spacing="false" fo:line-height="0.423cm" fo:text-align="justify" style:justify-single-word="false" fo:orphans="2" fo:widows="2" fo:text-indent="-1.016cm" style:auto-text-indent="false"/>
    </style:style>
    <style:style style:name="P131" style:family="paragraph" style:parent-style-name="Sin_20_Sangría._20_Separado">
      <style:paragraph-properties fo:margin-left="1.27cm" fo:margin-right="0cm" fo:margin-top="0cm" fo:margin-bottom="0.212cm" style:contextual-spacing="false" fo:line-height="0.423cm" fo:text-align="justify" style:justify-single-word="false" fo:orphans="2" fo:widows="2" fo:text-indent="0cm" style:auto-text-indent="false"/>
    </style:style>
    <style:style style:name="P132" style:family="paragraph" style:parent-style-name="Sin_20_Sangría._20_Separado">
      <style:paragraph-properties fo:margin-top="0.212cm" fo:margin-bottom="0.141cm" style:contextual-spacing="false" fo:line-height="0.423cm" fo:text-align="center" style:justify-single-word="false" fo:orphans="2" fo:widows="2" fo:keep-with-next="always"/>
    </style:style>
    <style:style style:name="P133" style:family="paragraph" style:parent-style-name="Sin_20_Sangría._20_Separado" style:master-page-name="Converted14">
      <style:paragraph-properties fo:margin-top="0cm" fo:margin-bottom="0.106cm" style:contextual-spacing="false" fo:text-align="center" style:justify-single-word="false" fo:orphans="2" fo:widows="2" style:page-number="auto"/>
    </style:style>
    <style:style style:name="P134" style:family="paragraph" style:parent-style-name="Sin_20_Sangría._20_Separado">
      <style:paragraph-properties fo:margin-left="5.08cm" fo:margin-right="5.08cm" fo:margin-top="0cm" fo:margin-bottom="0.212cm" style:contextual-spacing="false" fo:text-align="center" style:justify-single-word="false" fo:orphans="2" fo:widows="2" fo:text-indent="0cm" style:auto-text-indent="false" fo:padding="0.035cm" fo:border="0.74pt solid #000001">
        <style:tab-stops>
          <style:tab-stop style:position="16.51cm" style:type="right"/>
        </style:tab-stops>
      </style:paragraph-properties>
    </style:style>
    <style:style style:name="P135" style:family="paragraph" style:parent-style-name="Sin_20_Sangría._20_Separado">
      <style:paragraph-properties fo:margin-left="0.762cm" fo:margin-right="0cm" fo:margin-top="0cm" fo:margin-bottom="0.212cm" style:contextual-spacing="false" fo:line-height="0.423cm" fo:text-align="justify" style:justify-single-word="false" fo:orphans="2" fo:widows="2" fo:text-indent="0cm" style:auto-text-indent="false"/>
    </style:style>
    <style:style style:name="P136" style:family="paragraph" style:parent-style-name="Sin_20_Sangría._20_Separado">
      <style:paragraph-properties fo:margin-left="4.572cm" fo:margin-right="4.572cm" fo:text-align="center" style:justify-single-word="false" fo:orphans="2" fo:widows="2" fo:text-indent="0cm" style:auto-text-indent="false" fo:padding="0.035cm" fo:border="0.74pt solid #000001">
        <style:tab-stops>
          <style:tab-stop style:position="16.51cm" style:type="right"/>
        </style:tab-stops>
      </style:paragraph-properties>
    </style:style>
    <style:style style:name="P137" style:family="paragraph" style:parent-style-name="Sin_20_Sangría._20_Separado">
      <style:paragraph-properties fo:margin-left="0.508cm" fo:margin-right="0cm" fo:line-height="0.423cm" fo:text-align="justify" style:justify-single-word="false" fo:orphans="2" fo:widows="2" fo:text-indent="-0.508cm" style:auto-text-indent="false">
        <style:tab-stops>
          <style:tab-stop style:position="16.51cm" style:type="right"/>
        </style:tab-stops>
      </style:paragraph-properties>
    </style:style>
    <style:style style:name="P138" style:family="paragraph" style:parent-style-name="Sin_20_Sangría._20_Separado">
      <style:paragraph-properties fo:margin-left="3.81cm" fo:margin-right="3.81cm" fo:margin-top="0cm" fo:margin-bottom="0.212cm" style:contextual-spacing="false" fo:text-align="center" style:justify-single-word="false" fo:orphans="2" fo:widows="2" fo:text-indent="0cm" style:auto-text-indent="false" fo:padding="0.035cm" fo:border="0.74pt solid #000001">
        <style:tab-stops>
          <style:tab-stop style:position="16.51cm" style:type="right"/>
        </style:tab-stops>
      </style:paragraph-properties>
    </style:style>
    <style:style style:name="P139" style:family="paragraph" style:parent-style-name="Sin_20_Sangría._20_Separado">
      <style:paragraph-properties fo:margin-left="4.064cm" fo:margin-right="4.064cm" fo:margin-top="0cm" fo:margin-bottom="0.212cm" style:contextual-spacing="false" fo:text-align="center" style:justify-single-word="false" fo:orphans="2" fo:widows="2" fo:text-indent="0cm" style:auto-text-indent="false" fo:padding="0.035cm" fo:border="0.74pt solid #000001">
        <style:tab-stops>
          <style:tab-stop style:position="16.51cm" style:type="right"/>
        </style:tab-stops>
      </style:paragraph-properties>
    </style:style>
    <style:style style:name="P140" style:family="paragraph" style:parent-style-name="footnote_20_text">
      <style:paragraph-properties fo:margin-left="0.711cm" fo:margin-right="0cm" fo:margin-top="0.212cm" fo:margin-bottom="0.212cm" style:contextual-spacing="false" fo:line-height="0.423cm" fo:text-align="justify" style:justify-single-word="false" fo:orphans="2" fo:widows="2" fo:text-indent="-0.711cm" style:auto-text-indent="false"/>
    </style:style>
    <style:style style:name="P141" style:family="paragraph" style:parent-style-name="Nota._20_Siguiente_20_párr.">
      <style:paragraph-properties fo:margin-left="0.991cm" fo:margin-right="0cm" fo:line-height="0.423cm" fo:text-align="justify" style:justify-single-word="false" fo:orphans="2" fo:widows="2" fo:text-indent="0.991cm" style:auto-text-indent="false"/>
    </style:style>
    <style:style style:name="P142" style:family="paragraph" style:parent-style-name="Contents_20_1">
      <style:paragraph-properties>
        <style:tab-stops>
          <style:tab-stop style:position="16.51cm" style:type="right" style:leader-style="dotted" style:leader-text="."/>
        </style:tab-stops>
      </style:paragraph-properties>
    </style:style>
    <style:style style:name="T1" style:family="text">
      <style:text-properties style:font-name="Arial1" fo:font-size="24pt" fo:language="es" fo:country="ES" fo:font-weight="bold" style:font-size-asian="24pt" style:font-weight-asian="bold"/>
    </style:style>
    <style:style style:name="T2" style:family="text">
      <style:text-properties style:font-name="Arial1" fo:font-size="18pt" fo:language="es" fo:country="ES" style:font-size-asian="18pt"/>
    </style:style>
    <style:style style:name="T3" style:family="text">
      <style:text-properties style:font-name="Arial1" fo:font-size="14pt" fo:language="es" fo:country="ES" style:font-size-asian="14pt"/>
    </style:style>
    <style:style style:name="T4" style:family="text">
      <style:text-properties style:font-name="Arial1" fo:font-size="14pt" fo:language="es" fo:country="ES" fo:font-weight="bold" style:font-size-asian="14pt" style:font-weight-asian="bold"/>
    </style:style>
    <style:style style:name="T5" style:family="text">
      <style:text-properties style:font-name="Arial1" fo:font-size="14pt" fo:language="zxx" fo:country="none" fo:font-weight="bold" style:font-size-asian="14pt" style:font-weight-asian="bold"/>
    </style:style>
    <style:style style:name="T6" style:family="text">
      <style:text-properties style:font-name="Arial1" fo:font-size="11pt" fo:language="es" fo:country="ES" style:font-size-asian="11pt"/>
    </style:style>
    <style:style style:name="T7" style:family="text">
      <style:text-properties style:font-name="Arial1" fo:font-size="11pt" fo:language="es" fo:country="ES" fo:font-style="italic" style:font-size-asian="11pt" style:font-style-asian="italic"/>
    </style:style>
    <style:style style:name="T8" style:family="text">
      <style:text-properties style:font-name="Arial1" fo:font-size="11pt" fo:language="en" fo:country="US" style:font-size-asian="11pt"/>
    </style:style>
    <style:style style:name="T9" style:family="text">
      <style:text-properties style:font-name="Arial1" fo:font-size="11pt" fo:letter-spacing="-0.035cm" fo:language="es" fo:country="ES" style:font-size-asian="11pt"/>
    </style:style>
    <style:style style:name="T10" style:family="text">
      <style:text-properties style:font-name="Arial1" fo:font-size="11pt" fo:letter-spacing="-0.011cm" fo:language="es" fo:country="ES" style:font-size-asian="11pt"/>
    </style:style>
    <style:style style:name="T11" style:family="text">
      <style:text-properties style:font-name="Arial1" fo:font-size="10pt" fo:language="es" fo:country="ES" style:font-size-asian="10pt"/>
    </style:style>
    <style:style style:name="T12" style:family="text">
      <style:text-properties style:font-name="Arial1" fo:font-size="10pt" fo:language="es" fo:country="ES" fo:font-style="italic" style:font-size-asian="10pt" style:font-style-asian="italic"/>
    </style:style>
    <style:style style:name="T13" style:family="text">
      <style:text-properties style:font-name="Arial1" fo:font-size="9pt" fo:language="es" fo:country="ES" style:font-size-asian="9pt"/>
    </style:style>
    <style:style style:name="T14" style:family="text">
      <style:text-properties style:font-name="Arial1" fo:language="es" fo:country="ES"/>
    </style:style>
    <style:style style:name="T15" style:family="text">
      <style:text-properties style:font-name="Arial1" fo:language="es" fo:country="ES" fo:font-weight="bold" style:font-weight-asian="bold"/>
    </style:style>
    <style:style style:name="T16" style:family="text">
      <style:text-properties fo:language="es" fo:country="ES"/>
    </style:style>
    <style:style style:name="T17" style:family="text">
      <style:text-properties style:text-position="-58% 100%" style:font-name="Arial1" fo:font-size="10pt" fo:language="es" fo:country="ES" style:font-size-asian="10pt"/>
    </style:style>
    <style:style style:name="T18" style:family="text">
      <style:text-properties style:text-position="-58% 100%" style:font-name="Arial1" fo:font-size="11pt" fo:language="es" fo:country="ES" style:font-size-asian="11pt"/>
    </style:style>
    <style:style style:name="T19" style:family="text">
      <style:text-properties style:text-position="58% 100%" style:font-name="Arial1" fo:font-size="11pt" fo:language="es" fo:country="ES" style:font-size-asian="11pt"/>
    </style:style>
    <style:style style:name="T20" style:family="text">
      <style:text-properties style:font-name="Arial" fo:language="es" fo:country="ES"/>
    </style:style>
    <style:style style:name="T21" style:family="text">
      <style:text-properties style:font-name="Arial" fo:font-size="14pt" fo:language="es" fo:country="ES" fo:font-weight="bold" style:font-size-asian="14pt" style:font-weight-asian="bold"/>
    </style:style>
    <style:style style:name="T22" style:family="text">
      <style:text-properties fo:font-variant="normal" fo:text-transform="none" style:font-name="Arial1" fo:font-size="16pt" fo:language="es" fo:country="ES" fo:font-weight="bold" style:font-size-asian="16pt" style:font-weight-asian="bold"/>
    </style:style>
    <style:style style:name="T23" style:family="text">
      <style:text-properties style:font-name="Times New Roman1" fo:font-size="16pt" fo:language="es" fo:country="ES" style:font-size-asian="16pt"/>
    </style:style>
    <style:style style:name="T24" style:family="text">
      <style:text-properties style:font-name="Times New Roman1" fo:font-size="12pt" fo:language="es" fo:country="ES" style:font-size-asian="12pt"/>
    </style:style>
    <style:style style:name="T25" style:family="text">
      <style:text-properties fo:language="en" fo:country="US"/>
    </style:style>
    <style:style style:name="T26" style:family="text">
      <style:text-properties style:font-name="Arial Narrow" fo:font-size="10pt" fo:language="es" fo:country="ES" style:font-size-asian="10pt"/>
    </style:style>
    <style:style style:name="T27" style:family="text">
      <style:text-properties style:font-name="Arial Narrow" fo:font-size="10pt" fo:language="es" fo:country="ES" fo:font-style="normal" style:font-size-asian="10pt" style:font-style-asian="normal"/>
    </style:style>
    <style:style style:name="T28" style:family="text">
      <style:text-properties style:font-name="Book Antiqua" fo:font-size="14pt" fo:language="es" fo:country="ES" style:font-size-asian="14pt"/>
    </style:style>
    <style:style style:name="T29" style:family="text">
      <style:text-properties style:font-name="Book Antiqua" fo:font-size="12pt" fo:language="es" fo:country="ES" style:font-size-asian="12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86"><text:span text:style-name="T1">INSTRUCTIVO PARA MANEJAR EL PGP</text:span></text:p>
        <text:p text:style-name="P71"><text:span text:style-name="T2">(Versión 2.6.3i del PGP)</text:span></text:p>
        <text:p text:style-name="P72"/>
        <text:p text:style-name="P77"/>
        <text:p text:style-name="P77"/>
        <text:p text:style-name="P71"><text:span text:style-name="T3">Luis G. del Valle</text:span></text:p>
        <text:p text:style-name="P72"/>
        <text:p text:style-name="P72"/>
        <text:p text:style-name="P72"/>
        <text:p text:style-name="P78"/>
        <text:p text:style-name="P89"><text:span text:style-name="T17">PGP</text:span><text:span text:style-name="T18"> (Pretty Good Privacy) es un programa desarrollado por Philip Zimmermann. Reelaborado para su uso internacional <text:s/>por Ståle Schumacher.</text:span></text:p>
        <text:p text:style-name="P90"/>
        <text:p text:style-name="P89"><text:span text:style-name="T6">Los autores han difundido el programa gratuitamente. Lo cual no quiere decir que no tengan derechos de autor. Esta distribución gratuita es para usos no comerciales. Ver el capítulo "legal Issues" en pgpdoc1.txt y en pgpdoc2.txt que forman parte del paquete de distribución del </text:span><text:span text:style-name="T11">PGP</text:span><text:span text:style-name="T6">.</text:span></text:p>
        <text:p text:style-name="P90"/>
        <text:p text:style-name="P89"><text:span text:style-name="T6">En el mismo espíritu de los autores la distribución de este instructivo es también gratuita. Si se cita, favor de señalar la fuente.</text:span></text:p>
        <text:p text:style-name="P90"/>
        <text:p text:style-name="P89"><text:span text:style-name="T6">Quien tenga mi llave pública podrá comprobar que no se la ha hecho ningún cambio a mi texto si tiene este documento como archivo en word para windows 6.0 y tiene también el archivo de firma: pgpinstr.sig. Ambos archivos, compactados están en el archivo pgpinstr.zip.</text:span></text:p>
        <text:p text:style-name="P90"/>
        <text:p text:style-name="P89"><text:span text:style-name="T19">Cualquier observación respecto al instructivo es bien recibida. Escribir a: lvalle@mixcoac.uia.mx</text:span><text:span text:style-name="T6"> </text:span></text:p>
        <text:p text:style-name="P73"/>
        <text:p text:style-name="P73"/>
        <text:p text:style-name="P73"/>
        <text:p text:style-name="P79"><text:span text:style-name="T6">México, D.F. octubre de 1996</text:span></text:p>
        <text:p text:style-name="P79"><text:span text:style-name="T6">(Revisión: marzo 1998)</text:span></text:p>
        <text:p text:style-name="P74"/>
        <text:p text:style-name="P69"><text:span text:style-name="T13">PGPINSTR.DOC. <text:s/>Grabado el 05/03/98 10:15 AM</text:span></text:p>
        <text:p text:style-name="P73"/>
      </text:section>
      <text:p text:style-name="P123"><text:span text:style-name="T4">INSTRUCTIVO PARA MANEJAR EL PGP<text:line-break/></text:span><text:span text:style-name="T6">(Pretty Good Privacy)</text:span></text:p>
      <text:p text:style-name="P122"><text:span text:style-name="T6">Luis G. del Valle</text:span></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5903_983658081" text:style-name="Index_20_Link" text:visited-style-name="Index_20_Link">I.Obtener el programa<text:tab/>4</text:a></text:p>
          <text:p text:style-name="P68"><text:a xlink:type="simple" xlink:href="#__RefHeading__5905_983658081" text:style-name="Index_20_Link" text:visited-style-name="Index_20_Link">A.Descompactar pgp263i.zip<text:tab/>4</text:a></text:p>
          <text:p text:style-name="P68"><text:a xlink:type="simple" xlink:href="#__RefHeading__5907_983658081" text:style-name="Index_20_Link" text:visited-style-name="Index_20_Link">B. Por qué esta práctica<text:tab/>7</text:a></text:p>
          <text:p text:style-name="P142"><text:a xlink:type="simple" xlink:href="#__RefHeading__5909_983658081" text:style-name="Index_20_Link" text:visited-style-name="Index_20_Link">II.Conservar la propia llave pública<text:tab/>8</text:a></text:p>
          <text:p text:style-name="P142"><text:a xlink:type="simple" xlink:href="#__RefHeading__5911_983658081" text:style-name="Index_20_Link" text:visited-style-name="Index_20_Link">III.Cifrar para otros<text:tab/>12</text:a></text:p>
          <text:p text:style-name="P68"><text:a xlink:type="simple" xlink:href="#__RefHeading__5913_983658081" text:style-name="Index_20_Link" text:visited-style-name="Index_20_Link">A.Hay dos o más que tienen el mismo identificador<text:tab/>12</text:a></text:p>
          <text:p text:style-name="P142"><text:a xlink:type="simple" xlink:href="#__RefHeading__5915_983658081" text:style-name="Index_20_Link" text:visited-style-name="Index_20_Link">IV.Caso ordinario<text:tab/>14</text:a></text:p>
          <text:p text:style-name="P68"><text:a xlink:type="simple" xlink:href="#__RefHeading__5917_983658081" text:style-name="Index_20_Link" text:visited-style-name="Index_20_Link">A.Quiero leer el archivo descifrado en mi pantalla, sin que se grabe en mi disco.<text:tab/>14</text:a></text:p>
        </text:index-body>
      </text:table-of-content>
      <text:p text:style-name="P8"><text:span text:style-name="T22">INSTRUCTIVO PARA MANEJAR EL PGP</text:span></text:p>
      <text:p text:style-name="P10"><text:span text:style-name="T6">Si vas a usar el programa es porque estás convencido de su utilidad. Algunos de sus usos: guardar en la propia computadora archivos en clave de alta seguridad. Transmitir por correo electrónico o por otros medios (en disquetes) archivos cifrados, de manera que sólo los pueda descifrar aquél o aquellos para quienes los hayas cifrado: cartas confidenciales, información reservada, </text:span></text:p>
      <text:p text:style-name="P10"><text:bookmark-start text:name="_Toc366171201"/><text:bookmark-start text:name="_Toc366084774"/><text:bookmark-start text:name="_Toc366084673"/><text:bookmark-start text:name="_Toc366084426"/><text:bookmark-start text:name="_Toc364687449"/><text:bookmark-start text:name="_Toc364657808"/><text:bookmark-start text:name="_Toc364439601"/><text:bookmark-start text:name="_Toc363093865"/><text:bookmark-start text:name="_Toc362354277"/><text:bookmark-start text:name="_Toc362352289"/><text:bookmark-start text:name="_Toc362282158"/><text:bookmark-start text:name="_Toc362281905"/><text:bookmark-start text:name="_Toc362180983"/><text:bookmark-start text:name="_Toc362020933"/><text:bookmark-start text:name="_Toc361709991"/><text:bookmark-start text:name="_Toc361709802"/><text:bookmark-start text:name="_Toc361672713"/><text:bookmark-start text:name="_Toc361671778"/><text:bookmark-start text:name="_Toc361526359"/><text:bookmark-start text:name="_Toc361526283"/><text:bookmark-start text:name="_Toc361526163"/><text:bookmark-start text:name="_Toc361525668"/><text:span text:style-name="T4">Cargar debidamente el programa</text:span><text:bookmark-end text:name="_Toc366171201"/><text:bookmark-end text:name="_Toc366084774"/><text:bookmark-end text:name="_Toc366084673"/><text:bookmark-end text:name="_Toc366084426"/><text:bookmark-end text:name="_Toc364687449"/><text:bookmark-end text:name="_Toc364657808"/><text:bookmark-end text:name="_Toc364439601"/><text:bookmark-end text:name="_Toc363093865"/><text:bookmark-end text:name="_Toc362354277"/><text:bookmark-end text:name="_Toc362352289"/><text:bookmark-end text:name="_Toc362282158"/><text:bookmark-end text:name="_Toc362281905"/><text:bookmark-end text:name="_Toc362180983"/><text:bookmark-end text:name="_Toc362020933"/><text:bookmark-end text:name="_Toc361709991"/><text:bookmark-end text:name="_Toc361709802"/><text:bookmark-end text:name="_Toc361672713"/><text:bookmark-end text:name="_Toc361671778"/><text:bookmark-end text:name="_Toc361526359"/><text:bookmark-end text:name="_Toc361526283"/><text:bookmark-end text:name="_Toc361526163"/><text:bookmark-end text:name="_Toc361525668"/></text:p>
      <text:list xml:id="list866358080" text:style-name="WWNum1">
        <text:list-item>
          <text:h text:style-name="P65" text:outline-level="1"><text:bookmark-start text:name="__RefHeading__5903_983658081"/><text:bookmark-start text:name="_Toc366171202"/><text:bookmark-start text:name="_Toc366084775"/><text:bookmark-start text:name="_Toc366084674"/><text:bookmark-start text:name="_Toc366084427"/><text:bookmark-start text:name="_Toc364687450"/><text:bookmark-start text:name="_Toc364657809"/><text:span text:style-name="T15">Obtener el programa</text:span><text:bookmark-end text:name="__RefHeading__5903_983658081"/><text:bookmark-end text:name="_Toc366171202"/><text:bookmark-end text:name="_Toc366084775"/><text:bookmark-end text:name="_Toc366084674"/><text:bookmark-end text:name="_Toc366084427"/><text:bookmark-end text:name="_Toc364687450"/><text:bookmark-end text:name="_Toc364657809"/></text:h>
        </text:list-item>
      </text:list>
      <text:p text:style-name="P10"><text:span text:style-name="T6">El archivo se llama pgp263i.zip. Se puede obtener de alguien que lo tenga en disquete, o bien por internet. El programa, información y auxiliares:</text:span></text:p>
      <text:p text:style-name="P81"><text:span text:style-name="T6">Visitar: http://www.pgpi.com/ Es la página internacional del PGP. Allí se puede bajar el programa o encontrar lugares para ftp y para recibirlo por correo electrónico.</text:span></text:p>
      <text:p text:style-name="P93"/>
      <text:p text:style-name="P94"><text:bookmark-start text:name="_Toc366171203"/><text:bookmark-start text:name="_Toc366084776"/><text:bookmark-start text:name="_Toc366084675"/><text:bookmark-start text:name="_Toc366084428"/><text:bookmark-start text:name="_Toc364687451"/><text:bookmark-start text:name="_Toc364657810"/><text:span text:style-name="T15">Crear el directorio: c:\pgp</text:span><text:bookmark-end text:name="_Toc366171203"/><text:bookmark-end text:name="_Toc366084776"/><text:bookmark-end text:name="_Toc366084675"/><text:bookmark-end text:name="_Toc366084428"/><text:bookmark-end text:name="_Toc364687451"/><text:bookmark-end text:name="_Toc364657810"/></text:p>
      <text:list xml:id="list1604414728" text:continue-numbering="true" text:style-name="WWNum1">
        <text:list-item>
          <text:list>
            <text:list-item>
              <text:h text:style-name="P67" text:outline-level="2"><text:bookmark-start text:name="__RefHeading__5905_983658081"/><text:bookmark-start text:name="_Toc366171204"/><text:bookmark-start text:name="_Toc366084777"/><text:bookmark-start text:name="_Toc366084676"/><text:bookmark-start text:name="_Toc366084429"/><text:bookmark-start text:name="_Toc364687452"/><text:bookmark-start text:name="_Toc364657811"/><text:span text:style-name="T15">Descompactar pgp263i.zip</text:span><text:bookmark-end text:name="__RefHeading__5905_983658081"/><text:bookmark-end text:name="_Toc366171204"/><text:bookmark-end text:name="_Toc366084777"/><text:bookmark-end text:name="_Toc366084676"/><text:bookmark-end text:name="_Toc366084429"/><text:bookmark-end text:name="_Toc364687452"/><text:bookmark-end text:name="_Toc364657811"/></text:h>
            </text:list-item>
          </text:list>
        </text:list-item>
      </text:list>
      <text:p text:style-name="P10"><text:span text:style-name="T6">Descompactar pgp263i.zip con pkunzip de modo que los archivos caigan en c:\pgp. Al descomprimirlo con pkunzip resultan algunos archivos, entre ellos otro zip (pgp263ii.zip) y pgp263ii.asc. Éste es la firma del anterior para checar con ayuda de la llave publica de Stale Schumacher que el archivo es auténtico. La llave de Stale resulta al descifrar el archivo keys.asc, que tambien es resultante de la descompresión de pgp263i.zip. El procedimiento para utilizar esto vendrá después.</text:span></text:p>
      <text:p text:style-name="P10"><text:span text:style-name="T6">Tener cuidado al descomprimir pgp263ii.zip de usar el parametro -d para que se haga el subdirectorio \doc y caigan allí los archivos correspondientes.</text:span></text:p>
      <text:p text:style-name="P10"><text:span text:style-name="T6">Sigue a continuacion la lista de los archivos como quedan. Se pueden luego borrar los pgp236ii.asc y pgp236ii.zip habiendo ya comprobado con el primero que el segundo archivo es auténtico, El segundo no se necesita por tener ya su contenido descompactado.</text:span></text:p>
      <table:table table:name="Tabla1" table:style-name="Tabla1">
        <table:table-column table:style-name="Tabla1.A"/>
        <table:table-column table:style-name="Tabla1.B"/>
        <table:table-row table:style-name="Tabla1.1">
          <table:table-cell table:style-name="Tabla1.A1" office:value-type="string">
            <text:p text:style-name="P80"><text:span text:style-name="T6">Directorio de C:\PGP</text:span></text:p>
          </table:table-cell>
          <table:table-cell table:style-name="Tabla1.A1" office:value-type="string">
            <text:p text:style-name="P80"><text:span text:style-name="T6">Directorio de C:\PGP\DOC</text:span></text:p>
          </table:table-cell>
        </table:table-row>
        <table:table-row table:style-name="Tabla1.1">
          <table:table-cell table:style-name="Tabla1.A1" office:value-type="string">
            <text:p text:style-name="P82"><text:span text:style-name="T6"><text:tab/>DOC.&lt;DIR&gt;</text:span></text:p>
          </table:table-cell>
          <table:table-cell table:style-name="Tabla1.A1" office:value-type="string">
            <text:p text:style-name="P75"/>
          </table:table-cell>
        </table:table-row>
        <table:table-row table:style-name="Tabla1.1">
          <table:table-cell table:style-name="Tabla1.A1"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3"><text:span text:style-name="T6"><text:tab/>SETUP.DOC</text:span></text:p>
          </table:table-cell>
          <table:table-cell table:style-name="Tabla1.A1" office:value-type="string">
            <text:p text:style-name="P75"/>
          </table:table-cell>
        </table:table-row>
      </table:table>
      <text:p text:style-name="Standard"><text:bookmark-start text:name="_Toc366171205"/><text:bookmark-start text:name="_Toc366084778"/><text:bookmark-start text:name="_Toc366084677"/><text:bookmark-start text:name="_Toc366084430"/><text:bookmark-start text:name="_Toc364687453"/><text:bookmark-start text:name="_Toc364657812"/><text:span text:style-name="T15">Modificar el autoexec.bat</text:span><text:bookmark-end text:name="_Toc366171205"/><text:bookmark-end text:name="_Toc366084778"/><text:bookmark-end text:name="_Toc366084677"/><text:bookmark-end text:name="_Toc366084430"/><text:bookmark-end text:name="_Toc364687453"/><text:bookmark-end text:name="_Toc364657812"/></text:p>
      <text:p text:style-name="P18"><text:soft-page-break/><text:span text:style-name="T6">Se añaden los renglones:</text:span></text:p>
      <text:p text:style-name="P18"><text:span text:style-name="T6"><text:tab/>set pgppath=c:\pgp</text:span></text:p>
      <text:p text:style-name="P19"><text:span text:style-name="T6"><text:tab/>set tz=cst6cdt (Así para la ciudad de México: 6 horas al oeste de Greenwich).</text:span></text:p>
      <text:p text:style-name="P20"><text:span text:style-name="T6"><text:tab/>set path=c:\pgp;%path%, o bien se añade c:\pgp; en el path</text:span></text:p>
      <text:p text:style-name="P20"><text:bookmark-start text:name="_Toc366171206"/><text:bookmark-start text:name="_Toc366084779"/><text:bookmark-start text:name="_Toc366084678"/><text:bookmark-start text:name="_Toc366084431"/><text:bookmark-start text:name="_Toc364687454"/><text:bookmark-start text:name="_Toc364657813"/><text:span text:style-name="T15">Modificar el config.txt</text:span><text:bookmark-end text:name="_Toc366171206"/><text:bookmark-end text:name="_Toc366084779"/><text:bookmark-end text:name="_Toc366084678"/><text:bookmark-end text:name="_Toc366084431"/><text:bookmark-end text:name="_Toc364687454"/><text:bookmark-end text:name="_Toc364657813"/></text:p>
      <text:p text:style-name="P10"><text:span text:style-name="T6">Con un editor de textos, por ejemplo el edit de MSDOS de la versión 5 en adelante, modificar el archivo config.txt del </text:span><text:span text:style-name="T13">PGP</text:span><text:span text:style-name="T6">. Mientras no se tengan las preferencias propias sugiero las siguientes:</text:span></text:p>
      <text:p text:style-name="P23"><text:span text:style-name="T6">MyName = "Juan Hernández" (Cada uno pondrá aquí su nombre entre comillas).</text:span></text:p>
      <text:p text:style-name="P25"><text:span text:style-name="T6">Language = es</text:span></text:p>
      <text:p text:style-name="P25"><text:span text:style-name="T6">CharSet = cp850</text:span></text:p>
      <text:p text:style-name="P25"><text:span text:style-name="T6">Pager = "pgp"</text:span></text:p>
      <text:p text:style-name="P25"><text:span text:style-name="T6">ArmorLines = 400</text:span></text:p>
      <text:p text:style-name="P23"><text:span text:style-name="T6">Armor = on<text:tab/># Use -a flag for ASCII armor whenever applicable</text:span></text:p>
      <text:p text:style-name="P25"><text:span text:style-name="T6">TextMode = on<text:tab/># Attempt to use -t option where applicable</text:span></text:p>
      <text:p text:style-name="P25"><text:span text:style-name="T6">Verbose = 1</text:span></text:p>
      <text:p text:style-name="P23"><text:span text:style-name="T6">Interactive = on<text:tab/># Interactively prompt the user when adding keys (-ka)</text:span></text:p>
      <text:p text:style-name="P25"><text:span text:style-name="T6">EncryptToSelf = on<text:tab/># Encrypt all messages with your own public key</text:span></text:p>
      <text:p text:style-name="P25"><text:span text:style-name="T6">Legal_Kludge = off<text:tab/># Use backwards-compatible format</text:span></text:p>
      <text:p text:style-name="P25"><text:span text:style-name="T6">Completes_Needed = 1</text:span></text:p>
      <text:p text:style-name="P25"><text:span text:style-name="T6">Marginals_Needed = 2</text:span></text:p>
      <text:p text:style-name="P25"><text:span text:style-name="T6">Cert_Depth = 4</text:span></text:p>
      <text:p text:style-name="P28"><text:span text:style-name="T6">TZFix=0</text:span></text:p>
      <text:p text:style-name="P28"><text:bookmark-start text:name="_Toc366171207"/><text:bookmark-start text:name="_Toc366084780"/><text:bookmark-start text:name="_Toc366084679"/><text:bookmark-start text:name="_Toc366084432"/><text:bookmark-start text:name="_Toc364687455"/><text:bookmark-start text:name="_Toc364657814"/><text:bookmark-start text:name="_Toc364439609"/><text:bookmark-start text:name="_Toc363093873"/><text:bookmark-start text:name="_Toc362354285"/><text:bookmark-start text:name="_Toc362352297"/><text:bookmark-start text:name="_Toc362282166"/><text:bookmark-start text:name="_Toc362281913"/><text:bookmark-start text:name="_Toc362180991"/><text:bookmark-start text:name="_Toc362020941"/><text:bookmark-start text:name="_Toc361709999"/><text:bookmark-start text:name="_Toc361709810"/><text:bookmark-start text:name="_Toc361672721"/><text:bookmark-start text:name="_Toc361671785"/><text:bookmark-start text:name="_Toc361526366"/><text:bookmark-start text:name="_Toc361526290"/><text:bookmark-start text:name="_Toc361526170"/><text:bookmark-start text:name="_Toc361525675"/><text:span text:style-name="T4">Generar el propio par de llaves, pública y privada.</text:span><text:bookmark-end text:name="_Toc366171207"/><text:bookmark-end text:name="_Toc366084780"/><text:bookmark-end text:name="_Toc366084679"/><text:bookmark-end text:name="_Toc366084432"/><text:bookmark-end text:name="_Toc364687455"/><text:bookmark-end text:name="_Toc364657814"/><text:bookmark-end text:name="_Toc364439609"/><text:bookmark-end text:name="_Toc363093873"/><text:bookmark-end text:name="_Toc362354285"/><text:bookmark-end text:name="_Toc362352297"/><text:bookmark-end text:name="_Toc362282166"/><text:bookmark-end text:name="_Toc362281913"/><text:bookmark-end text:name="_Toc362180991"/><text:bookmark-end text:name="_Toc362020941"/><text:bookmark-end text:name="_Toc361709999"/><text:bookmark-end text:name="_Toc361709810"/><text:bookmark-end text:name="_Toc361672721"/><text:bookmark-end text:name="_Toc361671785"/><text:bookmark-end text:name="_Toc361526366"/><text:bookmark-end text:name="_Toc361526290"/><text:bookmark-end text:name="_Toc361526170"/><text:bookmark-end text:name="_Toc361525675"/></text:p>
      <text:p text:style-name="P9"><text:bookmark text:name="_Toc361525676"/><text:span text:style-name="T6">Se presupone que el programa está debidamente cargado y configurado. Es importante que esté nuestro nombre en el config.txt y que lo usemos igual en el par de llaves.</text:span></text:p>
      <text:p text:style-name="P9"><text:span text:style-name="T6">El comando para generar el par de llaves es muy sencillo. Pero hay que estar preparados.</text:span></text:p>
      <text:p text:style-name="P9"><text:bookmark-start text:name="_Toc366171208"/><text:bookmark-start text:name="_Toc366084781"/><text:bookmark-start text:name="_Toc366084680"/><text:bookmark-start text:name="_Toc366084433"/><text:bookmark-start text:name="_Toc364687456"/><text:bookmark-start text:name="_Toc364657815"/><text:bookmark-start text:name="_Toc364439610"/><text:bookmark-start text:name="_Toc363093874"/><text:bookmark-start text:name="_Toc362354286"/><text:bookmark-start text:name="_Toc362352298"/><text:bookmark-start text:name="_Toc362282167"/><text:bookmark-start text:name="_Toc362281914"/><text:bookmark-start text:name="_Toc362180992"/><text:bookmark-start text:name="_Toc362020942"/><text:bookmark-start text:name="_Toc361710000"/><text:bookmark-start text:name="_Toc361709811"/><text:bookmark-start text:name="_Toc361672722"/><text:bookmark-start text:name="_Toc361671786"/><text:bookmark-start text:name="_Toc361526367"/><text:bookmark-start text:name="_Toc361526291"/><text:bookmark-start text:name="_Toc361526171"/><text:bookmark-start text:name="_Toc361525677"/><text:span text:style-name="T15">El nombre que va a estar en las llaves</text:span><text:bookmark-end text:name="_Toc366171208"/><text:bookmark-end text:name="_Toc366084781"/><text:bookmark-end text:name="_Toc366084680"/><text:bookmark-end text:name="_Toc366084433"/><text:bookmark-end text:name="_Toc364687456"/><text:bookmark-end text:name="_Toc364657815"/><text:bookmark-end text:name="_Toc364439610"/><text:bookmark-end text:name="_Toc363093874"/><text:bookmark-end text:name="_Toc362354286"/><text:bookmark-end text:name="_Toc362352298"/><text:bookmark-end text:name="_Toc362282167"/><text:bookmark-end text:name="_Toc362281914"/><text:bookmark-end text:name="_Toc362180992"/><text:bookmark-end text:name="_Toc362020942"/><text:bookmark-end text:name="_Toc361710000"/><text:bookmark-end text:name="_Toc361709811"/><text:bookmark-end text:name="_Toc361672722"/><text:bookmark-end text:name="_Toc361671786"/><text:bookmark-end text:name="_Toc361526367"/><text:bookmark-end text:name="_Toc361526291"/><text:bookmark-end text:name="_Toc361526171"/><text:bookmark-end text:name="_Toc361525677"/></text:p>
      <text:p text:style-name="P10"><text:span text:style-name="T6">Por ejemplo: Juan Hernánez &lt;jhdez@servidor.unam.mx&gt;</text:span></text:p>
      <text:list xml:id="list357259208" text:style-name="WWNum2">
        <text:list-item>
          <text:p text:style-name="P30"><text:span text:style-name="T6">Es conveniente que vaya una dirección electrónica. En caso de no tenerla puede ir un número de teléfono, o algo que identifique a la persona sin ambigüedades. No utilizar más que letras, signos y caracteres de ASCIIs simples. Por tanto no acentos, no eñes, no signos de abrir interrogación o admiración (¿ ¡).</text:span></text:p>
        </text:list-item>
        <text:list-item>
          <text:p text:style-name="P30"><text:span text:style-name="T6">También es conveniente que el nombre no sea institucional, sino individual. Si es institucional, varios conocerán la clave (frase contraseña), con mayor riesgo de que se filtre a otros. Y si alguno deja la institución se lleva el conocimiento de la clave y posiblemente el archivo-llave secreto. Si se quiere, quien cifra para la institución puede hacerlo para los diversos individuos de ella usando las claves individuales de cada uno. Se verá más adelante cómo se hace esto.</text:span></text:p>
        </text:list-item>
        <text:list-item>
          <text:p text:style-name="P30"><text:bookmark-start text:name="_Toc366171209"/><text:bookmark-start text:name="_Toc366084782"/><text:bookmark-start text:name="_Toc366084681"/><text:bookmark-start text:name="_Toc366084434"/><text:bookmark-start text:name="_Toc364687457"/><text:bookmark-start text:name="_Toc364657816"/><text:bookmark-start text:name="_Toc364439611"/><text:bookmark-start text:name="_Toc363093875"/><text:bookmark-start text:name="_Toc362354287"/><text:bookmark-start text:name="_Toc362352299"/><text:bookmark-start text:name="_Toc362282168"/><text:bookmark-start text:name="_Toc362281915"/><text:bookmark-start text:name="_Toc362180993"/><text:bookmark-start text:name="_Toc362020943"/><text:bookmark-start text:name="_Toc361710001"/><text:bookmark-start text:name="_Toc361709812"/><text:bookmark-start text:name="_Toc361672723"/><text:bookmark-start text:name="_Toc361671787"/><text:bookmark-start text:name="_Toc361526368"/><text:bookmark-start text:name="_Toc361526292"/><text:bookmark-start text:name="_Toc361526172"/><text:bookmark-start text:name="_Toc361525678"/><text:span text:style-name="T15">La frase que irá embebida en </text:span><text:bookmark-end text:name="_Toc364439611"/><text:bookmark-end text:name="_Toc363093875"/><text:bookmark-end text:name="_Toc362354287"/><text:bookmark-end text:name="_Toc362352299"/><text:bookmark-end text:name="_Toc362282168"/><text:bookmark-end text:name="_Toc362281915"/><text:bookmark-end text:name="_Toc362180993"/><text:bookmark-end text:name="_Toc362020943"/><text:bookmark-end text:name="_Toc361710001"/><text:bookmark-end text:name="_Toc361709812"/><text:bookmark-end text:name="_Toc361672723"/><text:bookmark-end text:name="_Toc361671787"/><text:bookmark-end text:name="_Toc361526368"/><text:bookmark-end text:name="_Toc361526292"/><text:bookmark-end text:name="_Toc361526172"/><text:bookmark-end text:name="_Toc361525678"/><text:span text:style-name="T15">la llave</text:span><text:bookmark-end text:name="_Toc366171209"/><text:bookmark-end text:name="_Toc366084782"/><text:bookmark-end text:name="_Toc366084681"/><text:bookmark-end text:name="_Toc366084434"/><text:bookmark-end text:name="_Toc364687457"/><text:bookmark-end text:name="_Toc364657816"/></text:p>
        </text:list-item>
      </text:list>
      <text:p text:style-name="P9"><text:span text:style-name="T6">O sea la frase clave o contraseña que servirá para abrir la llave privada (secreta). Una frase no muy corta. Que no se adivine fácilmente. Que no sea una frase hecha. Que tenga algunos signos de puntuación, números o caracteres de la tabla de ASCIIs simples. Pueden ser palabras sueltas, combinaciones de letras y signos que no hagan sentido ¡Pero no la vayan a olvidar!</text:span></text:p>
      <text:p text:style-name="P9"><text:span text:style-name="T6">Se entiende de lo que se trata: que se conserve secreta, que no la adivinen cuando los vean teclearla, que tampoco sea demasiado larga porque habrá ocasiones en que tendrán que </text:span><text:soft-page-break/><text:span text:style-name="T6">escribirla varias veces. Que si se les olvida la puedan reconstruir. No conviene tenerla apuntada, o apuntarla de tal manera disfrazado el apunte que sólo el autor pueda entenderlo.</text:span></text:p>
      <text:p text:style-name="P9"><text:span text:style-name="T6">Una vez decidida la frase será bueno practicarla muchas veces hasta que el movimento de escribirla se automatice.</text:span></text:p>
      <text:p text:style-name="P9"><text:bookmark-start text:name="_Toc366171210"/><text:bookmark-start text:name="_Toc366084783"/><text:bookmark-start text:name="_Toc366084682"/><text:bookmark-start text:name="_Toc366084435"/><text:bookmark-start text:name="_Toc364687458"/><text:bookmark-start text:name="_Toc364657817"/><text:bookmark-start text:name="_Toc364439612"/><text:bookmark-start text:name="_Toc363093876"/><text:bookmark-start text:name="_Toc362354288"/><text:bookmark-start text:name="_Toc362352300"/><text:bookmark-start text:name="_Toc362282169"/><text:bookmark-start text:name="_Toc362281916"/><text:bookmark-start text:name="_Toc362180994"/><text:bookmark-start text:name="_Toc362020944"/><text:bookmark-start text:name="_Toc361710002"/><text:bookmark-start text:name="_Toc361709813"/><text:bookmark-start text:name="_Toc361672724"/><text:bookmark-start text:name="_Toc361671788"/><text:bookmark-start text:name="_Toc361526369"/><text:bookmark-start text:name="_Toc361526293"/><text:bookmark-start text:name="_Toc361526173"/><text:bookmark-start text:name="_Toc361525679"/><text:span text:style-name="T15">Nivel de seguridad</text:span><text:bookmark-end text:name="_Toc366171210"/><text:bookmark-end text:name="_Toc366084783"/><text:bookmark-end text:name="_Toc366084682"/><text:bookmark-end text:name="_Toc366084435"/><text:bookmark-end text:name="_Toc364687458"/><text:bookmark-end text:name="_Toc364657817"/><text:bookmark-end text:name="_Toc364439612"/><text:bookmark-end text:name="_Toc363093876"/><text:bookmark-end text:name="_Toc362354288"/><text:bookmark-end text:name="_Toc362352300"/><text:bookmark-end text:name="_Toc362282169"/><text:bookmark-end text:name="_Toc362281916"/><text:bookmark-end text:name="_Toc362180994"/><text:bookmark-end text:name="_Toc362020944"/><text:bookmark-end text:name="_Toc361710002"/><text:bookmark-end text:name="_Toc361709813"/><text:bookmark-end text:name="_Toc361672724"/><text:bookmark-end text:name="_Toc361671788"/><text:bookmark-end text:name="_Toc361526369"/><text:bookmark-end text:name="_Toc361526293"/><text:bookmark-end text:name="_Toc361526173"/><text:bookmark-end text:name="_Toc361525679"/></text:p>
      <text:p text:style-name="P9"><text:span text:style-name="T6">El nivel de seguridad está en relación con el tamaño de las claves que se generarán al cifrar cada vez. Ese tamaño medido en bits. Cuanto más grande el número de bits, también los procesos serán más lentos. Con la velocidad de las máquinas de ahora 1024 bits es razonablemente rápido y con mucha seguridad; la mayoría de los pegeperos (Zimmermann, Schumacher...) las hicieron de 1024</text:span></text:p>
      <text:p text:style-name="P9"><text:bookmark-start text:name="_Toc366171211"/><text:bookmark-start text:name="_Toc366084784"/><text:bookmark-start text:name="_Toc366084683"/><text:bookmark-start text:name="_Toc366084436"/><text:bookmark-start text:name="_Toc364687459"/><text:bookmark-start text:name="_Toc364657818"/><text:bookmark-start text:name="_Toc364439613"/><text:bookmark-start text:name="_Toc363093877"/><text:bookmark-start text:name="_Toc362354289"/><text:bookmark-start text:name="_Toc362352301"/><text:bookmark-start text:name="_Toc362282170"/><text:bookmark-start text:name="_Toc362281917"/><text:bookmark-start text:name="_Toc362180995"/><text:bookmark-start text:name="_Toc362020945"/><text:bookmark-start text:name="_Toc361710003"/><text:bookmark-start text:name="_Toc361709814"/><text:bookmark-start text:name="_Toc361672725"/><text:bookmark-start text:name="_Toc361671789"/><text:bookmark-start text:name="_Toc361526370"/><text:bookmark-start text:name="_Toc361526294"/><text:bookmark-start text:name="_Toc361526174"/><text:bookmark-start text:name="_Toc361525680"/><text:span text:style-name="T15">Generar el par de llaves</text:span><text:bookmark-end text:name="_Toc366171211"/><text:bookmark-end text:name="_Toc366084784"/><text:bookmark-end text:name="_Toc366084683"/><text:bookmark-end text:name="_Toc366084436"/><text:bookmark-end text:name="_Toc364687459"/><text:bookmark-end text:name="_Toc364657818"/><text:bookmark-end text:name="_Toc364439613"/><text:bookmark-end text:name="_Toc363093877"/><text:bookmark-end text:name="_Toc362354289"/><text:bookmark-end text:name="_Toc362352301"/><text:bookmark-end text:name="_Toc362282170"/><text:bookmark-end text:name="_Toc362281917"/><text:bookmark-end text:name="_Toc362180995"/><text:bookmark-end text:name="_Toc362020945"/><text:bookmark-end text:name="_Toc361710003"/><text:bookmark-end text:name="_Toc361709814"/><text:bookmark-end text:name="_Toc361672725"/><text:bookmark-end text:name="_Toc361671789"/><text:bookmark-end text:name="_Toc361526370"/><text:bookmark-end text:name="_Toc361526294"/><text:bookmark-end text:name="_Toc361526174"/><text:bookmark-end text:name="_Toc361525680"/></text:p>
      <text:p text:style-name="P79"><text:span text:style-name="T6">Teclear: </text:span><text:span text:style-name="T11">pgp</text:span><text:span text:style-name="T6"> -kg</text:span></text:p>
      <text:p text:style-name="P81"><text:span text:style-name="T6">Y luego seguir las instrucciones que irá dando el </text:span><text:span text:style-name="T11">PGP</text:span><text:span text:style-name="T6">.</text:span></text:p>
      <text:p text:style-name="P81"><text:span text:style-name="T6">Tendrás al fin de este proceso tus dos llaves.</text:span></text:p>
      <text:list xml:id="list2179994257" text:continue-numbering="true" text:style-name="WWNum2">
        <text:list-item>
          <text:p text:style-name="P95"><text:span text:style-name="T6">La pública en pubring.</text:span><text:span text:style-name="T11">pgp</text:span></text:p>
        </text:list-item>
        <text:list-item>
          <text:p text:style-name="P95"><text:span text:style-name="T6">La secreta en secring.</text:span><text:span text:style-name="T11">pgp</text:span></text:p>
        </text:list-item>
      </text:list>
      <text:p text:style-name="P81"><text:span text:style-name="T6">Son además ya los llaveros público y secreto a los que posteriormente podrás añadir nuevas llaves. Las públicas de otros, y otras secretas, si te quieres complicar la vida generando varios pares de llaves. Si te llamas Pedro Pérez, pero un círculo de gente te conoce como "El Gallo" y ni saben que eres Pedro podrás tener dos pares de llaves: dos llaves secretas en secring.pgp y muchas en pubring.pgp Pero por ahora no nos metamos en eso. Vendrá en el capítulo VIII al tratar de manejo de llaveros.</text:span></text:p>
      <text:p text:style-name="P32"><text:span text:style-name="T11">NOTA</text:span><text:span text:style-name="T6">:<text:tab/>Se habrá <text:s/>notado que he estado usando "llave" "llavero" para los archivos, y clave para la frase. El instructivo en castellano habla de clave para los archivos, de contraseña para la frase y de anillo para los llaveros. El "identificador" es tu nombre o parte de él.</text:span></text:p>
      <text:p text:style-name="P32"><text:bookmark-start text:name="_Toc366171212"/><text:bookmark-start text:name="_Toc366084785"/><text:bookmark-start text:name="_Toc366084684"/><text:bookmark-start text:name="_Toc366084437"/><text:bookmark-start text:name="_Toc364687460"/><text:bookmark-start text:name="_Toc364657819"/><text:bookmark-start text:name="_Toc364439614"/><text:bookmark-start text:name="_Toc363093878"/><text:bookmark-start text:name="_Toc362354290"/><text:bookmark-start text:name="_Toc362352302"/><text:bookmark-start text:name="_Toc362282171"/><text:bookmark-start text:name="_Toc362281918"/><text:bookmark-start text:name="_Toc362180996"/><text:bookmark-start text:name="_Toc362020946"/><text:bookmark-start text:name="_Toc361710004"/><text:bookmark-start text:name="_Toc361709815"/><text:bookmark-start text:name="_Toc361672726"/><text:bookmark-start text:name="_Toc361671790"/><text:bookmark-start text:name="_Toc361526371"/><text:bookmark-start text:name="_Toc361526295"/><text:bookmark-start text:name="_Toc361526175"/><text:bookmark-start text:name="_Toc361525681"/><text:span text:style-name="T15">Qué hacer con los 2 archivos: pubring.pgp y secring.pgp</text:span><text:bookmark-end text:name="_Toc366171212"/><text:bookmark-end text:name="_Toc366084785"/><text:bookmark-end text:name="_Toc366084684"/><text:bookmark-end text:name="_Toc366084437"/><text:bookmark-end text:name="_Toc364687460"/><text:bookmark-end text:name="_Toc364657819"/><text:bookmark-end text:name="_Toc364439614"/><text:bookmark-end text:name="_Toc363093878"/><text:bookmark-end text:name="_Toc362354290"/><text:bookmark-end text:name="_Toc362352302"/><text:bookmark-end text:name="_Toc362282171"/><text:bookmark-end text:name="_Toc362281918"/><text:bookmark-end text:name="_Toc362180996"/><text:bookmark-end text:name="_Toc362020946"/><text:bookmark-end text:name="_Toc361710004"/><text:bookmark-end text:name="_Toc361709815"/><text:bookmark-end text:name="_Toc361672726"/><text:bookmark-end text:name="_Toc361671790"/><text:bookmark-end text:name="_Toc361526371"/><text:bookmark-end text:name="_Toc361526295"/><text:bookmark-end text:name="_Toc361526175"/><text:bookmark-end text:name="_Toc361525681"/></text:p>
      <text:p text:style-name="P9"><text:span text:style-name="T6">Lo primero es hacer una copia de ambos en disquete. Un disquete que tengas guardado bajo llave, o bien escondido. Esto es importante por cualquier eventualidad de perder la información de tu compu. Si falla tu disco duro, si un virus te borra esta información, si te distraes y formateas tu disco sin querer, si se daña físicamente alguna parte del disco en donde estén estos archivos, si te roban tu laptop, si...</text:span></text:p>
      <text:p text:style-name="P9"><text:span text:style-name="T6">Si a tu máquina no tienen acceso otros más que tú, pueden quedarse los dos archivos en c:\pgp. </text:span></text:p>
      <text:p text:style-name="P9"><text:span text:style-name="T6">Si otros tienen acceso a tu máquina, bórralos y cada vez que los vayas a necesitar cópialos a c:\pgp y al terminar vuélvelos a borrar. En este caso es bueno que hagas dos copias de tus llaveros en dos disquetes, una en cada uno. Una de respaldo y otra de uso.</text:span></text:p>
      <text:p text:style-name="P9"><text:span text:style-name="T6">No es ésta la mejor solución. Mejor sería tener todo el programa </text:span><text:span text:style-name="T11">PGP</text:span><text:span text:style-name="T6"> en un disquete bien guardado fuera de la compu, y al ir a utilizar el </text:span><text:span text:style-name="T11">PGP</text:span><text:span text:style-name="T6"> ponerlo en el tocadiscos correspondiente (a: b:) y dar los comandos desde allí. Esto supone cierta destreza en el manejo del </text:span><text:span text:style-name="T11">DOS</text:span><text:span text:style-name="T6">, y puede ser un tema al tratar de cifrar y descifrar archivos que están en un directorio distinto al directorio a:\pgp o al c:\pgp.</text:span></text:p>
      <text:p text:style-name="P9"><text:span text:style-name="T6">Otra solución es tener todo el programa en c:\pgp sin los archivos pubring.pgp secring.pgp y randseed.bin. Estos se tienen en un disquete aparte y en el config.txt se instruye a </text:span><text:span text:style-name="T11">pgp</text:span><text:span text:style-name="T6"> que busque esos archivos en el tocadiscos a: o en el b: según el caso.</text:span></text:p>
      <text:p text:style-name="P9"><text:span text:style-name="T6">No es aquella primera la mejor solución porque borrar un archivo no es quitar la información de la computadora. Sólo se borra la letra inicial del nombre y se declara en la tabla </text:span><text:soft-page-break/><text:span text:style-name="T11">FAT</text:span><text:span text:style-name="T6"> que ese espacio está libre para grabar encima de lo que haya allí. Habría que borrar con wipefile de Norton, o algo similar.</text:span></text:p>
      <text:p text:style-name="P9"><text:bookmark-start text:name="_Toc366171213"/><text:bookmark-start text:name="_Toc366084786"/><text:bookmark-start text:name="_Toc366084685"/><text:bookmark-start text:name="_Toc366084438"/><text:bookmark-start text:name="_Toc364687461"/><text:bookmark-start text:name="_Toc364657820"/><text:bookmark-start text:name="_Toc364439615"/><text:bookmark-start text:name="_Toc363093879"/><text:bookmark-start text:name="_Toc362354291"/><text:bookmark-start text:name="_Toc362352303"/><text:bookmark-start text:name="_Toc362282172"/><text:bookmark-start text:name="_Toc362281919"/><text:bookmark-start text:name="_Toc362180997"/><text:bookmark-start text:name="_Toc362020947"/><text:bookmark-start text:name="_Toc361710005"/><text:bookmark-start text:name="_Toc361709816"/><text:bookmark-start text:name="_Toc361672727"/><text:bookmark-start text:name="_Toc361671791"/><text:bookmark-start text:name="_Toc361526372"/><text:bookmark-start text:name="_Toc361526296"/><text:bookmark-start text:name="_Toc361526176"/><text:bookmark-start text:name="_Toc361525682"/><text:span text:style-name="T4">Practicar el cifrado y descifrado a la manera tradicional</text:span><text:bookmark-end text:name="_Toc366171213"/><text:bookmark-end text:name="_Toc366084786"/><text:bookmark-end text:name="_Toc366084685"/><text:bookmark-end text:name="_Toc366084438"/><text:bookmark-end text:name="_Toc364687461"/><text:bookmark-end text:name="_Toc364657820"/><text:bookmark-end text:name="_Toc364439615"/><text:bookmark-end text:name="_Toc363093879"/><text:bookmark-end text:name="_Toc362354291"/><text:bookmark-end text:name="_Toc362352303"/><text:bookmark-end text:name="_Toc362282172"/><text:bookmark-end text:name="_Toc362281919"/><text:bookmark-end text:name="_Toc362180997"/><text:bookmark-end text:name="_Toc362020947"/><text:bookmark-end text:name="_Toc361710005"/><text:bookmark-end text:name="_Toc361709816"/><text:bookmark-end text:name="_Toc361672727"/><text:bookmark-end text:name="_Toc361671791"/><text:bookmark-end text:name="_Toc361526372"/><text:bookmark-end text:name="_Toc361526296"/><text:bookmark-end text:name="_Toc361526176"/><text:bookmark-end text:name="_Toc361525682"/></text:p>
      <text:list xml:id="list670620609" text:continue-list="list1604414728" text:style-name="WWNum1">
        <text:list-item>
          <text:list>
            <text:list-item>
              <text:h text:style-name="P67" text:outline-level="2"><text:bookmark-start text:name="__RefHeading__5907_983658081"/><text:span text:style-name="T15"><text:s/></text:span><text:bookmark-start text:name="_Toc366171214"/><text:bookmark-start text:name="_Toc366084787"/><text:bookmark-start text:name="_Toc366084686"/><text:bookmark-start text:name="_Toc366084439"/><text:bookmark-start text:name="_Toc364687462"/><text:bookmark-start text:name="_Toc364657821"/><text:bookmark-start text:name="_Toc364439616"/><text:bookmark-start text:name="_Toc363093880"/><text:bookmark-start text:name="_Toc362354292"/><text:bookmark-start text:name="_Toc362352304"/><text:bookmark-start text:name="_Toc362282173"/><text:bookmark-start text:name="_Toc362281920"/><text:bookmark-start text:name="_Toc362180998"/><text:bookmark-start text:name="_Toc362020948"/><text:bookmark-start text:name="_Toc361710006"/><text:bookmark-start text:name="_Toc361709817"/><text:bookmark-start text:name="_Toc361672728"/><text:bookmark-start text:name="_Toc361671792"/><text:bookmark-start text:name="_Toc361526373"/><text:bookmark-start text:name="_Toc361526297"/><text:bookmark-start text:name="_Toc361526177"/><text:bookmark-start text:name="_Toc361525683"/><text:span text:style-name="T15">Por qué esta práctica</text:span><text:bookmark-end text:name="__RefHeading__5907_983658081"/><text:bookmark-end text:name="_Toc366171214"/><text:bookmark-end text:name="_Toc366084787"/><text:bookmark-end text:name="_Toc366084686"/><text:bookmark-end text:name="_Toc366084439"/><text:bookmark-end text:name="_Toc364687462"/><text:bookmark-end text:name="_Toc364657821"/><text:bookmark-end text:name="_Toc364439616"/><text:bookmark-end text:name="_Toc363093880"/><text:bookmark-end text:name="_Toc362354292"/><text:bookmark-end text:name="_Toc362352304"/><text:bookmark-end text:name="_Toc362282173"/><text:bookmark-end text:name="_Toc362281920"/><text:bookmark-end text:name="_Toc362180998"/><text:bookmark-end text:name="_Toc362020948"/><text:bookmark-end text:name="_Toc361710006"/><text:bookmark-end text:name="_Toc361709817"/><text:bookmark-end text:name="_Toc361672728"/><text:bookmark-end text:name="_Toc361671792"/><text:bookmark-end text:name="_Toc361526373"/><text:bookmark-end text:name="_Toc361526297"/><text:bookmark-end text:name="_Toc361526177"/><text:bookmark-end text:name="_Toc361525683"/></text:h>
            </text:list-item>
          </text:list>
        </text:list-item>
      </text:list>
      <text:list xml:id="list733308240" text:continue-list="list2179994257" text:style-name="WWNum2">
        <text:list-item>
          <text:p text:style-name="P96"><text:span text:style-name="T6">Porque es útil para guardar cifrados textos y archivos en la propia computadora. No hay necesidad de utilizar llaves, pues sólo se utilizará una clave consistente en una frase. No debe ser la frase embebida en las llaves pública y privada propias, para no arriesgarse a comunicar esa clave si es que se le dice a otro la frase con que se cifró tradicionalmente un archivo determinado.</text:span></text:p>
        </text:list-item>
        <text:list-item>
          <text:p text:style-name="P96"><text:span text:style-name="T6">Porque se puede cifrar para quien no ha generado sus llaves, sea que se trate de una sola persona o de un grupo. Con el problema de comunicar de una manera segura la frase-clave sin que la conozcan otros.</text:span></text:p>
        </text:list-item>
        <text:list-item>
          <text:p text:style-name="P97"><text:span text:style-name="T6">Porque cifrar y descifrar varios archivos le va dando a uno destreza en el manejo del </text:span><text:span text:style-name="T11">PGP</text:span><text:span text:style-name="T6">.</text:span></text:p>
        </text:list-item>
        <text:list-item>
          <text:p text:style-name="P97"><text:bookmark-start text:name="_Toc366171215"/><text:bookmark-start text:name="_Toc366084788"/><text:bookmark-start text:name="_Toc366084687"/><text:bookmark-start text:name="_Toc366084440"/><text:bookmark-start text:name="_Toc364687463"/><text:bookmark-start text:name="_Toc364657822"/><text:bookmark-start text:name="_Toc364439617"/><text:bookmark-start text:name="_Toc363093881"/><text:bookmark-start text:name="_Toc362354293"/><text:bookmark-start text:name="_Toc362352305"/><text:bookmark-start text:name="_Toc362282174"/><text:bookmark-start text:name="_Toc362281921"/><text:bookmark-start text:name="_Toc362180999"/><text:bookmark-start text:name="_Toc362020949"/><text:bookmark-start text:name="_Toc361710007"/><text:bookmark-start text:name="_Toc361709818"/><text:bookmark-start text:name="_Toc361672729"/><text:bookmark-start text:name="_Toc361671793"/><text:bookmark-start text:name="_Toc361526374"/><text:bookmark-start text:name="_Toc361526298"/><text:bookmark-start text:name="_Toc361526178"/><text:bookmark-start text:name="_Toc361525684"/><text:span text:style-name="T15">Comandos para cifrar y descifrar</text:span><text:bookmark-end text:name="_Toc366171215"/><text:bookmark-end text:name="_Toc366084788"/><text:bookmark-end text:name="_Toc366084687"/><text:bookmark-end text:name="_Toc366084440"/><text:bookmark-end text:name="_Toc364687463"/><text:bookmark-end text:name="_Toc364657822"/><text:bookmark-end text:name="_Toc364439617"/><text:bookmark-end text:name="_Toc363093881"/><text:bookmark-end text:name="_Toc362354293"/><text:bookmark-end text:name="_Toc362352305"/><text:bookmark-end text:name="_Toc362282174"/><text:bookmark-end text:name="_Toc362281921"/><text:bookmark-end text:name="_Toc362180999"/><text:bookmark-end text:name="_Toc362020949"/><text:bookmark-end text:name="_Toc361710007"/><text:bookmark-end text:name="_Toc361709818"/><text:bookmark-end text:name="_Toc361672729"/><text:bookmark-end text:name="_Toc361671793"/><text:bookmark-end text:name="_Toc361526374"/><text:bookmark-end text:name="_Toc361526298"/><text:bookmark-end text:name="_Toc361526178"/><text:bookmark-end text:name="_Toc361525684"/></text:p>
        </text:list-item>
        <text:list-item>
          <text:p text:style-name="P126"><text:span text:style-name="T6">El comando para cifrar es:</text:span></text:p>
        </text:list-item>
      </text:list>
      <text:p text:style-name="P79"><text:span text:style-name="T6">pgp -c archivo.???</text:span></text:p>
      <text:p text:style-name="P9"><text:span text:style-name="T6">En el proceso de cifrar pedirá </text:span><text:span text:style-name="T11">PGP</text:span><text:span text:style-name="T6"> que escribas la clave, y que la vuelvas a escribir como comprobación. Y el resultado será: archivo.pgp. Si al cifrar añades el parámetro -w, el archivo original no cifrado se borrará de tu disco. Sólo quedará en él el archivo.cifrado</text:span></text:p>
      <text:p text:style-name="P9"><text:span text:style-name="T6">El archivo que vas a cifrar puede tener cualquier terminación menos .pgp y conviene que tenga alguna, porque cuando descifres el archivo.pgp el resultado será archivo. (sin terminación).</text:span></text:p>
      <text:list xml:id="list1403671184" text:continue-numbering="true" text:style-name="WWNum2">
        <text:list-item>
          <text:p text:style-name="P126"><text:span text:style-name="T6">El comando para descifrar es:</text:span></text:p>
        </text:list-item>
      </text:list>
      <text:p text:style-name="P79"><text:span text:style-name="T6">pgp archivo.pgp</text:span></text:p>
      <text:p text:style-name="P91"><text:span text:style-name="T6">Y el resultado será: archivo. (sin terminación) igual a archivo.???</text:span></text:p>
      <text:p text:style-name="P9"><text:span text:style-name="T6">Puedes cifrar cualquier clase de archivo: un texto en ASCIIs simples; un texto con formato de word, o de wordperfect, o de cualquier procesador por el estilo; un archivo de programa, aunque no se le ve mucha utilidad a esto último a no ser que sea un programa original tuyo o de otro que quieras proteger para que otros no lo copien. En el proceso de descifrar te pedirá el programa la clave, o frase contraseña.</text:span></text:p>
      <text:p text:style-name="P9"><text:bookmark-start text:name="_Toc366171216"/><text:bookmark-start text:name="_Toc366084789"/><text:bookmark-start text:name="_Toc366084688"/><text:bookmark-start text:name="_Toc366084441"/><text:bookmark-start text:name="_Toc364687464"/><text:bookmark-start text:name="_Toc364657823"/><text:bookmark-start text:name="_Toc364439618"/><text:bookmark-start text:name="_Toc363093882"/><text:bookmark-start text:name="_Toc362354294"/><text:bookmark-start text:name="_Toc362352306"/><text:bookmark-start text:name="_Toc362282175"/><text:bookmark-start text:name="_Toc362281922"/><text:bookmark-start text:name="_Toc362181000"/><text:bookmark-start text:name="_Toc362020950"/><text:bookmark-start text:name="_Toc361710008"/><text:bookmark-start text:name="_Toc361709819"/><text:bookmark-start text:name="_Toc361672730"/><text:bookmark-start text:name="_Toc361671794"/><text:bookmark-start text:name="_Toc361526375"/><text:bookmark-start text:name="_Toc361526299"/><text:bookmark-start text:name="_Toc361526179"/><text:bookmark-start text:name="_Toc361525685"/><text:span text:style-name="T15">Cifrar y codificar en ASCIIs simples</text:span><text:bookmark-end text:name="_Toc366171216"/><text:bookmark-end text:name="_Toc366084789"/><text:bookmark-end text:name="_Toc366084688"/><text:bookmark-end text:name="_Toc366084441"/><text:bookmark-end text:name="_Toc364687464"/><text:bookmark-end text:name="_Toc364657823"/><text:bookmark-end text:name="_Toc364439618"/><text:bookmark-end text:name="_Toc363093882"/><text:bookmark-end text:name="_Toc362354294"/><text:bookmark-end text:name="_Toc362352306"/><text:bookmark-end text:name="_Toc362282175"/><text:bookmark-end text:name="_Toc362281922"/><text:bookmark-end text:name="_Toc362181000"/><text:bookmark-end text:name="_Toc362020950"/><text:bookmark-end text:name="_Toc361710008"/><text:bookmark-end text:name="_Toc361709819"/><text:bookmark-end text:name="_Toc361672730"/><text:bookmark-end text:name="_Toc361671794"/><text:bookmark-end text:name="_Toc361526375"/><text:bookmark-end text:name="_Toc361526299"/><text:bookmark-end text:name="_Toc361526179"/><text:bookmark-end text:name="_Toc361525685"/></text:p>
      <text:p text:style-name="P9"><text:span text:style-name="T6">Los archivos .pgp no son aptos para ser tratados como texto por un manejador de correo electrónico. Hay programas de manejo de correo (yo conozco el llamado pine) que sí pueden transmitir archivos que no sean de ASCIIs simples, pero sometiéndolos a un proceso de codificación a ASCIIs simples, y mandándolos no como simple correo, sino como archivo pegado (attachement). Pero esto sólo funciona cuando quien recibe el correo tiene también un manejador de correo con la capacidad de descodificarlo. El codificador y descodificador que utiliza pine se llama mime.</text:span></text:p>
      <text:p text:style-name="P9"><text:span text:style-name="T6">El </text:span><text:span text:style-name="T11">PGP</text:span><text:span text:style-name="T6"> tiene integrado un codificador que transforma cualquier archivo a uno equivalente en ASCIIs simples. Se añade el parámetro -a del siguiente modo:</text:span></text:p>
      <text:p text:style-name="P13"><text:span text:style-name="T6">cifras con el comando: pgp -ca archivo.???</text:span></text:p>
      <text:p text:style-name="P87"><text:span text:style-name="T6">Y el resultado será: archivo.asc. El archivo.asc estará cifrado y codificado en ASCIIs simples, y podrá pasar por cualquier manejador de correo electrónico.</text:span></text:p>
      <text:p text:style-name="P13"><text:span text:style-name="T6">Descifras con el comando: pgp archivo.asc</text:span></text:p>
      <text:p text:style-name="P88"><text:span text:style-name="T6">Y el resultado será: archivo. (sin terminación) y será igual a archivo.???</text:span></text:p>
      <text:p text:style-name="P88"><text:bookmark-start text:name="_Toc366171217"/><text:bookmark-start text:name="_Toc366084790"/><text:bookmark-start text:name="_Toc366084689"/><text:bookmark-start text:name="_Toc366084442"/><text:bookmark-start text:name="_Toc364687465"/><text:bookmark-start text:name="_Toc364657824"/><text:bookmark-start text:name="_Toc364439619"/><text:bookmark-start text:name="_Toc363093883"/><text:bookmark-start text:name="_Toc362354295"/><text:bookmark-start text:name="_Toc362352307"/><text:bookmark-start text:name="_Toc362282176"/><text:bookmark-start text:name="_Toc362281923"/><text:bookmark-start text:name="_Toc362181001"/><text:bookmark-start text:name="_Toc362020951"/><text:bookmark-start text:name="_Toc361710009"/><text:bookmark-start text:name="_Toc361709820"/><text:bookmark-start text:name="_Toc361672731"/><text:bookmark-start text:name="_Toc361671795"/><text:bookmark-start text:name="_Toc361526376"/><text:bookmark-start text:name="_Toc361526300"/><text:bookmark-start text:name="_Toc361526180"/><text:bookmark-start text:name="_Toc361525686"/><text:soft-page-break/><text:span text:style-name="T15">Guardar tu llave pública en un archivo que sea tu_nombre.asc</text:span><text:bookmark-end text:name="_Toc366171217"/><text:bookmark-end text:name="_Toc366084790"/><text:bookmark-end text:name="_Toc366084689"/><text:bookmark-end text:name="_Toc366084442"/><text:bookmark-end text:name="_Toc364687465"/><text:bookmark-end text:name="_Toc364657824"/><text:bookmark-end text:name="_Toc364439619"/><text:bookmark-end text:name="_Toc363093883"/><text:bookmark-end text:name="_Toc362354295"/><text:bookmark-end text:name="_Toc362352307"/><text:bookmark-end text:name="_Toc362282176"/><text:bookmark-end text:name="_Toc362281923"/><text:bookmark-end text:name="_Toc362181001"/><text:bookmark-end text:name="_Toc362020951"/><text:bookmark-end text:name="_Toc361710009"/><text:bookmark-end text:name="_Toc361709820"/><text:bookmark-end text:name="_Toc361672731"/><text:bookmark-end text:name="_Toc361671795"/><text:bookmark-end text:name="_Toc361526376"/><text:bookmark-end text:name="_Toc361526300"/><text:bookmark-end text:name="_Toc361526180"/><text:bookmark-end text:name="_Toc361525686"/></text:p>
      <text:p text:style-name="P9"><text:span text:style-name="T6">Ya que hemos hecho ejercicio de generar archivos cifrados en ASCIIs simples, es conveniente también hacer un archivo en ASCIIs simples cuyo contenido sea el pubring.pgp. Así podrán pasarse por correo electrónico las llaves públicas.</text:span></text:p>
      <text:p text:style-name="P9"><text:span text:style-name="T6">Por haber generado tu par de llaves, tienes los archivos pubring.pgp y secring.pgp. Ahora sólo trataremos del primero, pues no tiene caso trabajar así con el secring.pgp, pues es un archivo que no se pasará nunca ni por correo ni de ninguna otra manera.</text:span></text:p>
      <text:p text:style-name="P10"><text:span text:style-name="T6">El comando es: pgp -a pubring.pgp</text:span></text:p>
      <text:p text:style-name="P10"><text:span text:style-name="T6">En el proceso se te preguntará que si ese archivo fue generado por </text:span><text:span text:style-name="T11">PGP</text:span><text:span text:style-name="T6">. Le dices que sí y el proceso proseguirá. El resultado será el archivo pubring.asc</text:span></text:p>
      <text:p text:style-name="P9"><text:span text:style-name="T6">Como hasta ahora el contenido de pubring.asc es sólo una llave pública, la tuya, puedes copiarlo como tu_nombre.asc. Y esa es tu llave pública en aptitud para transitar por correos electrónicos. Pero en realidad, a la corta o a la larga, no guardarás así simplemente tu llave pública para pasarla por correo-e, porque querrás mandarla hasta que otro de fe de ella o la autentifique con su firma. Asunto posterior del capítulo IV.</text:span></text:p>
      <text:p text:style-name="P9"><text:bookmark-start text:name="_Toc366171218"/><text:bookmark-start text:name="_Toc366084791"/><text:bookmark-start text:name="_Toc366084690"/><text:bookmark-start text:name="_Toc366084443"/><text:bookmark-start text:name="_Toc364687466"/><text:bookmark-start text:name="_Toc364657825"/><text:bookmark-start text:name="_Toc364439620"/><text:bookmark-start text:name="_Toc363093884"/><text:bookmark-start text:name="_Toc362354296"/><text:bookmark-start text:name="_Toc362352308"/><text:bookmark-start text:name="_Toc362282177"/><text:bookmark-start text:name="_Toc362281924"/><text:bookmark-start text:name="_Toc362181002"/><text:bookmark-start text:name="_Toc362020952"/><text:bookmark-start text:name="_Toc361710010"/><text:bookmark-start text:name="_Toc361709821"/><text:bookmark-start text:name="_Toc361672732"/><text:bookmark-start text:name="_Toc361671796"/><text:bookmark-start text:name="_Toc361526377"/><text:bookmark-start text:name="_Toc361526301"/><text:bookmark-start text:name="_Toc361526181"/><text:bookmark-start text:name="_Toc361525687"/><text:span text:style-name="T15">El PGP habla de "armadura" de ASCIIs</text:span><text:bookmark-end text:name="_Toc366171218"/><text:bookmark-end text:name="_Toc366084791"/><text:bookmark-end text:name="_Toc366084690"/><text:bookmark-end text:name="_Toc366084443"/><text:bookmark-end text:name="_Toc364687466"/><text:bookmark-end text:name="_Toc364657825"/><text:bookmark-end text:name="_Toc364439620"/><text:bookmark-end text:name="_Toc363093884"/><text:bookmark-end text:name="_Toc362354296"/><text:bookmark-end text:name="_Toc362352308"/><text:bookmark-end text:name="_Toc362282177"/><text:bookmark-end text:name="_Toc362281924"/><text:bookmark-end text:name="_Toc362181002"/><text:bookmark-end text:name="_Toc362020952"/><text:bookmark-end text:name="_Toc361710010"/><text:bookmark-end text:name="_Toc361709821"/><text:bookmark-end text:name="_Toc361672732"/><text:bookmark-end text:name="_Toc361671796"/><text:bookmark-end text:name="_Toc361526377"/><text:bookmark-end text:name="_Toc361526301"/><text:bookmark-end text:name="_Toc361526181"/><text:bookmark-end text:name="_Toc361525687"/></text:p>
      <text:p text:style-name="P10"><text:span text:style-name="T6">Porque utiliza la imagen de que ha metido un archivo en una armadura. Se metían en las armaduras para protegerse de los proyectiles enemigos (piedras, flechas, balas de arcabuz). Ahora se meten los astronautas en su traje espacial para protegerse del ambiente hostil que es la falta de atmósfera y de gravitación. Metemos los archivos .pgp en una armadura (.asc) para que puedan transitar por ese medio específico que son los correos electrónicos que dejan intactos los caracteres de la tabla de ASCIIs simples y o no entienden o modifican los demás. Si en el config.txt activamos la línea "armor = on", estamos instruyendo a </text:span><text:span text:style-name="T11">PGP</text:span><text:span text:style-name="T6"> que siempre que se pueda meta en armadura de ASCIIs simples los archivos que genere.</text:span></text:p>
      <text:p text:style-name="P10"><text:bookmark-start text:name="_Toc366171219"/><text:bookmark-start text:name="_Toc366084792"/><text:bookmark-start text:name="_Toc366084691"/><text:bookmark-start text:name="_Toc366084444"/><text:bookmark-start text:name="_Toc364687467"/><text:bookmark-start text:name="_Toc364657826"/><text:bookmark-start text:name="_Toc364439621"/><text:bookmark-start text:name="_Toc363093885"/><text:bookmark-start text:name="_Toc362354297"/><text:bookmark-start text:name="_Toc362352309"/><text:bookmark-start text:name="_Toc362282178"/><text:bookmark-start text:name="_Toc362281925"/><text:bookmark-start text:name="_Toc362181003"/><text:bookmark-start text:name="_Toc362020953"/><text:bookmark-start text:name="_Toc361710011"/><text:bookmark-start text:name="_Toc361709822"/><text:bookmark-start text:name="_Toc361672733"/><text:bookmark-start text:name="_Toc361671797"/><text:bookmark-start text:name="_Toc361526378"/><text:bookmark-start text:name="_Toc361526302"/><text:bookmark-start text:name="_Toc361526182"/><text:bookmark-start text:name="_Toc361525688"/><text:span text:style-name="T4">Intercambiar llaves públicas</text:span><text:bookmark-end text:name="_Toc366171219"/><text:bookmark-end text:name="_Toc366084792"/><text:bookmark-end text:name="_Toc366084691"/><text:bookmark-end text:name="_Toc366084444"/><text:bookmark-end text:name="_Toc364687467"/><text:bookmark-end text:name="_Toc364657826"/><text:bookmark-end text:name="_Toc364439621"/><text:bookmark-end text:name="_Toc363093885"/><text:bookmark-end text:name="_Toc362354297"/><text:bookmark-end text:name="_Toc362352309"/><text:bookmark-end text:name="_Toc362282178"/><text:bookmark-end text:name="_Toc362281925"/><text:bookmark-end text:name="_Toc362181003"/><text:bookmark-end text:name="_Toc362020953"/><text:bookmark-end text:name="_Toc361710011"/><text:bookmark-end text:name="_Toc361709822"/><text:bookmark-end text:name="_Toc361672733"/><text:bookmark-end text:name="_Toc361671797"/><text:bookmark-end text:name="_Toc361526378"/><text:bookmark-end text:name="_Toc361526302"/><text:bookmark-end text:name="_Toc361526182"/><text:bookmark-end text:name="_Toc361525688"/></text:p>
      <text:list xml:id="list1905045171" text:continue-list="list670620609" text:style-name="WWNum1">
        <text:list-item>
          <text:h text:style-name="P66" text:outline-level="1"><text:bookmark-start text:name="__RefHeading__5909_983658081"/><text:bookmark-start text:name="_Toc366171220"/><text:bookmark-start text:name="_Toc366084793"/><text:bookmark-start text:name="_Toc366084692"/><text:bookmark-start text:name="_Toc366084445"/><text:bookmark-start text:name="_Toc364687468"/><text:bookmark-start text:name="_Toc364657827"/><text:bookmark-start text:name="_Toc364439622"/><text:bookmark-start text:name="_Toc363093886"/><text:bookmark-start text:name="_Toc362354298"/><text:bookmark-start text:name="_Toc362352310"/><text:bookmark-start text:name="_Toc362282179"/><text:bookmark-start text:name="_Toc362281926"/><text:bookmark-start text:name="_Toc362181004"/><text:bookmark-start text:name="_Toc362020954"/><text:bookmark-start text:name="_Toc361710012"/><text:bookmark-start text:name="_Toc361709823"/><text:bookmark-start text:name="_Toc361672734"/><text:bookmark-start text:name="_Toc361671798"/><text:bookmark-start text:name="_Toc361526379"/><text:bookmark-start text:name="_Toc361526303"/><text:bookmark-start text:name="_Toc361526183"/><text:bookmark-start text:name="_Toc361525689"/><text:span text:style-name="T15">Conservar la propia llave pública</text:span><text:bookmark-end text:name="__RefHeading__5909_983658081"/><text:bookmark-end text:name="_Toc366171220"/><text:bookmark-end text:name="_Toc366084793"/><text:bookmark-end text:name="_Toc366084692"/><text:bookmark-end text:name="_Toc366084445"/><text:bookmark-end text:name="_Toc364687468"/><text:bookmark-end text:name="_Toc364657827"/><text:bookmark-end text:name="_Toc364439622"/><text:bookmark-end text:name="_Toc363093886"/><text:bookmark-end text:name="_Toc362354298"/><text:bookmark-end text:name="_Toc362352310"/><text:bookmark-end text:name="_Toc362282179"/><text:bookmark-end text:name="_Toc362281926"/><text:bookmark-end text:name="_Toc362181004"/><text:bookmark-end text:name="_Toc362020954"/><text:bookmark-end text:name="_Toc361710012"/><text:bookmark-end text:name="_Toc361709823"/><text:bookmark-end text:name="_Toc361672734"/><text:bookmark-end text:name="_Toc361671798"/><text:bookmark-end text:name="_Toc361526379"/><text:bookmark-end text:name="_Toc361526303"/><text:bookmark-end text:name="_Toc361526183"/><text:bookmark-end text:name="_Toc361525689"/></text:h>
        </text:list-item>
      </text:list>
      <text:p text:style-name="P10"><text:span text:style-name="T6">Si quiere uno conservar aparte por sí sola la propia llave pública se hace una copia del pubring.pgp con otro nombre. Por ejemplo jhdez.pgp. Así, si alguien <text:s/>pide la llave pública se le copia el archivo jhdez.pgp en un disquete suyo. Es la manera directa de pasar la llave pública a otra persona. El tendrá la seguridad de que es la llave verdadera porque está seguro que se la copió el dueño en su disquete.</text:span></text:p>
      <text:p text:style-name="P33"><text:span text:style-name="T6">NOTA: Si tu pubring.pgp ya tiene varias llaves, hay otra manera de que extraigas de allí tu llave pública. Pero de esto se tratará más adelante.</text:span></text:p>
      <text:p text:style-name="P34"><text:span text:style-name="T6">El archivo jhdez.pgp, que es la copia de pubring.pgp cuando sólo tiene la llave pública de Juan Hernánez, no es capaz de transitar por el correo electrónico porque es un archivo en el que hay caracteres que no son lo que hemos llamado ASCIIs puros (del 33 al 127 de la tabla de ASCIIs). Pero se puede meter jhdez.pgp en una armadura de ASCIIs puros con el comando:</text:span></text:p>
      <text:p text:style-name="P35"><text:span text:style-name="T6">pgp -a jhdez.pgp. El resultado será: jhdez.asc</text:span></text:p>
      <text:p text:style-name="P34"><text:span text:style-name="T6">Y este archivo sí puede transitar por el correo electrónico. Y es la manera como podemos pasar nuestras llaves públicas a otros por correo electrónico.</text:span></text:p>
      <text:p text:style-name="P34"><text:bookmark-start text:name="_Toc366171221"/><text:bookmark-start text:name="_Toc366084794"/><text:bookmark-start text:name="_Toc366084693"/><text:bookmark-start text:name="_Toc366084446"/><text:bookmark-start text:name="_Toc364687469"/><text:bookmark-start text:name="_Toc364657828"/><text:bookmark-start text:name="_Toc364439623"/><text:bookmark-start text:name="_Toc363093887"/><text:bookmark-start text:name="_Toc362354299"/><text:bookmark-start text:name="_Toc362352311"/><text:bookmark-start text:name="_Toc362282180"/><text:bookmark-start text:name="_Toc362281927"/><text:bookmark-start text:name="_Toc362181005"/><text:bookmark-start text:name="_Toc362020955"/><text:bookmark-start text:name="_Toc361710013"/><text:bookmark-start text:name="_Toc361709824"/><text:bookmark-start text:name="_Toc361672735"/><text:bookmark-start text:name="_Toc361671799"/><text:bookmark-start text:name="_Toc361526380"/><text:bookmark-start text:name="_Toc361526304"/><text:bookmark-start text:name="_Toc361526184"/><text:bookmark-start text:name="_Toc361525690"/><text:span text:style-name="T15">Guardar llaves públicas en el llavero propio</text:span><text:bookmark-end text:name="_Toc366171221"/><text:bookmark-end text:name="_Toc366084794"/><text:bookmark-end text:name="_Toc366084693"/><text:bookmark-end text:name="_Toc366084446"/><text:bookmark-end text:name="_Toc364687469"/><text:bookmark-end text:name="_Toc364657828"/><text:bookmark-end text:name="_Toc364439623"/><text:bookmark-end text:name="_Toc363093887"/><text:bookmark-end text:name="_Toc362354299"/><text:bookmark-end text:name="_Toc362352311"/><text:bookmark-end text:name="_Toc362282180"/><text:bookmark-end text:name="_Toc362281927"/><text:bookmark-end text:name="_Toc362181005"/><text:bookmark-end text:name="_Toc362020955"/><text:bookmark-end text:name="_Toc361710013"/><text:bookmark-end text:name="_Toc361709824"/><text:bookmark-end text:name="_Toc361672735"/><text:bookmark-end text:name="_Toc361671799"/><text:bookmark-end text:name="_Toc361526380"/><text:bookmark-end text:name="_Toc361526304"/><text:bookmark-end text:name="_Toc361526184"/><text:bookmark-end text:name="_Toc361525690"/></text:p>
      <text:p text:style-name="P10"><text:span text:style-name="T6">Quien recibe en su correo una llave pública la puede meter a su llavero público con la orden: pgp archivo.???, donde "archivo.???" es el nombre del archivo de su correo.</text:span></text:p>
      <text:p text:style-name="P10"><text:soft-page-break/><text:span text:style-name="T6">Por ejemplo: Yo recibí un correo que pasé a mi computadora como correo.txt. Ese correo es una llave pública. Con la orden pgp correo.txt me dirá el programa que el contenido es una llave pública y que si la quiero añadir a mi llavero. Si le digo que sí, aumentará mi pubring.pgp con esa nueva llave.</text:span></text:p>
      <text:p text:style-name="P10"><text:bookmark-start text:name="_Toc366171222"/><text:bookmark-start text:name="_Toc366084795"/><text:bookmark-start text:name="_Toc366084694"/><text:bookmark-start text:name="_Toc366084447"/><text:bookmark-start text:name="_Toc364687470"/><text:bookmark-start text:name="_Toc364657829"/><text:bookmark-start text:name="_Toc364439624"/><text:bookmark-start text:name="_Toc363093888"/><text:bookmark-start text:name="_Toc362354300"/><text:bookmark-start text:name="_Toc362352312"/><text:bookmark-start text:name="_Toc362282181"/><text:bookmark-start text:name="_Toc362281928"/><text:bookmark-start text:name="_Toc362181006"/><text:bookmark-start text:name="_Toc362020956"/><text:bookmark-start text:name="_Toc361710014"/><text:bookmark-start text:name="_Toc361709825"/><text:bookmark-start text:name="_Toc361672736"/><text:bookmark-start text:name="_Toc361671800"/><text:bookmark-start text:name="_Toc361526381"/><text:bookmark-start text:name="_Toc361526305"/><text:bookmark-start text:name="_Toc361526185"/><text:bookmark-start text:name="_Toc361525691"/><text:span text:style-name="T15">Certeza sobre que la llave es de quien dice que es</text:span><text:bookmark-end text:name="_Toc366171222"/><text:bookmark-end text:name="_Toc366084795"/><text:bookmark-end text:name="_Toc366084694"/><text:bookmark-end text:name="_Toc366084447"/><text:bookmark-end text:name="_Toc364687470"/><text:bookmark-end text:name="_Toc364657829"/><text:bookmark-end text:name="_Toc364439624"/><text:bookmark-end text:name="_Toc363093888"/><text:bookmark-end text:name="_Toc362354300"/><text:bookmark-end text:name="_Toc362352312"/><text:bookmark-end text:name="_Toc362282181"/><text:bookmark-end text:name="_Toc362281928"/><text:bookmark-end text:name="_Toc362181006"/><text:bookmark-end text:name="_Toc362020956"/><text:bookmark-end text:name="_Toc361710014"/><text:bookmark-end text:name="_Toc361709825"/><text:bookmark-end text:name="_Toc361672736"/><text:bookmark-end text:name="_Toc361671800"/><text:bookmark-end text:name="_Toc361526381"/><text:bookmark-end text:name="_Toc361526305"/><text:bookmark-end text:name="_Toc361526185"/><text:bookmark-end text:name="_Toc361525691"/></text:p>
      <text:p text:style-name="P10"><text:span text:style-name="T6">Pero nos topamos con un problema de seguridad. ¿Estoy cierto de que esa llave pública es verdaderamente de quien dice que es? ¿No se metió en la cuenta del amigo que me escribe otra persona y me está mandando una llave pública que no es la de él como si sí lo fuera? Cualquiera puede generar un par de llaves asumiendo cualquier nombre.</text:span></text:p>
      <text:p text:style-name="P10"><text:bookmark-start text:name="_Toc366171223"/><text:bookmark-start text:name="_Toc366084796"/><text:bookmark-start text:name="_Toc366084695"/><text:bookmark-start text:name="_Toc366084448"/><text:bookmark-start text:name="_Toc364687471"/><text:bookmark-start text:name="_Toc364657830"/><text:bookmark-start text:name="_Toc364439625"/><text:bookmark-start text:name="_Toc363093889"/><text:bookmark-start text:name="_Toc362354301"/><text:bookmark-start text:name="_Toc362352313"/><text:bookmark-start text:name="_Toc362282182"/><text:bookmark-start text:name="_Toc362281929"/><text:bookmark-start text:name="_Toc362181007"/><text:bookmark-start text:name="_Toc362020957"/><text:bookmark-start text:name="_Toc361710015"/><text:bookmark-start text:name="_Toc361709826"/><text:bookmark-start text:name="_Toc361672737"/><text:bookmark-start text:name="_Toc361671801"/><text:bookmark-start text:name="_Toc361526382"/><text:bookmark-start text:name="_Toc361526306"/><text:bookmark-start text:name="_Toc361526186"/><text:bookmark-start text:name="_Toc361525692"/><text:span text:style-name="T7">Solución por medio de la huella digital de la llave</text:span><text:bookmark-end text:name="_Toc366171223"/><text:bookmark-end text:name="_Toc366084796"/><text:bookmark-end text:name="_Toc366084695"/><text:bookmark-end text:name="_Toc366084448"/><text:bookmark-end text:name="_Toc364687471"/><text:bookmark-end text:name="_Toc364657830"/><text:bookmark-end text:name="_Toc364439625"/><text:bookmark-end text:name="_Toc363093889"/><text:bookmark-end text:name="_Toc362354301"/><text:bookmark-end text:name="_Toc362352313"/><text:bookmark-end text:name="_Toc362282182"/><text:bookmark-end text:name="_Toc362281929"/><text:bookmark-end text:name="_Toc362181007"/><text:bookmark-end text:name="_Toc362020957"/><text:bookmark-end text:name="_Toc361710015"/><text:bookmark-end text:name="_Toc361709826"/><text:bookmark-end text:name="_Toc361672737"/><text:bookmark-end text:name="_Toc361671801"/><text:bookmark-end text:name="_Toc361526382"/><text:bookmark-end text:name="_Toc361526306"/><text:bookmark-end text:name="_Toc361526186"/><text:bookmark-end text:name="_Toc361525692"/></text:p>
      <text:p text:style-name="P34"><text:span text:style-name="T6">Pedro Pérez me mandó por correo su llave pública y yo ya la añadí a mi pubring.pgp. Veo la huella digital de la llave de Pedro con el comando:</text:span></text:p>
      <text:p text:style-name="P40"><text:span text:style-name="T6">pgp -kvc pedro pubring.pgp.</text:span></text:p>
      <text:p text:style-name="P34"><text:span text:style-name="T6">la respuesta será una serie de números y letras que apunto y luego le telefoneo a Pedro Pérez. Estando seguro que es él porque le conozco la voz, y porque le llamé a su casa y por lo que platicamos, le digo que recibí su llave pública y que la huella digital es tal y tal. El checa con la misma orden de arriba en su llavero público y me dirá que sí o que no es, según el caso.</text:span></text:p>
      <text:p text:style-name="P41"><text:span text:style-name="T6">[La huella digital consiste en dos series de ocho números hexadecimales de dos guarismos cada uno]</text:span></text:p>
      <text:p text:style-name="P41"><text:bookmark-start text:name="_Toc366171224"/><text:bookmark-start text:name="_Toc366084797"/><text:bookmark-start text:name="_Toc366084696"/><text:bookmark-start text:name="_Toc366084449"/><text:bookmark-start text:name="_Toc364687472"/><text:bookmark-start text:name="_Toc364657831"/><text:bookmark-start text:name="_Toc364439626"/><text:bookmark-start text:name="_Toc363093890"/><text:bookmark-start text:name="_Toc362354302"/><text:bookmark-start text:name="_Toc362352314"/><text:bookmark-start text:name="_Toc362282183"/><text:bookmark-start text:name="_Toc362281930"/><text:bookmark-start text:name="_Toc362181008"/><text:bookmark-start text:name="_Toc362020958"/><text:bookmark-start text:name="_Toc361710016"/><text:bookmark-start text:name="_Toc361709827"/><text:bookmark-start text:name="_Toc361672738"/><text:bookmark-start text:name="_Toc361671802"/><text:bookmark-start text:name="_Toc361526383"/><text:bookmark-start text:name="_Toc361526307"/><text:bookmark-start text:name="_Toc361526187"/><text:bookmark-start text:name="_Toc361525693"/><text:span text:style-name="T7">Solución por medio de llaves firmadas, o autenticadas</text:span><text:bookmark-end text:name="_Toc366171224"/><text:bookmark-end text:name="_Toc366084797"/><text:bookmark-end text:name="_Toc366084696"/><text:bookmark-end text:name="_Toc366084449"/><text:bookmark-end text:name="_Toc364687472"/><text:bookmark-end text:name="_Toc364657831"/><text:bookmark-end text:name="_Toc364439626"/><text:bookmark-end text:name="_Toc363093890"/><text:bookmark-end text:name="_Toc362354302"/><text:bookmark-end text:name="_Toc362352314"/><text:bookmark-end text:name="_Toc362282183"/><text:bookmark-end text:name="_Toc362281930"/><text:bookmark-end text:name="_Toc362181008"/><text:bookmark-end text:name="_Toc362020958"/><text:bookmark-end text:name="_Toc361710016"/><text:bookmark-end text:name="_Toc361709827"/><text:bookmark-end text:name="_Toc361672738"/><text:bookmark-end text:name="_Toc361671802"/><text:bookmark-end text:name="_Toc361526383"/><text:bookmark-end text:name="_Toc361526307"/><text:bookmark-end text:name="_Toc361526187"/><text:bookmark-end text:name="_Toc361525693"/></text:p>
      <text:p text:style-name="P10"><text:span text:style-name="T6">Hablemos de Pedro Pérez, de Fernando Fernández y de Juan Juárez.</text:span></text:p>
      <text:p text:style-name="P10"><text:span text:style-name="T6">Pedro Pérez recibió por correo-e la llave de Fernando Fernández, y venía firmada (autenticada) por Juan Juárez. Por otra parte Pedro tiene en su llavero la llave pública de Juan recibida directamente del mismo Juan. Al descifrar con la orden pgp correo.txt el programa le dirá que es la llave de Fernando y que viene firmada por Juan. Si no tiene en su llavero la llave de Juan el informe que recibirá es que viene firmada por un firmante desconocido. Cuando añada a su llavero la llave de Juan todo se arreglará y Pedro tendrá la garantía dada por Juan de que la llave de Fernando es realmente de Fernando. Si Pedro le cree o no a Juan, es su bronca.</text:span></text:p>
      <text:p text:style-name="P10"><text:bookmark-start text:name="_Toc366171225"/><text:bookmark-start text:name="_Toc366084798"/><text:bookmark-start text:name="_Toc366084697"/><text:bookmark-start text:name="_Toc366084450"/><text:bookmark-start text:name="_Toc364687473"/><text:bookmark-start text:name="_Toc364657832"/><text:bookmark-start text:name="_Toc364439627"/><text:bookmark-start text:name="_Toc363093891"/><text:bookmark-start text:name="_Toc362354303"/><text:bookmark-start text:name="_Toc362352315"/><text:bookmark-start text:name="_Toc362282184"/><text:bookmark-start text:name="_Toc362281931"/><text:bookmark-start text:name="_Toc362181009"/><text:bookmark-start text:name="_Toc362020959"/><text:bookmark-start text:name="_Toc361710017"/><text:bookmark-start text:name="_Toc361709828"/><text:bookmark-start text:name="_Toc361672739"/><text:bookmark-start text:name="_Toc361671803"/><text:bookmark-start text:name="_Toc361526384"/><text:bookmark-start text:name="_Toc361526308"/><text:bookmark-start text:name="_Toc361526188"/><text:bookmark-start text:name="_Toc361525694"/><text:span text:style-name="T15">Guardar una llave recibida en formato llave.pgp y no en llave.asc</text:span><text:bookmark-end text:name="_Toc366171225"/><text:bookmark-end text:name="_Toc366084798"/><text:bookmark-end text:name="_Toc366084697"/><text:bookmark-end text:name="_Toc366084450"/><text:bookmark-end text:name="_Toc364687473"/><text:bookmark-end text:name="_Toc364657832"/><text:bookmark-end text:name="_Toc364439627"/><text:bookmark-end text:name="_Toc363093891"/><text:bookmark-end text:name="_Toc362354303"/><text:bookmark-end text:name="_Toc362352315"/><text:bookmark-end text:name="_Toc362282184"/><text:bookmark-end text:name="_Toc362281931"/><text:bookmark-end text:name="_Toc362181009"/><text:bookmark-end text:name="_Toc362020959"/><text:bookmark-end text:name="_Toc361710017"/><text:bookmark-end text:name="_Toc361709828"/><text:bookmark-end text:name="_Toc361672739"/><text:bookmark-end text:name="_Toc361671803"/><text:bookmark-end text:name="_Toc361526384"/><text:bookmark-end text:name="_Toc361526308"/><text:bookmark-end text:name="_Toc361526188"/><text:bookmark-end text:name="_Toc361525694"/></text:p>
      <text:p text:style-name="P10"><text:span text:style-name="T6">Pero yo no recibí por correo una llave. Me la dio en disquete su dueño y no viene en formato .asc así que no puedo simplemente descifrarla con la orden pgp jhdez.pgp. ¿Cómo la añado a mi llavero?</text:span></text:p>
      <text:p text:style-name="P10"><text:span text:style-name="T6">La añado con la orden: pgp -ka jhdez.pgp pubring.pgp</text:span></text:p>
      <text:p text:style-name="P10"><text:span text:style-name="T6">Aquí supongo que "jhdez.pgp" es la llave pública tal como me la dieron quizá ya firmada por otro.</text:span></text:p>
      <text:p text:style-name="P10"><text:bookmark-start text:name="_Toc366171226"/><text:bookmark-start text:name="_Toc366084799"/><text:bookmark-start text:name="_Toc366084698"/><text:bookmark-start text:name="_Toc366084451"/><text:bookmark-start text:name="_Toc364687474"/><text:bookmark-start text:name="_Toc364657833"/><text:bookmark-start text:name="_Toc364439628"/><text:bookmark-start text:name="_Toc363093892"/><text:bookmark-start text:name="_Toc362354304"/><text:bookmark-start text:name="_Toc362352316"/><text:bookmark-start text:name="_Toc362282185"/><text:bookmark-start text:name="_Toc362281932"/><text:bookmark-start text:name="_Toc362181010"/><text:bookmark-start text:name="_Toc362020960"/><text:bookmark-start text:name="_Toc361710018"/><text:bookmark-start text:name="_Toc361709829"/><text:bookmark-start text:name="_Toc361672740"/><text:bookmark-start text:name="_Toc361671804"/><text:bookmark-start text:name="_Toc361526385"/><text:bookmark-start text:name="_Toc361526309"/><text:bookmark-start text:name="_Toc361526189"/><text:bookmark-start text:name="_Toc361525695"/><text:span text:style-name="T15">Cómo se firman las llaves</text:span><text:bookmark-end text:name="_Toc366171226"/><text:bookmark-end text:name="_Toc366084799"/><text:bookmark-end text:name="_Toc366084698"/><text:bookmark-end text:name="_Toc366084451"/><text:bookmark-end text:name="_Toc364687474"/><text:bookmark-end text:name="_Toc364657833"/><text:bookmark-end text:name="_Toc364439628"/><text:bookmark-end text:name="_Toc363093892"/><text:bookmark-end text:name="_Toc362354304"/><text:bookmark-end text:name="_Toc362352316"/><text:bookmark-end text:name="_Toc362282185"/><text:bookmark-end text:name="_Toc362281932"/><text:bookmark-end text:name="_Toc362181010"/><text:bookmark-end text:name="_Toc362020960"/><text:bookmark-end text:name="_Toc361710018"/><text:bookmark-end text:name="_Toc361709829"/><text:bookmark-end text:name="_Toc361672740"/><text:bookmark-end text:name="_Toc361671804"/><text:bookmark-end text:name="_Toc361526385"/><text:bookmark-end text:name="_Toc361526309"/><text:bookmark-end text:name="_Toc361526189"/><text:bookmark-end text:name="_Toc361525695"/></text:p>
      <text:p text:style-name="P10"><text:span text:style-name="T6">Cada uno puede firmar la o las llaves que tenga en su llavero. Para esto lo primero es incorporar al propio llavero la o las llaves que va uno a firmar. Por ejemplo: en mi llavero tengo las llaves mía y las de Pedro Pérez, Fernando Fernández y Juan Juárez. Y quiero firmar la de Juan. Procedo: pgp -ks Juan pubring.pgp</text:span></text:p>
      <text:p text:style-name="P10"><text:span text:style-name="T6">y va uno contestando las preguntas que vaya haciendo el programa. Al final queda firmada por mí la llave de Juan.</text:span></text:p>
      <text:p text:style-name="P10"><text:bookmark-start text:name="_Toc366171227"/><text:bookmark-start text:name="_Toc366084800"/><text:bookmark-start text:name="_Toc366084699"/><text:bookmark-start text:name="_Toc366084452"/><text:bookmark-start text:name="_Toc364687475"/><text:bookmark-start text:name="_Toc364657834"/><text:bookmark-start text:name="_Toc364439629"/><text:bookmark-start text:name="_Toc363093893"/><text:bookmark-start text:name="_Toc362354305"/><text:bookmark-start text:name="_Toc362352317"/><text:bookmark-start text:name="_Toc362282186"/><text:bookmark-start text:name="_Toc362281933"/><text:bookmark-start text:name="_Toc362181011"/><text:bookmark-start text:name="_Toc362020961"/><text:bookmark-start text:name="_Toc361710019"/><text:bookmark-start text:name="_Toc361709830"/><text:bookmark-start text:name="_Toc361672741"/><text:bookmark-start text:name="_Toc361671805"/><text:bookmark-start text:name="_Toc361526386"/><text:bookmark-start text:name="_Toc361526310"/><text:bookmark-start text:name="_Toc361526190"/><text:bookmark-start text:name="_Toc361525696"/><text:span text:style-name="T15">Cómo aislo la llave de Juan Juárez</text:span><text:bookmark-end text:name="_Toc366171227"/><text:bookmark-end text:name="_Toc366084800"/><text:bookmark-end text:name="_Toc366084699"/><text:bookmark-end text:name="_Toc366084452"/><text:bookmark-end text:name="_Toc364687475"/><text:bookmark-end text:name="_Toc364657834"/><text:bookmark-end text:name="_Toc364439629"/><text:bookmark-end text:name="_Toc363093893"/><text:bookmark-end text:name="_Toc362354305"/><text:bookmark-end text:name="_Toc362352317"/><text:bookmark-end text:name="_Toc362282186"/><text:bookmark-end text:name="_Toc362281933"/><text:bookmark-end text:name="_Toc362181011"/><text:bookmark-end text:name="_Toc362020961"/><text:bookmark-end text:name="_Toc361710019"/><text:bookmark-end text:name="_Toc361709830"/><text:bookmark-end text:name="_Toc361672741"/><text:bookmark-end text:name="_Toc361671805"/><text:bookmark-end text:name="_Toc361526386"/><text:bookmark-end text:name="_Toc361526310"/><text:bookmark-end text:name="_Toc361526190"/><text:bookmark-end text:name="_Toc361525696"/></text:p>
      <text:p text:style-name="P9"><text:soft-page-break/><text:span text:style-name="T6">Se aisla una llave para poder tenerla sola y pasarla a otros y al mismo Juan Juárez para que él la tenga (y pueda pasarla) con todo y mi firma.</text:span></text:p>
      <text:p text:style-name="P35"><text:span text:style-name="T6">con el comando: pgp -kx juan juan.pgp pubring.pgp</text:span></text:p>
      <text:p text:style-name="P10"><text:span text:style-name="T6">o si quiero el archivo en armadura de ASCIIs puros:</text:span></text:p>
      <text:p text:style-name="P35"><text:span text:style-name="T6">pgp -kxa juan juan.asc pubring.pgp</text:span></text:p>
      <text:p text:style-name="P10"><text:span text:style-name="T6">Y según la orden usada tendré la llave pública de Juan Juárez ya sea como juan.pgp, o como juan.asc.</text:span></text:p>
      <text:list xml:id="list858142231" text:continue-list="list1403671184" text:style-name="WWNum2">
        <text:list-item>
          <text:p text:style-name="P29"><text:span text:style-name="T6">Sugerencia:<text:line-break/>Varios que estén relacionados por su trabajo, o por cercanía geográfica, o por otros motivos pueden nombrar a uno que sea algo así como su notario oficial para autentificar las firmas de ese grupo. Ese "notario" debe ser conocido por varias de las gentes conocidas a su vez en su sistema de comunicación electrónica. El notario consigue en directo que los conocidos del sistema le autentifiquen su llave pública en forma directa con presencia personal; él, a su vez, irá autentificando por conocimiento directo las llaves públicas de los de su grupo. Pero sin que la firma de ese notario se convierta en obligatoria. Cada uno puede hacer certificar su llave pública de la manera que quiera. Los "notarios" son para ayudar, pero no para adquirir el control de la autenticidad de las llaves de determinado grupo.</text:span></text:p>
        </text:list-item>
        <text:list-item>
          <text:p text:style-name="P29"><text:bookmark-start text:name="_Toc366171228"/><text:bookmark-start text:name="_Toc366084801"/><text:bookmark-start text:name="_Toc366084700"/><text:bookmark-start text:name="_Toc366084453"/><text:bookmark-start text:name="_Toc364687476"/><text:bookmark-start text:name="_Toc364657835"/><text:bookmark-start text:name="_Toc364439630"/><text:bookmark-start text:name="_Toc363093894"/><text:bookmark-start text:name="_Toc362354306"/><text:bookmark-start text:name="_Toc362352318"/><text:bookmark-start text:name="_Toc362282187"/><text:bookmark-start text:name="_Toc362281934"/><text:bookmark-start text:name="_Toc362181012"/><text:bookmark-start text:name="_Toc362020962"/><text:bookmark-start text:name="_Toc361710020"/><text:bookmark-start text:name="_Toc361709831"/><text:bookmark-start text:name="_Toc361672742"/><text:bookmark-start text:name="_Toc361671806"/><text:bookmark-start text:name="_Toc361526387"/><text:bookmark-start text:name="_Toc361526311"/><text:bookmark-start text:name="_Toc361526191"/><text:bookmark-start text:name="_Toc361525697"/><text:span text:style-name="T15">Examinar nuestro llavero público</text:span><text:bookmark-end text:name="_Toc366171228"/><text:bookmark-end text:name="_Toc366084801"/><text:bookmark-end text:name="_Toc366084700"/><text:bookmark-end text:name="_Toc366084453"/><text:bookmark-end text:name="_Toc364687476"/><text:bookmark-end text:name="_Toc364657835"/><text:bookmark-end text:name="_Toc364439630"/><text:bookmark-end text:name="_Toc363093894"/><text:bookmark-end text:name="_Toc362354306"/><text:bookmark-end text:name="_Toc362352318"/><text:bookmark-end text:name="_Toc362282187"/><text:bookmark-end text:name="_Toc362281934"/><text:bookmark-end text:name="_Toc362181012"/><text:bookmark-end text:name="_Toc362020962"/><text:bookmark-end text:name="_Toc361710020"/><text:bookmark-end text:name="_Toc361709831"/><text:bookmark-end text:name="_Toc361672742"/><text:bookmark-end text:name="_Toc361671806"/><text:bookmark-end text:name="_Toc361526387"/><text:bookmark-end text:name="_Toc361526311"/><text:bookmark-end text:name="_Toc361526191"/><text:bookmark-end text:name="_Toc361525697"/></text:p>
        </text:list-item>
      </text:list>
      <text:p text:style-name="P12"><text:span text:style-name="T6">Con las llaves públicas que vamos recibiendo de otros se va enriqueciendo nuestro llavero pubring.pgp. Podemos, si así lo deseamos, asomarnos dentro del llavero para saber cuántas llaves tenemos y de quiénes.</text:span></text:p>
      <text:p text:style-name="P21"><text:span text:style-name="T6">La orden pgp -kv pubring.pgp </text:span></text:p>
      <text:p text:style-name="P22"><text:span text:style-name="T6">da como resultado el contenido del llavero;</text:span></text:p>
      <text:p text:style-name="P36"><text:span text:style-name="T6">La orden pgp -kvm pubring.pgp</text:span></text:p>
      <text:p text:style-name="P21"><text:span text:style-name="T6">o bien: pgp -kv pubring.pgp | more</text:span></text:p>
      <text:p text:style-name="P34"><text:span text:style-name="T6">da el contenido del llavero, pero parte por parte. No pasa por la pantalla todo el contenido, sino que se va deteniendo pantalla por pantalla.</text:span></text:p>
      <text:p text:style-name="P21"><text:span text:style-name="T6">La orden pgp -kv pubring.pgp &gt; archivo.txt</text:span></text:p>
      <text:p text:style-name="P34"><text:span text:style-name="T6">Da por resultado un archivo de texto con el contenido del llavero.</text:span></text:p>
      <text:p text:style-name="P98"><text:span text:style-name="T6">NOTA: En cualquiera de estos casos se puede añadir otra "v" a los parámetros del comando (‑kvv, -kvvm). El resultado dará más detalles de información: también aparecerá con qué firmas está autenticada cada llave. Si en tu config.txt has instruido a </text:span><text:span text:style-name="T11">PGP</text:span><text:span text:style-name="T6"> que siempre actúe con muchas palabras (verbose = 2), -kv funcionará como si fuera -kvv</text:span></text:p>
      <text:p text:style-name="P43"><text:span text:style-name="T6">-kv = ver el llavero</text:span></text:p>
      <text:p text:style-name="P44"><text:span text:style-name="T6">-kvv = ver el llavero con respuesta de más palabras ("verbose")</text:span></text:p>
      <text:p text:style-name="P9"><text:span text:style-name="T11">NO NOS CONTENTEMOS CON SABER ESTO</text:span><text:span text:style-name="T6">. Practiquémoslo. Tómese cada uno el tiempo para examinar el contenido de su llavero público, pubring.pgp; para verlo en pantalla y para generar un archivo de texto, con menos y más información.</text:span></text:p>
      <text:p text:style-name="P9"><text:bookmark-start text:name="_Toc366171229"/><text:bookmark-start text:name="_Toc366084802"/><text:bookmark-start text:name="_Toc366084701"/><text:bookmark-start text:name="_Toc366084454"/><text:bookmark-start text:name="_Toc364687477"/><text:bookmark-start text:name="_Toc364657836"/><text:bookmark-start text:name="_Toc364439631"/><text:bookmark-start text:name="_Toc363093895"/><text:bookmark-start text:name="_Toc362354307"/><text:bookmark-start text:name="_Toc362352319"/><text:bookmark-start text:name="_Toc362282188"/><text:bookmark-start text:name="_Toc362281935"/><text:bookmark-start text:name="_Toc362181013"/><text:bookmark-start text:name="_Toc362020963"/><text:bookmark-start text:name="_Toc361710021"/><text:bookmark-start text:name="_Toc361709832"/><text:bookmark-start text:name="_Toc361672743"/><text:bookmark-start text:name="_Toc361671807"/><text:bookmark-start text:name="_Toc361526388"/><text:bookmark-start text:name="_Toc361526312"/><text:bookmark-start text:name="_Toc361526192"/><text:bookmark-start text:name="_Toc361525698"/><text:span text:style-name="T15">Observaciones</text:span><text:bookmark-end text:name="_Toc366171229"/><text:bookmark-end text:name="_Toc366084802"/><text:bookmark-end text:name="_Toc366084701"/><text:bookmark-end text:name="_Toc366084454"/><text:bookmark-end text:name="_Toc364687477"/><text:bookmark-end text:name="_Toc364657836"/><text:bookmark-end text:name="_Toc364439631"/><text:bookmark-end text:name="_Toc363093895"/><text:bookmark-end text:name="_Toc362354307"/><text:bookmark-end text:name="_Toc362352319"/><text:bookmark-end text:name="_Toc362282188"/><text:bookmark-end text:name="_Toc362281935"/><text:bookmark-end text:name="_Toc362181013"/><text:bookmark-end text:name="_Toc362020963"/><text:bookmark-end text:name="_Toc361710021"/><text:bookmark-end text:name="_Toc361709832"/><text:bookmark-end text:name="_Toc361672743"/><text:bookmark-end text:name="_Toc361671807"/><text:bookmark-end text:name="_Toc361526388"/><text:bookmark-end text:name="_Toc361526312"/><text:bookmark-end text:name="_Toc361526192"/><text:bookmark-end text:name="_Toc361525698"/></text:p>
      <text:list xml:id="list1425725729" text:continue-numbering="true" text:style-name="WWNum2">
        <text:list-item>
          <text:p text:style-name="P127"><text:span text:style-name="T6">Algunos han puesto como identificador un nombre: Mauricio, javier. Esto dificultará cifrar documentos si es que hay otro Mauricio u otro Javier. ¿Cómo distinguirlos? Es bueno que pongan también su apellido. Pueden modificar su identificador con el comando:</text:span></text:p>
        </text:list-item>
      </text:list>
      <text:p text:style-name="P46"><text:span text:style-name="T6">pgp -ke identificador [llavero], o en concreto:</text:span></text:p>
      <text:p text:style-name="P46"><text:span text:style-name="T6">pgp -ke Mauricio pubring.pgp</text:span></text:p>
      <text:p text:style-name="P99"><text:soft-page-break/><text:span text:style-name="T6">Y seguir las instrucciones que vayan saliendo. Quedará una llave con dos identificadores. Luego habrá que quitar el identificador incompleto con la orden: pgp -kr mauricio pubring.pgp, y asímismo ir siguendo las instrucciones de </text:span><text:span text:style-name="T11">PGP</text:span><text:span text:style-name="T6">.</text:span></text:p>
      <text:list xml:id="list917364596" text:continue-numbering="true" text:style-name="WWNum2">
        <text:list-item>
          <text:p text:style-name="P127"><text:span text:style-name="T6">Alguno sólo ha puesto como identificador su nombre institucional. No es buena política la de que varios individuos compartan una misma llave con su clave (contraseña). La llave privada y la frase con que se abre ésta son secretos que deben ser muy bien guardados.</text:span></text:p>
        </text:list-item>
        <text:list-item>
          <text:p text:style-name="P127"><text:span text:style-name="T6">El formato de los identificadores suele ser:</text:span></text:p>
        </text:list-item>
      </text:list>
      <text:p text:style-name="P47"><text:span text:style-name="T6">fulano de tal &lt;dirección electrónica&gt;<text:line-break/>Juan Hernandez &lt;jhdez@servidor.unam.mx&gt;</text:span></text:p>
      <text:p text:style-name="P10"><text:span text:style-name="T6">Si alguno no tiene dirección electrónica puede poner dentro de los paréntesis angulares, un número de teléfono, o un apodo, o algo que lo identifique a él solo.</text:span></text:p>
      <text:p text:style-name="P10"><text:bookmark-start text:name="_Toc366171230"/><text:bookmark-start text:name="_Toc366084803"/><text:bookmark-start text:name="_Toc366084702"/><text:bookmark-start text:name="_Toc366084455"/><text:bookmark-start text:name="_Toc364687478"/><text:bookmark-start text:name="_Toc364657837"/><text:bookmark-start text:name="_Toc364439632"/><text:bookmark-start text:name="_Toc363093896"/><text:span text:style-name="T15">Digresión de preguntas y respuestas</text:span><text:bookmark-end text:name="_Toc366171230"/><text:bookmark-end text:name="_Toc366084803"/><text:bookmark-end text:name="_Toc366084702"/><text:bookmark-end text:name="_Toc366084455"/><text:bookmark-end text:name="_Toc364687478"/><text:bookmark-end text:name="_Toc364657837"/><text:bookmark-end text:name="_Toc364439632"/><text:bookmark-end text:name="_Toc363093896"/></text:p>
      <text:p text:style-name="P10"><text:span text:style-name="T6">Esto no forma parte del instructivo en directo. Son preguntas y respuestas que tienen que ver con lo que va del instructivo.</text:span></text:p>
      <text:p text:style-name="P129"><text:span text:style-name="T6">(P/):<text:tab/>Hoy recibí tu mensaje y ya estuve practicándolo, primero saqué todas las firmas que venían en el programa (Zimmerman y demás).</text:span></text:p>
      <text:p text:style-name="P129"><text:span text:style-name="T6">(R/):<text:tab/>Te sirvió de ejercicio y eso es bueno. Supongo que te refieres a las que vienen en el programa como keys.asc. Son las de los productores y mantenedores del </text:span><text:span text:style-name="T11">PGP</text:span><text:span text:style-name="T6">. Yo lo que hice fue guardarlas como un llavero aparte. Hasta ahora no me he metido a explicar como hacer diversos llaveros. De hecho yo hice un llavero que llame "pgpjefes.pgp", con su poco de humor y puse allí todas esas llaves además de la mía.</text:span></text:p>
      <text:p text:style-name="P129"><text:span text:style-name="T6"><text:tab/>¿Como se hace? Con pgp -ka pubring.pgp pgpjefes.pgp, y cuando el </text:span><text:span text:style-name="T11">PGP</text:span><text:span text:style-name="T6"> te pregunte si vas añadiendo tal y tal llave al llavero pgpjefes.pgp le vas contestando sí o no. Para esto debes tener activado en tu config.txt la linea interactive = on, porque si no, te pasa de golpe todas las llaves contenidas en keys.asc y tendrás que ir quitando una por una las que no quieras en el llavero pgpjefes.pgp.</text:span></text:p>
      <text:p text:style-name="P129"><text:span text:style-name="T6"><text:tab/>Te sirven para checar los programas de </text:span><text:span text:style-name="T11">PGP</text:span><text:span text:style-name="T6"> que hayas bajado o los que puedas bajar en el futuro. También por si alguna vez le escribes en cifra a Zimmermann o algún otro de ellos. Yo he estado usando la de Armando Ramos, que es el que se ha encargado de hacer las traducciones al castellano. Pero mayor utilidad no creo que tengan.</text:span></text:p>
      <text:p text:style-name="P129"><text:span text:style-name="T6">P/:<text:tab/>¿Cómo firma mi llave pública otro con quien puedo estar en contacto directo?</text:span></text:p>
      <text:p text:style-name="P129"><text:span text:style-name="T6">R/:<text:tab/>Fulano tienen tu llave publica. Tú eres sutano. Entonces la firma él en su llavero:</text:span></text:p>
      <text:p text:style-name="P2"><text:span text:style-name="T6"><text:tab/>pgp -ks sutano pubring.pgp</text:span></text:p>
      <text:p text:style-name="P38"><text:span text:style-name="T6">Luego la extrae de su llavero:</text:span></text:p>
      <text:p text:style-name="P2"><text:span text:style-name="T6"><text:tab/>pgp -kx sutano sutano.pgp pubring.pgp, o:</text:span></text:p>
      <text:p text:style-name="P2"><text:span text:style-name="T6"><text:tab/>pgp -kxa sutano sutano.asc pubring.pgp</text:span></text:p>
      <text:p text:style-name="P39"><text:span text:style-name="T6">Luego te da la copia del archivo sutano.pgp o sutano.asc</text:span></text:p>
      <text:list xml:id="list1004012572" text:style-name="WWNum3">
        <text:list-item>
          <text:p text:style-name="P49"><text:span text:style-name="T6">Si es sutano.asc, con el simple descifrarlo irá a tu pubring.pgp. Si tu sutano.asc está en un disquete puedes usar la orden: pgp a:\sutano.asc.</text:span></text:p>
        </text:list-item>
      </text:list>
      <text:p text:style-name="P50"><text:span text:style-name="T6">Esto sucede si tienes en tu autoexec.bat el set pgppath = c:\pgp <text:s/>o el directorio correspondiente.</text:span></text:p>
      <text:p text:style-name="P51"><text:span text:style-name="T6">Y luego distribuyes por el correo electrónico ese archivo sutano.asc, que es tu llave publica firmada por fulano, en armadura de ASCIIs simples.</text:span></text:p>
      <text:list xml:id="list1760749609" text:continue-numbering="true" text:style-name="WWNum3">
        <text:list-item>
          <text:p text:style-name="P49"><text:span text:style-name="T6">Si es sutano.pgp, metes su contenido a tu llavero con:</text:span></text:p>
        </text:list-item>
      </text:list>
      <text:p text:style-name="P3"><text:span text:style-name="T6">pgp -ka sutano.pgp pubring.pgp</text:span></text:p>
      <text:p text:style-name="P50"><text:span text:style-name="T6">Y después extraes tu llave para el correo electrónico:</text:span></text:p>
      <text:p text:style-name="P48"><text:span text:style-name="T6">pgp -kxa pubring.pgp sutano.asc</text:span></text:p>
      <text:p text:style-name="P129"><text:soft-page-break/><text:span text:style-name="T6">P/:<text:tab/>En la llave de perengano que le firmé personalmente, hay varias firmas que aparecen como desconocidas, ¿a qué se debe eso, a que yo no las tengo como registradas o que las firmas en sí no están validadas? ¿Me expliqué o me hice bolas?</text:span></text:p>
      <text:p text:style-name="P129"><text:span text:style-name="T6">R/:<text:tab/>Para que el </text:span><text:span text:style-name="T11">PGP</text:span><text:span text:style-name="T6"> reconozca una firma, tiene que estar la llave pública del que la firmó, en el mismo llavero. O sea, que deben estar en tu pubring.pgp las llaves públicas de los que firmaron la de perengano. Pero lo importante es que haya una a la que tú le confíes y entonces la firmas para ti en tu llavero. Luego podrás quitarle luna firma inútil con la orden::</text:span></text:p>
      <text:p text:style-name="P48"><text:span text:style-name="T6">pgp -krs perengano pubring.pgp</text:span></text:p>
      <text:p text:style-name="P129"><text:span text:style-name="T6">P/:<text:tab/>¿cómo puedo confirmar tu llave pública?</text:span></text:p>
      <text:p text:style-name="P129"><text:span text:style-name="T6">R/<text:tab/>La bronca está en qué tan cierto estás de que yo soy la persona que digo ser en el correo electrónico. Que no me estoy inventando una personalidad para el correo electrónico, ni que haya otra persona que se ha metido a mi cuenta de correo electrónico simulando que soy yo y así ha generado un par de llaves pública-secreta y ha estado comunicando la pública como si fuera mía. Podemos andar en trabajos y actividades por la paz, por los derechos humanos, etc., que no les caen bien a muchos sectores del gobierno y a otros con capacidad de organizar sus servicios de inteligencia. Supón que alguno de ellos logra hacerse pasar por mí, y al principio en muy buena onda da tiempo y trabajo a ayudar a los grupos de los que desea extraer información y vigilar. Y luego, ganada la confianza, saca la información que anda buscando.</text:span></text:p>
      <text:p text:style-name="P129"><text:span text:style-name="T6"><text:tab/>Por tanto la única manera de que puedas estar seguro de que mi llave pública que tienes es realmente mía es que te la dé en persona. O que alguien en quien tú confías te la dé en persona y la haya recibido de mí en persona. O que ese alguien en quien confias y de quien recibiste en persona su llave pública te mande, firmada por él, mi llave pública.</text:span></text:p>
      <text:p text:style-name="P129"><text:bookmark-start text:name="_Toc366171231"/><text:bookmark-start text:name="_Toc366084804"/><text:bookmark-start text:name="_Toc366084703"/><text:bookmark-start text:name="_Toc366084456"/><text:bookmark-start text:name="_Toc364687479"/><text:bookmark-start text:name="_Toc364657838"/><text:bookmark-start text:name="_Toc364439633"/><text:bookmark-start text:name="_Toc363093897"/><text:bookmark-start text:name="_Toc362354309"/><text:bookmark-start text:name="_Toc362352321"/><text:bookmark-start text:name="_Toc362282190"/><text:bookmark-start text:name="_Toc362281937"/><text:bookmark-start text:name="_Toc362181015"/><text:bookmark-start text:name="_Toc362020965"/><text:bookmark-start text:name="_Toc361710023"/><text:bookmark-start text:name="_Toc361709834"/><text:bookmark-start text:name="_Toc361672745"/><text:bookmark-start text:name="_Toc361671809"/><text:bookmark-start text:name="_Toc361526389"/><text:bookmark-start text:name="_Toc361526313"/><text:bookmark-start text:name="_Toc361526193"/><text:bookmark-start text:name="_Toc361525699"/><text:span text:style-name="T4">Cifrar archivos al modo del PGP</text:span><text:bookmark-end text:name="_Toc366171231"/><text:bookmark-end text:name="_Toc366084804"/><text:bookmark-end text:name="_Toc366084703"/><text:bookmark-end text:name="_Toc366084456"/><text:bookmark-end text:name="_Toc364687479"/><text:bookmark-end text:name="_Toc364657838"/><text:bookmark-end text:name="_Toc364439633"/><text:bookmark-end text:name="_Toc363093897"/><text:bookmark-end text:name="_Toc362354309"/><text:bookmark-end text:name="_Toc362352321"/><text:bookmark-end text:name="_Toc362282190"/><text:bookmark-end text:name="_Toc362281937"/><text:bookmark-end text:name="_Toc362181015"/><text:bookmark-end text:name="_Toc362020965"/><text:bookmark-end text:name="_Toc361710023"/><text:bookmark-end text:name="_Toc361709834"/><text:bookmark-end text:name="_Toc361672745"/><text:bookmark-end text:name="_Toc361671809"/><text:bookmark-end text:name="_Toc361526389"/><text:bookmark-end text:name="_Toc361526313"/><text:bookmark-end text:name="_Toc361526193"/><text:bookmark-end text:name="_Toc361525699"/></text:p>
      <text:list xml:id="list1911725793" text:continue-list="list1905045171" text:style-name="WWNum1">
        <text:list-item>
          <text:h text:style-name="P66" text:outline-level="1"><text:bookmark-start text:name="__RefHeading__5911_983658081"/><text:bookmark-start text:name="_Toc366171232"/><text:bookmark-start text:name="_Toc366084805"/><text:bookmark-start text:name="_Toc366084704"/><text:bookmark-start text:name="_Toc366084457"/><text:bookmark-start text:name="_Toc364687480"/><text:bookmark-start text:name="_Toc364657839"/><text:bookmark-start text:name="_Toc364439634"/><text:bookmark-start text:name="_Toc363093898"/><text:bookmark-start text:name="_Toc362354310"/><text:bookmark-start text:name="_Toc362352322"/><text:bookmark-start text:name="_Toc362282191"/><text:bookmark-start text:name="_Toc362281938"/><text:bookmark-start text:name="_Toc362181016"/><text:bookmark-start text:name="_Toc362020966"/><text:bookmark-start text:name="_Toc361710024"/><text:bookmark-start text:name="_Toc361709835"/><text:bookmark-start text:name="_Toc361672746"/><text:bookmark-start text:name="_Toc361671810"/><text:bookmark-start text:name="_Toc361526390"/><text:bookmark-start text:name="_Toc361526314"/><text:bookmark-start text:name="_Toc361526194"/><text:bookmark-start text:name="_Toc361525700"/><text:span text:style-name="T15">Cifrar para otros</text:span><text:bookmark-end text:name="__RefHeading__5911_983658081"/><text:bookmark-end text:name="_Toc366171232"/><text:bookmark-end text:name="_Toc366084805"/><text:bookmark-end text:name="_Toc366084704"/><text:bookmark-end text:name="_Toc366084457"/><text:bookmark-end text:name="_Toc364687480"/><text:bookmark-end text:name="_Toc364657839"/><text:bookmark-end text:name="_Toc364439634"/><text:bookmark-end text:name="_Toc363093898"/><text:bookmark-end text:name="_Toc362354310"/><text:bookmark-end text:name="_Toc362352322"/><text:bookmark-end text:name="_Toc362282191"/><text:bookmark-end text:name="_Toc362281938"/><text:bookmark-end text:name="_Toc362181016"/><text:bookmark-end text:name="_Toc362020966"/><text:bookmark-end text:name="_Toc361710024"/><text:bookmark-end text:name="_Toc361709835"/><text:bookmark-end text:name="_Toc361672746"/><text:bookmark-end text:name="_Toc361671810"/><text:bookmark-end text:name="_Toc361526390"/><text:bookmark-end text:name="_Toc361526314"/><text:bookmark-end text:name="_Toc361526194"/><text:bookmark-end text:name="_Toc361525700"/></text:h>
        </text:list-item>
      </text:list>
      <text:p text:style-name="P10"><text:span text:style-name="T6">Se cifra para otros con la orden:</text:span></text:p>
      <text:p text:style-name="P42"><text:span text:style-name="T6"><text:tab/>pgp -e archivo.??? fulano [otros], o como está en la ayuda:</text:span></text:p>
      <text:p text:style-name="P37"><text:span text:style-name="T6"><text:tab/><text:tab/>pgp -e fnormal identificador_des</text:span></text:p>
      <text:p text:style-name="P37"><text:span text:style-name="T6">Ejemplo: pgp -e carta.doc fulano</text:span></text:p>
      <text:p text:style-name="P10"><text:span text:style-name="T6">Así cifras "carta.doc" para fulano. El resultado, o sea, el archivo cifrado, será carta.pgp; De haber cifrado con pgp -ea, el resultado habría sido carta.asc. Y si hubieras usado el parámetro -w el archivo original no cifrado se habría borrado de tu disco.</text:span></text:p>
      <text:p text:style-name="P10"><text:bookmark-start text:name="_Toc366171233"/><text:bookmark-start text:name="_Toc366084806"/><text:bookmark-start text:name="_Toc366084705"/><text:bookmark-start text:name="_Toc366084458"/><text:bookmark-start text:name="_Toc364687481"/><text:bookmark-start text:name="_Toc364657840"/><text:bookmark-start text:name="_Toc364439635"/><text:bookmark-start text:name="_Toc363093899"/><text:bookmark-start text:name="_Toc362354311"/><text:bookmark-start text:name="_Toc362352323"/><text:bookmark-start text:name="_Toc362282192"/><text:bookmark-start text:name="_Toc362281939"/><text:bookmark-start text:name="_Toc362181017"/><text:bookmark-start text:name="_Toc362020967"/><text:bookmark-start text:name="_Toc361710025"/><text:bookmark-start text:name="_Toc361709836"/><text:bookmark-start text:name="_Toc361672747"/><text:bookmark-start text:name="_Toc361671811"/><text:bookmark-start text:name="_Toc361526391"/><text:bookmark-start text:name="_Toc361526315"/><text:bookmark-start text:name="_Toc361526195"/><text:bookmark-start text:name="_Toc361525701"/><text:span text:style-name="T15">Pero salen varias dudas</text:span><text:bookmark-end text:name="_Toc366171233"/><text:bookmark-end text:name="_Toc366084806"/><text:bookmark-end text:name="_Toc366084705"/><text:bookmark-end text:name="_Toc366084458"/><text:bookmark-end text:name="_Toc364687481"/><text:bookmark-end text:name="_Toc364657840"/><text:bookmark-end text:name="_Toc364439635"/><text:bookmark-end text:name="_Toc363093899"/><text:bookmark-end text:name="_Toc362354311"/><text:bookmark-end text:name="_Toc362352323"/><text:bookmark-end text:name="_Toc362282192"/><text:bookmark-end text:name="_Toc362281939"/><text:bookmark-end text:name="_Toc362181017"/><text:bookmark-end text:name="_Toc362020967"/><text:bookmark-end text:name="_Toc361710025"/><text:bookmark-end text:name="_Toc361709836"/><text:bookmark-end text:name="_Toc361672747"/><text:bookmark-end text:name="_Toc361671811"/><text:bookmark-end text:name="_Toc361526391"/><text:bookmark-end text:name="_Toc361526315"/><text:bookmark-end text:name="_Toc361526195"/><text:bookmark-end text:name="_Toc361525701"/></text:p>
      <text:list xml:id="list760887933" text:continue-numbering="true" text:style-name="WWNum1">
        <text:list-item>
          <text:list>
            <text:list-item>
              <text:h text:style-name="P67" text:outline-level="2"><text:bookmark-start text:name="__RefHeading__5913_983658081"/><text:bookmark-start text:name="_Toc366171234"/><text:bookmark-start text:name="_Toc366084807"/><text:bookmark-start text:name="_Toc366084706"/><text:bookmark-start text:name="_Toc366084459"/><text:bookmark-start text:name="_Toc364687482"/><text:bookmark-start text:name="_Toc364657841"/><text:bookmark-start text:name="_Toc364439636"/><text:bookmark-start text:name="_Toc363093900"/><text:bookmark-start text:name="_Toc362354312"/><text:bookmark-start text:name="_Toc362352324"/><text:bookmark-start text:name="_Toc362282193"/><text:bookmark-start text:name="_Toc362281940"/><text:bookmark-start text:name="_Toc362181018"/><text:bookmark-start text:name="_Toc362020968"/><text:bookmark-start text:name="_Toc361710026"/><text:bookmark-start text:name="_Toc361709837"/><text:bookmark-start text:name="_Toc361672748"/><text:bookmark-start text:name="_Toc361671812"/><text:bookmark-start text:name="_Toc361526392"/><text:bookmark-start text:name="_Toc361526316"/><text:bookmark-start text:name="_Toc361526196"/><text:bookmark-start text:name="_Toc361525702"/><text:span text:style-name="T7">Hay dos o más que tienen el mismo identificador</text:span><text:bookmark-end text:name="__RefHeading__5913_983658081"/><text:bookmark-end text:name="_Toc366171234"/><text:bookmark-end text:name="_Toc366084807"/><text:bookmark-end text:name="_Toc366084706"/><text:bookmark-end text:name="_Toc366084459"/><text:bookmark-end text:name="_Toc364687482"/><text:bookmark-end text:name="_Toc364657841"/><text:bookmark-end text:name="_Toc364439636"/><text:bookmark-end text:name="_Toc363093900"/><text:bookmark-end text:name="_Toc362354312"/><text:bookmark-end text:name="_Toc362352324"/><text:bookmark-end text:name="_Toc362282193"/><text:bookmark-end text:name="_Toc362281940"/><text:bookmark-end text:name="_Toc362181018"/><text:bookmark-end text:name="_Toc362020968"/><text:bookmark-end text:name="_Toc361710026"/><text:bookmark-end text:name="_Toc361709837"/><text:bookmark-end text:name="_Toc361672748"/><text:bookmark-end text:name="_Toc361671812"/><text:bookmark-end text:name="_Toc361526392"/><text:bookmark-end text:name="_Toc361526316"/><text:bookmark-end text:name="_Toc361526196"/><text:bookmark-end text:name="_Toc361525702"/></text:h>
            </text:list-item>
          </text:list>
        </text:list-item>
      </text:list>
      <text:p text:style-name="P10"><text:span text:style-name="T6">Para evitar identificadores repetidos se usa como identificador o bien una palabra que no se repita en la lista con ningún otro, o emplear algo más largo que una sola palabra. </text:span></text:p>
      <text:p text:style-name="P10"><text:span text:style-name="T6">Por ejemplo, para Juan Hernández &lt;jhdez@servidor.unam.mx&gt; el identificador puede ser juan o hernandez <text:s/>o jhdez. Usar el que no se repita con otros. Puede haber una llave de Juan Martinez o de Pedro Hernandez. Ya no puedo usar ni 'Juan', ni 'Hernandez' como identificador.</text:span></text:p>
      <text:p text:style-name="P10"><text:span text:style-name="T6">Las comillas vienen en nuestra ayuda. Puedo escribir "juan hernandez" (con las comillas) como identificador. (Hay otro modo de identificar llaves. Ver más adelante: IX D)</text:span></text:p>
      <text:p text:style-name="P10"><text:bookmark-start text:name="_Toc366171235"/><text:bookmark-start text:name="_Toc366084808"/><text:bookmark-start text:name="_Toc366084707"/><text:bookmark-start text:name="_Toc366084460"/><text:bookmark-start text:name="_Toc364687483"/><text:bookmark-start text:name="_Toc364657842"/><text:bookmark-start text:name="_Toc364439637"/><text:bookmark-start text:name="_Toc363093901"/><text:bookmark-start text:name="_Toc362354313"/><text:bookmark-start text:name="_Toc362352325"/><text:bookmark-start text:name="_Toc362282194"/><text:bookmark-start text:name="_Toc362281941"/><text:bookmark-start text:name="_Toc362181019"/><text:bookmark-start text:name="_Toc362020969"/><text:bookmark-start text:name="_Toc361710027"/><text:bookmark-start text:name="_Toc361709838"/><text:bookmark-start text:name="_Toc361672749"/><text:bookmark-start text:name="_Toc361671813"/><text:bookmark-start text:name="_Toc361526393"/><text:bookmark-start text:name="_Toc361526317"/><text:bookmark-start text:name="_Toc361526197"/><text:bookmark-start text:name="_Toc361525703"/><text:span text:style-name="T7">Cifrar para varios</text:span><text:bookmark-end text:name="_Toc366171235"/><text:bookmark-end text:name="_Toc366084808"/><text:bookmark-end text:name="_Toc366084707"/><text:bookmark-end text:name="_Toc366084460"/><text:bookmark-end text:name="_Toc364687483"/><text:bookmark-end text:name="_Toc364657842"/><text:bookmark-end text:name="_Toc364439637"/><text:bookmark-end text:name="_Toc363093901"/><text:bookmark-end text:name="_Toc362354313"/><text:bookmark-end text:name="_Toc362352325"/><text:bookmark-end text:name="_Toc362282194"/><text:bookmark-end text:name="_Toc362281941"/><text:bookmark-end text:name="_Toc362181019"/><text:bookmark-end text:name="_Toc362020969"/><text:bookmark-end text:name="_Toc361710027"/><text:bookmark-end text:name="_Toc361709838"/><text:bookmark-end text:name="_Toc361672749"/><text:bookmark-end text:name="_Toc361671813"/><text:bookmark-end text:name="_Toc361526393"/><text:bookmark-end text:name="_Toc361526317"/><text:bookmark-end text:name="_Toc361526197"/><text:bookmark-end text:name="_Toc361525703"/></text:p>
      <text:p text:style-name="P10"><text:span text:style-name="T6">Sabemos que se pueden poner uno tras otro muchos identificadores. Pero hay un límite: el renglón del comando no puede ser de más de 127 caracteres. Si la lista de aquellos para los que quiero cifrar es grande, y más si he de usar identificadores largos agrandados por las comillas y de varias palabras, me paso del límite permitido en una sola línea de comando.</text:span></text:p>
      <text:p text:style-name="P10"><text:soft-page-break/><text:span text:style-name="T6">La versión 2.6.3i tiene una solución, que no está en la versión 2.6.2i. En ésta no queda más remedio que cifrar varias veces y luego tener cuidado de mandar lo cifrado precisamente a aquellos para los que se cifró cada vez. Bien molesto y con peligro grande de equivocaciones. Y no se puede mandar lo mismo a toda la lista. Y por esta razón se aconseja que cambien a la versión 2.6.3i.</text:span></text:p>
      <text:p text:style-name="P10"><text:span text:style-name="T6">En la versión 2.6.3i se pone como identificador el nombre de un archivo de texto precedido por -@ Y por otro lado se escribe un archivo de texto con los identificadores, uno en cada renglón. Así, la orden para muchos será: pgp -e carta.doc -@llaves.txt</text:span></text:p>
      <text:p text:style-name="P10"><text:span text:style-name="T6">Con el supuesto de que llaves.txt es un archivo con la lista de los identificadores. Un ejemplo:</text:span></text:p>
      <text:p text:style-name="P4"><text:span text:style-name="T6">Juan hernandez (sin necesidad de comillas)</text:span></text:p>
      <text:p text:style-name="P4"><text:span text:style-name="T6">pedro hernandez (sin necesidad de comillas)</text:span></text:p>
      <text:p text:style-name="P4"><text:span text:style-name="T6">fulano</text:span></text:p>
      <text:p text:style-name="P4"><text:span text:style-name="T6">sutano</text:span></text:p>
      <text:p text:style-name="P4"><text:span text:style-name="T6">perengano</text:span></text:p>
      <text:p text:style-name="P7"><text:span text:style-name="T6">armando flores (sin necesidad de comillas)</text:span></text:p>
      <text:p text:style-name="P7"><text:bookmark-start text:name="_Toc366171236"/><text:bookmark-start text:name="_Toc366084809"/><text:bookmark-start text:name="_Toc366084708"/><text:bookmark-start text:name="_Toc366084461"/><text:bookmark-start text:name="_Toc364687484"/><text:bookmark-start text:name="_Toc364657843"/><text:bookmark-start text:name="_Toc364439638"/><text:bookmark-start text:name="_Toc363093902"/><text:bookmark-start text:name="_Toc362354314"/><text:bookmark-start text:name="_Toc362352326"/><text:bookmark-start text:name="_Toc362282195"/><text:bookmark-start text:name="_Toc362281942"/><text:bookmark-start text:name="_Toc362181020"/><text:bookmark-start text:name="_Toc362020970"/><text:bookmark-start text:name="_Toc361710028"/><text:bookmark-start text:name="_Toc361709839"/><text:bookmark-start text:name="_Toc361672750"/><text:bookmark-start text:name="_Toc361671814"/><text:bookmark-start text:name="_Toc361526394"/><text:bookmark-start text:name="_Toc361526318"/><text:bookmark-start text:name="_Toc361526198"/><text:bookmark-start text:name="_Toc361525704"/><text:span text:style-name="T7">Cómo firmar el texto además de cifrarlo</text:span><text:bookmark-end text:name="_Toc366171236"/><text:bookmark-end text:name="_Toc366084809"/><text:bookmark-end text:name="_Toc366084708"/><text:bookmark-end text:name="_Toc366084461"/><text:bookmark-end text:name="_Toc364687484"/><text:bookmark-end text:name="_Toc364657843"/><text:bookmark-end text:name="_Toc364439638"/><text:bookmark-end text:name="_Toc363093902"/><text:bookmark-end text:name="_Toc362354314"/><text:bookmark-end text:name="_Toc362352326"/><text:bookmark-end text:name="_Toc362282195"/><text:bookmark-end text:name="_Toc362281942"/><text:bookmark-end text:name="_Toc362181020"/><text:bookmark-end text:name="_Toc362020970"/><text:bookmark-end text:name="_Toc361710028"/><text:bookmark-end text:name="_Toc361709839"/><text:bookmark-end text:name="_Toc361672750"/><text:bookmark-end text:name="_Toc361671814"/><text:bookmark-end text:name="_Toc361526394"/><text:bookmark-end text:name="_Toc361526318"/><text:bookmark-end text:name="_Toc361526198"/><text:bookmark-end text:name="_Toc361525704"/></text:p>
      <text:p text:style-name="P13"><text:span text:style-name="T6">Se añade el parámetro -s. Enviando un archivo cifrado sé que sólo el o los destinatarios podrán leerlo. Recibiendo un archivo firmado sé que realmente proviene de quien dice que me lo manda, puesto que tengo su llave pública. Sin ella recibiría el mensaje de "firmante desconocido".</text:span></text:p>
      <text:p text:style-name="P45"><text:span text:style-name="T6">pgp -es archivo.??? identificador [otros identificadores]</text:span></text:p>
      <text:p text:style-name="P37"><text:span text:style-name="T6">Y para meterlo en armadura de ASCIIs puros:</text:span></text:p>
      <text:p text:style-name="P52"><text:span text:style-name="T6">pgp -esa archivo.??? identificador [otros identificadores]</text:span></text:p>
      <text:p text:style-name="P52"><text:bookmark-start text:name="_Toc366171237"/><text:bookmark-start text:name="_Toc366084810"/><text:bookmark-start text:name="_Toc366084709"/><text:bookmark-start text:name="_Toc366084462"/><text:bookmark-start text:name="_Toc364687485"/><text:bookmark-start text:name="_Toc364657844"/><text:bookmark-start text:name="_Toc364439639"/><text:bookmark-start text:name="_Toc363093903"/><text:bookmark-start text:name="_Toc362354315"/><text:bookmark-start text:name="_Toc362352327"/><text:bookmark-start text:name="_Toc362282196"/><text:bookmark-start text:name="_Toc362281943"/><text:bookmark-start text:name="_Toc362181021"/><text:bookmark-start text:name="_Toc362020971"/><text:bookmark-start text:name="_Toc361710029"/><text:bookmark-start text:name="_Toc361709840"/><text:bookmark-start text:name="_Toc361672751"/><text:bookmark-start text:name="_Toc361671815"/><text:bookmark-start text:name="_Toc361526395"/><text:bookmark-start text:name="_Toc361526319"/><text:bookmark-start text:name="_Toc361526199"/><text:bookmark-start text:name="_Toc361525705"/><text:span text:style-name="T7">Si mi archivo por cifrar es muy grande</text:span><text:bookmark-end text:name="_Toc366171237"/><text:bookmark-end text:name="_Toc366084810"/><text:bookmark-end text:name="_Toc366084709"/><text:bookmark-end text:name="_Toc366084462"/><text:bookmark-end text:name="_Toc364687485"/><text:bookmark-end text:name="_Toc364657844"/><text:bookmark-end text:name="_Toc364439639"/><text:bookmark-end text:name="_Toc363093903"/><text:bookmark-end text:name="_Toc362354315"/><text:bookmark-end text:name="_Toc362352327"/><text:bookmark-end text:name="_Toc362282196"/><text:bookmark-end text:name="_Toc362281943"/><text:bookmark-end text:name="_Toc362181021"/><text:bookmark-end text:name="_Toc362020971"/><text:bookmark-end text:name="_Toc361710029"/><text:bookmark-end text:name="_Toc361709840"/><text:bookmark-end text:name="_Toc361672751"/><text:bookmark-end text:name="_Toc361671815"/><text:bookmark-end text:name="_Toc361526395"/><text:bookmark-end text:name="_Toc361526319"/><text:bookmark-end text:name="_Toc361526199"/><text:bookmark-end text:name="_Toc361525705"/></text:p>
      <text:p text:style-name="P10"><text:span text:style-name="T6">Si el archivo que se va a cifrar y meter en armadura de ASCIIs simples es grande, pueden resultar dos o mas archivos cifrados y numerados. Si cifré el archivo cartas.doc podrán resultar: cartas.as1, cartas.as2,</text:span></text:p>
      <text:p text:style-name="P10"><text:bookmark-start text:name="_Toc366171238"/><text:bookmark-start text:name="_Toc366084811"/><text:bookmark-start text:name="_Toc366084710"/><text:bookmark-start text:name="_Toc366084463"/><text:bookmark-start text:name="_Toc364687486"/><text:bookmark-start text:name="_Toc364657845"/><text:bookmark-start text:name="_Toc364439640"/><text:bookmark-start text:name="_Toc363093904"/><text:bookmark-start text:name="_Toc362354316"/><text:bookmark-start text:name="_Toc362352328"/><text:bookmark-start text:name="_Toc362282197"/><text:bookmark-start text:name="_Toc362281944"/><text:bookmark-start text:name="_Toc362181022"/><text:bookmark-start text:name="_Toc362020972"/><text:bookmark-start text:name="_Toc361710030"/><text:bookmark-start text:name="_Toc361709841"/><text:bookmark-start text:name="_Toc361672752"/><text:bookmark-start text:name="_Toc361671816"/><text:bookmark-start text:name="_Toc361526396"/><text:bookmark-start text:name="_Toc361526320"/><text:bookmark-start text:name="_Toc361526200"/><text:bookmark-start text:name="_Toc361525706"/><text:span text:style-name="T7">Un escrito muy confidencial</text:span><text:bookmark-end text:name="_Toc366171238"/><text:bookmark-end text:name="_Toc366084811"/><text:bookmark-end text:name="_Toc366084710"/><text:bookmark-end text:name="_Toc366084463"/><text:bookmark-end text:name="_Toc364687486"/><text:bookmark-end text:name="_Toc364657845"/><text:bookmark-end text:name="_Toc364439640"/><text:bookmark-end text:name="_Toc363093904"/><text:bookmark-end text:name="_Toc362354316"/><text:bookmark-end text:name="_Toc362352328"/><text:bookmark-end text:name="_Toc362282197"/><text:bookmark-end text:name="_Toc362281944"/><text:bookmark-end text:name="_Toc362181022"/><text:bookmark-end text:name="_Toc362020972"/><text:bookmark-end text:name="_Toc361710030"/><text:bookmark-end text:name="_Toc361709841"/><text:bookmark-end text:name="_Toc361672752"/><text:bookmark-end text:name="_Toc361671816"/><text:bookmark-end text:name="_Toc361526396"/><text:bookmark-end text:name="_Toc361526320"/><text:bookmark-end text:name="_Toc361526200"/><text:bookmark-end text:name="_Toc361525706"/></text:p>
      <text:p text:style-name="P13"><text:bookmark-start text:name="_Toc363093905"/><text:bookmark-start text:name="_Toc362354317"/><text:bookmark-start text:name="_Toc362352329"/><text:bookmark-start text:name="_Toc362282198"/><text:bookmark-start text:name="_Toc362281945"/><text:bookmark-start text:name="_Toc362181023"/><text:bookmark-start text:name="_Toc362020973"/><text:bookmark-start text:name="_Toc361710031"/><text:bookmark-start text:name="_Toc361709842"/><text:bookmark-start text:name="_Toc361672753"/><text:bookmark-start text:name="_Toc361671817"/><text:span text:style-name="T6">¿Puedo cifrar mi carta confidencial de tal modo que quien la reciba sólo la pueda leer en su pantalla y no se grabe en su computadora?</text:span></text:p>
      <text:p text:style-name="P13"><text:span text:style-name="T6">Sí. Es como decirle: "este texto se borrará una vez que lo leas. No se grabará. Si quieres volver a verlo lo tienes que descifrar de nuevo." Se supone que se trata de un texto legible directamente en pantalla.</text:span></text:p>
      <text:p text:style-name="P54"><text:span text:style-name="T6">La orden es con el parámtero -m:</text:span></text:p>
      <text:p text:style-name="P55"><text:span text:style-name="T6">pgp -e[s][a][w]m carta.txt identificador. </text:span></text:p>
      <text:p text:style-name="P10"><text:span text:style-name="T6">Va la [s] entre corchetes para indicar que puede o no firmarse el documento según uno quiera poniendo o no ese parámetro. Lo mismo la [a] por si quiere uno o no usar la armadura de ASCIIs.</text:span></text:p>
      <text:p text:style-name="P10"><text:span text:style-name="T6">Si quieres que tu archivo original se borre en tu máquina añades el parámetro -w{wipe}</text:span></text:p>
      <text:p text:style-name="P10"><text:bookmark-start text:name="_Toc366171239"/><text:bookmark-start text:name="_Toc366084812"/><text:bookmark-start text:name="_Toc366084711"/><text:bookmark-start text:name="_Toc366084464"/><text:bookmark-start text:name="_Toc364687487"/><text:bookmark-start text:name="_Toc364657846"/><text:bookmark-start text:name="_Toc364439641"/><text:span text:style-name="T15">Otra digresión de preguntas y respuestas</text:span><text:bookmark-end text:name="_Toc363093905"/><text:bookmark-end text:name="_Toc362354317"/><text:bookmark-end text:name="_Toc362352329"/><text:bookmark-end text:name="_Toc362282198"/><text:bookmark-end text:name="_Toc362281945"/><text:bookmark-end text:name="_Toc362181023"/><text:bookmark-end text:name="_Toc362020973"/><text:bookmark-end text:name="_Toc361710031"/><text:bookmark-end text:name="_Toc361709842"/><text:bookmark-end text:name="_Toc361672753"/><text:bookmark-end text:name="_Toc361671817"/><text:bookmark-end text:name="_Toc366171239"/><text:bookmark-end text:name="_Toc366084812"/><text:bookmark-end text:name="_Toc366084711"/><text:bookmark-end text:name="_Toc366084464"/><text:bookmark-end text:name="_Toc364687487"/><text:bookmark-end text:name="_Toc364657846"/><text:bookmark-end text:name="_Toc364439641"/></text:p>
      <text:p text:style-name="P129"><text:span text:style-name="T6">P/:<text:tab/>Ahora bien, más importante aún es continuar utilizando este sistema entre nosotros/as para que llegue el momento en que sea la forma común de enviarnos </text:span><text:span text:style-name="T13">TODOS</text:span><text:span text:style-name="T6"> los mensajes. Esto nos evitará llamar la atención a los "ojos" y "oídos" invisibles.</text:span></text:p>
      <text:p text:style-name="P129"><text:span text:style-name="T6">R/:<text:tab/>Sin duda que lo que sugieres es una buena política de seguridad. Es un poco más de trabajo, esto de cifrar todo antes fuera de línea. Existe un programa para manejar el </text:span><text:span text:style-name="T11">PGP</text:span><text:span text:style-name="T6"> en combinación con lectores fuera de linea. Hay también programas que cifran lo que se va a mandar por correo-e y lo descirfran al recibirlo.</text:span></text:p>
      <text:p text:style-name="P129"><text:soft-page-break/><text:span text:style-name="T6">P/:<text:tab/>No me funcionó el comando: pgp -esa carta.doc -@llaves.txt. El que sí me funciona es: pgp -esa carta.doc fulano sutano (etc.)</text:span></text:p>
      <text:p text:style-name="P129"><text:span text:style-name="T6">R/:<text:tab/>No te funciona ese parámetro (-@llaves.txt) porque no tienes la ultima versión del </text:span><text:span text:style-name="T11">PGP </text:span><text:span text:style-name="T6">que es la 2.6.3i. Esta posibilidad de usar este parámetro es de las cosas nuevas de la versión última.</text:span></text:p>
      <text:p text:style-name="P130"><text:span text:style-name="T6"><text:tab/>El comando pgp -esa carta.doc fulano sutano (etc) tiene la limitante de que la línea de comando del </text:span><text:span text:style-name="T11">PGP</text:span><text:span text:style-name="T6"> admite un máximo de 127 caracteres. Además, claro, de la que dices de que no siempre se acuerda uno de poner todos los identificadores. Por eso la insistencia en que consigamos esta nueva versión.</text:span></text:p>
      <text:p text:style-name="P130"><text:bookmark-start text:name="_Toc366171240"/><text:bookmark-start text:name="_Toc366084813"/><text:bookmark-start text:name="_Toc366084712"/><text:bookmark-start text:name="_Toc366084465"/><text:bookmark-start text:name="_Toc364687488"/><text:bookmark-start text:name="_Toc364657847"/><text:bookmark-start text:name="_Toc364439642"/><text:bookmark-start text:name="_Toc363093906"/><text:bookmark-start text:name="_Toc362354318"/><text:bookmark-start text:name="_Toc362352330"/><text:bookmark-start text:name="_Toc362282199"/><text:bookmark-start text:name="_Toc362281946"/><text:bookmark-start text:name="_Toc362181024"/><text:bookmark-start text:name="_Toc362020974"/><text:bookmark-start text:name="_Toc361710032"/><text:bookmark-start text:name="_Toc361709843"/><text:bookmark-start text:name="_Toc361672754"/><text:bookmark-start text:name="_Toc361671818"/><text:bookmark-start text:name="_Toc361526397"/><text:bookmark-start text:name="_Toc361526321"/><text:bookmark-start text:name="_Toc361526201"/><text:bookmark-start text:name="_Toc361525707"/><text:span text:style-name="T4">Descifrar los archivos recibidos</text:span><text:bookmark-end text:name="_Toc366171240"/><text:bookmark-end text:name="_Toc366084813"/><text:bookmark-end text:name="_Toc366084712"/><text:bookmark-end text:name="_Toc366084465"/><text:bookmark-end text:name="_Toc364687488"/><text:bookmark-end text:name="_Toc364657847"/><text:bookmark-end text:name="_Toc364439642"/><text:bookmark-end text:name="_Toc363093906"/><text:bookmark-end text:name="_Toc362354318"/><text:bookmark-end text:name="_Toc362352330"/><text:bookmark-end text:name="_Toc362282199"/><text:bookmark-end text:name="_Toc362281946"/><text:bookmark-end text:name="_Toc362181024"/><text:bookmark-end text:name="_Toc362020974"/><text:bookmark-end text:name="_Toc361710032"/><text:bookmark-end text:name="_Toc361709843"/><text:bookmark-end text:name="_Toc361672754"/><text:bookmark-end text:name="_Toc361671818"/><text:bookmark-end text:name="_Toc361526397"/><text:bookmark-end text:name="_Toc361526321"/><text:bookmark-end text:name="_Toc361526201"/><text:bookmark-end text:name="_Toc361525707"/></text:p>
      <text:list xml:id="list1313652251" text:continue-numbering="true" text:style-name="WWNum1">
        <text:list-item>
          <text:h text:style-name="P66" text:outline-level="1"><text:bookmark-start text:name="__RefHeading__5915_983658081"/><text:bookmark-start text:name="_Toc366171241"/><text:bookmark-start text:name="_Toc366084814"/><text:bookmark-start text:name="_Toc366084713"/><text:bookmark-start text:name="_Toc366084466"/><text:bookmark-start text:name="_Toc364687489"/><text:bookmark-start text:name="_Toc364657848"/><text:bookmark-start text:name="_Toc364439643"/><text:bookmark-start text:name="_Toc363093907"/><text:bookmark-start text:name="_Toc362354319"/><text:bookmark-start text:name="_Toc362352331"/><text:bookmark-start text:name="_Toc362282200"/><text:bookmark-start text:name="_Toc362281947"/><text:bookmark-start text:name="_Toc362181025"/><text:bookmark-start text:name="_Toc362020975"/><text:bookmark-start text:name="_Toc361710033"/><text:bookmark-start text:name="_Toc361709844"/><text:bookmark-start text:name="_Toc361672755"/><text:bookmark-start text:name="_Toc361671819"/><text:bookmark-start text:name="_Toc361526398"/><text:bookmark-start text:name="_Toc361526322"/><text:bookmark-start text:name="_Toc361526202"/><text:bookmark-start text:name="_Toc361525708"/><text:span text:style-name="T15">Caso ordinario</text:span><text:bookmark-end text:name="__RefHeading__5915_983658081"/><text:bookmark-end text:name="_Toc366171241"/><text:bookmark-end text:name="_Toc366084814"/><text:bookmark-end text:name="_Toc366084713"/><text:bookmark-end text:name="_Toc366084466"/><text:bookmark-end text:name="_Toc364687489"/><text:bookmark-end text:name="_Toc364657848"/><text:bookmark-end text:name="_Toc364439643"/><text:bookmark-end text:name="_Toc363093907"/><text:bookmark-end text:name="_Toc362354319"/><text:bookmark-end text:name="_Toc362352331"/><text:bookmark-end text:name="_Toc362282200"/><text:bookmark-end text:name="_Toc362281947"/><text:bookmark-end text:name="_Toc362181025"/><text:bookmark-end text:name="_Toc362020975"/><text:bookmark-end text:name="_Toc361710033"/><text:bookmark-end text:name="_Toc361709844"/><text:bookmark-end text:name="_Toc361672755"/><text:bookmark-end text:name="_Toc361671819"/><text:bookmark-end text:name="_Toc361526398"/><text:bookmark-end text:name="_Toc361526322"/><text:bookmark-end text:name="_Toc361526202"/><text:bookmark-end text:name="_Toc361525708"/></text:h>
        </text:list-item>
      </text:list>
      <text:p text:style-name="P10"><text:span text:style-name="T6">Conocemos ya la orden, que es la más sencilla del </text:span><text:span text:style-name="T11">PGP</text:span><text:span text:style-name="T6">, puesto que no lleva parámetro ninguno. La conocemos por haber ejercitado el cifrado y descifrado a la manera tradicional. Y es: pgp archivo.???</text:span></text:p>
      <text:p text:style-name="P9"><text:span text:style-name="T6">La extensión del archivo por descifrar será generalmente o bien pgp o bien asc. Pero puede ser otra, como cuando bajas de tu correo un archivo con un nombre dado por ti. El resultado del descifrado será un archivo sin extensión ninguna. Descifras, por ejemplo, el archivo carta.asc, y el resultado será el archivo carta.</text:span></text:p>
      <text:p text:style-name="P9"><text:span text:style-name="T6">Si tienes un archivo híbrido en el que hay texto abierto, y texto o textos cifrados, o alguna llave pública, el </text:span><text:span text:style-name="T11">PGP</text:span><text:span text:style-name="T6"> es lo suficientemente ducho como para ir distinguiendo los diversos componentes. Y te irá guiando en lo que hay que hacer. </text:span></text:p>
      <text:p text:style-name="P9"><text:bookmark-start text:name="_Toc366171242"/><text:bookmark-start text:name="_Toc366084815"/><text:bookmark-start text:name="_Toc366084714"/><text:bookmark-start text:name="_Toc366084467"/><text:bookmark-start text:name="_Toc364687490"/><text:bookmark-start text:name="_Toc364657849"/><text:bookmark-start text:name="_Toc364439644"/><text:bookmark-start text:name="_Toc363093908"/><text:bookmark-start text:name="_Toc362354320"/><text:bookmark-start text:name="_Toc362352332"/><text:bookmark-start text:name="_Toc362282201"/><text:bookmark-start text:name="_Toc362281948"/><text:bookmark-start text:name="_Toc362181026"/><text:bookmark-start text:name="_Toc362020976"/><text:bookmark-start text:name="_Toc361710034"/><text:bookmark-start text:name="_Toc361709845"/><text:bookmark-start text:name="_Toc361672756"/><text:bookmark-start text:name="_Toc361671820"/><text:bookmark-start text:name="_Toc361526399"/><text:bookmark-start text:name="_Toc361526323"/><text:bookmark-start text:name="_Toc361526203"/><text:bookmark-start text:name="_Toc361525709"/><text:span text:style-name="T15">Situaciones especiales al descifrar</text:span><text:bookmark-end text:name="_Toc366171242"/><text:bookmark-end text:name="_Toc366084815"/><text:bookmark-end text:name="_Toc366084714"/><text:bookmark-end text:name="_Toc366084467"/><text:bookmark-end text:name="_Toc364687490"/><text:bookmark-end text:name="_Toc364657849"/><text:bookmark-end text:name="_Toc364439644"/><text:bookmark-end text:name="_Toc363093908"/><text:bookmark-end text:name="_Toc362354320"/><text:bookmark-end text:name="_Toc362352332"/><text:bookmark-end text:name="_Toc362282201"/><text:bookmark-end text:name="_Toc362281948"/><text:bookmark-end text:name="_Toc362181026"/><text:bookmark-end text:name="_Toc362020976"/><text:bookmark-end text:name="_Toc361710034"/><text:bookmark-end text:name="_Toc361709845"/><text:bookmark-end text:name="_Toc361672756"/><text:bookmark-end text:name="_Toc361671820"/><text:bookmark-end text:name="_Toc361526399"/><text:bookmark-end text:name="_Toc361526323"/><text:bookmark-end text:name="_Toc361526203"/><text:bookmark-end text:name="_Toc361525709"/></text:p>
      <text:list xml:id="list1491551436" text:continue-numbering="true" text:style-name="WWNum1">
        <text:list-item>
          <text:list>
            <text:list-item>
              <text:h text:style-name="P67" text:outline-level="2"><text:bookmark-start text:name="__RefHeading__5917_983658081"/><text:bookmark-start text:name="_Toc366171243"/><text:bookmark-start text:name="_Toc366084816"/><text:bookmark-start text:name="_Toc366084715"/><text:bookmark-start text:name="_Toc366084468"/><text:bookmark-start text:name="_Toc364687491"/><text:bookmark-start text:name="_Toc364657850"/><text:bookmark-start text:name="_Toc364439645"/><text:bookmark-start text:name="_Toc363093909"/><text:bookmark-start text:name="_Toc362354321"/><text:bookmark-start text:name="_Toc362352333"/><text:bookmark-start text:name="_Toc362282202"/><text:bookmark-start text:name="_Toc362281949"/><text:bookmark-start text:name="_Toc362181027"/><text:bookmark-start text:name="_Toc362020977"/><text:bookmark-start text:name="_Toc361710035"/><text:bookmark-start text:name="_Toc361709846"/><text:bookmark-start text:name="_Toc361672757"/><text:bookmark-start text:name="_Toc361671821"/><text:bookmark-start text:name="_Toc361526400"/><text:bookmark-start text:name="_Toc361526324"/><text:bookmark-start text:name="_Toc361526204"/><text:bookmark-start text:name="_Toc361525710"/><text:span text:style-name="T7">Quiero leer el archivo descifrado en mi pantalla, sin que se grabe en mi disco.</text:span><text:bookmark-end text:name="__RefHeading__5917_983658081"/><text:bookmark-end text:name="_Toc366171243"/><text:bookmark-end text:name="_Toc366084816"/><text:bookmark-end text:name="_Toc366084715"/><text:bookmark-end text:name="_Toc366084468"/><text:bookmark-end text:name="_Toc364687491"/><text:bookmark-end text:name="_Toc364657850"/><text:bookmark-end text:name="_Toc364439645"/><text:bookmark-end text:name="_Toc363093909"/><text:bookmark-end text:name="_Toc362354321"/><text:bookmark-end text:name="_Toc362352333"/><text:bookmark-end text:name="_Toc362282202"/><text:bookmark-end text:name="_Toc362281949"/><text:bookmark-end text:name="_Toc362181027"/><text:bookmark-end text:name="_Toc362020977"/><text:bookmark-end text:name="_Toc361710035"/><text:bookmark-end text:name="_Toc361709846"/><text:bookmark-end text:name="_Toc361672757"/><text:bookmark-end text:name="_Toc361671821"/><text:bookmark-end text:name="_Toc361526400"/><text:bookmark-end text:name="_Toc361526324"/><text:bookmark-end text:name="_Toc361526204"/><text:bookmark-end text:name="_Toc361525710"/></text:h>
            </text:list-item>
          </text:list>
        </text:list-item>
      </text:list>
      <text:p text:style-name="P9"><text:span text:style-name="T6">Esto evidentemente sólo se aplica si estoy seguro de que lo que estoy por descifrar es un archivo de texto legible directamente en pantalla. Se utiliza el parámetro -m. La orden es:<text:line-break/><text:tab/><text:tab/>pgp -m carta.txt</text:span></text:p>
      <text:p text:style-name="P9"><text:span text:style-name="T6">Y de todos modos tendrás la opción de guardar en un archivo lo que hayas leído pantalla por pantalla. Podrás darle un nombre que incluya una ruta para que se grabe en otro directorio.</text:span></text:p>
      <text:p text:style-name="P9"><text:bookmark-start text:name="_Toc366171244"/><text:bookmark-start text:name="_Toc366084817"/><text:bookmark-start text:name="_Toc366084716"/><text:bookmark-start text:name="_Toc366084469"/><text:bookmark-start text:name="_Toc364687492"/><text:bookmark-start text:name="_Toc364657851"/><text:bookmark-start text:name="_Toc364439646"/><text:bookmark-start text:name="_Toc363093910"/><text:bookmark-start text:name="_Toc362354322"/><text:bookmark-start text:name="_Toc362352334"/><text:bookmark-start text:name="_Toc362282203"/><text:bookmark-start text:name="_Toc362281950"/><text:bookmark-start text:name="_Toc362181028"/><text:bookmark-start text:name="_Toc362020978"/><text:bookmark-start text:name="_Toc361710036"/><text:bookmark-start text:name="_Toc361709847"/><text:bookmark-start text:name="_Toc361672758"/><text:bookmark-start text:name="_Toc361671822"/><text:bookmark-start text:name="_Toc361526401"/><text:bookmark-start text:name="_Toc361526325"/><text:bookmark-start text:name="_Toc361526205"/><text:bookmark-start text:name="_Toc361525711"/><text:span text:style-name="T7">Me llegaron varios archivos cifrados con el mismo nombre y extensiones en serie: carta.as1, carta.as2, carta.as3...</text:span><text:bookmark-end text:name="_Toc366171244"/><text:bookmark-end text:name="_Toc366084817"/><text:bookmark-end text:name="_Toc366084716"/><text:bookmark-end text:name="_Toc366084469"/><text:bookmark-end text:name="_Toc364687492"/><text:bookmark-end text:name="_Toc364657851"/><text:bookmark-end text:name="_Toc364439646"/><text:bookmark-end text:name="_Toc363093910"/><text:bookmark-end text:name="_Toc362354322"/><text:bookmark-end text:name="_Toc362352334"/><text:bookmark-end text:name="_Toc362282203"/><text:bookmark-end text:name="_Toc362281950"/><text:bookmark-end text:name="_Toc362181028"/><text:bookmark-end text:name="_Toc362020978"/><text:bookmark-end text:name="_Toc361710036"/><text:bookmark-end text:name="_Toc361709847"/><text:bookmark-end text:name="_Toc361672758"/><text:bookmark-end text:name="_Toc361671822"/><text:bookmark-end text:name="_Toc361526401"/><text:bookmark-end text:name="_Toc361526325"/><text:bookmark-end text:name="_Toc361526205"/><text:bookmark-end text:name="_Toc361525711"/></text:p>
      <text:p text:style-name="P9"><text:span text:style-name="T6">Esto quiere decir que el </text:span><text:span text:style-name="T11">pgp</text:span><text:span text:style-name="T6"> al cifrar un archivo produjo más líneas que las marcadas como límite en el config.txt y fue entonces construyendo uno o varios archivos de ése número de líneas y el último más corto. </text:span></text:p>
      <text:p text:style-name="P9"><text:span text:style-name="T6">Por correo-e los recibo de varias formas:</text:span></text:p>
      <text:list xml:id="list505352801" text:continue-list="list917364596" text:style-name="WWNum2">
        <text:list-item>
          <text:p text:style-name="P31"><text:span text:style-name="T6">En una sola sesión bajo todo mi <text:s/>correo en un solo archivo. Éste puede traer texto ordinario y mensajes cifrados. Para el manejo de estos, simplemente descifro ese archivo que es todo mi correo. El programa sabrá qué hacer con él, y si vienen varios trozos del mismo archivo cifrado en su orden natural, el </text:span><text:span text:style-name="T11">PGP</text:span><text:span text:style-name="T6"> lo descifrará sin dificultad, Mandará un mensaje de error y advertencia si no están en su orden debido.</text:span></text:p>
        </text:list-item>
        <text:list-item>
          <text:p text:style-name="P31"><text:span text:style-name="T6">En la misma sesión ví que había varios mensajes pegepeados y los "subjects" me lo avisan. Los voy bajando con el mismo nombre: carta.as1, carta.as2... Y luego para descifrarlos los uno en solo archivo con la orden de </text:span><text:span text:style-name="T13">DOS</text:span><text:span text:style-name="T6">:</text:span></text:p>
        </text:list-item>
      </text:list>
      <text:p text:style-name="P87"><text:span text:style-name="T6">copy carta.as1+carta.as2+carta.as3 carta.asc</text:span></text:p>
      <text:p text:style-name="P92"><text:span text:style-name="T6">Y así me resultará el archivo carta. asc, que es el que descifraré.</text:span></text:p>
      <text:list xml:id="list817430720" text:continue-numbering="true" text:style-name="WWNum2">
        <text:list-item>
          <text:p text:style-name="P29"><text:soft-page-break/><text:span text:style-name="T6">No hay ninguna indicación. Entonces yo examino el correo pegepeado, y allí vendrá, dentro de cada correo, la indicación de qué número de serie es. Y esto antes o después de bajarlo. Fuera de línea hago la fusión como arriba con copy y sumas.</text:span></text:p>
        </text:list-item>
        <text:list-item>
          <text:p text:style-name="P29"><text:bookmark-start text:name="_Toc366171245"/><text:bookmark-start text:name="_Toc366084818"/><text:bookmark-start text:name="_Toc366084717"/><text:bookmark-start text:name="_Toc366084470"/><text:bookmark-start text:name="_Toc364687493"/><text:bookmark-start text:name="_Toc364657852"/><text:bookmark-start text:name="_Toc364439647"/><text:bookmark-start text:name="_Toc363093911"/><text:bookmark-start text:name="_Toc362354323"/><text:bookmark-start text:name="_Toc362352335"/><text:bookmark-start text:name="_Toc362282204"/><text:bookmark-start text:name="_Toc362281951"/><text:bookmark-start text:name="_Toc362181029"/><text:bookmark-start text:name="_Toc362020979"/><text:bookmark-start text:name="_Toc361710037"/><text:bookmark-start text:name="_Toc361709848"/><text:bookmark-start text:name="_Toc361672759"/><text:bookmark-start text:name="_Toc361671823"/><text:bookmark-start text:name="_Toc361526402"/><text:bookmark-start text:name="_Toc361526326"/><text:bookmark-start text:name="_Toc361526206"/><text:bookmark-start text:name="_Toc361525712"/><text:span text:style-name="T7">Al descifrar me dice el </text:span><text:span text:style-name="T12">PGP</text:span><text:span text:style-name="T7"> que el archivo está firmado, pero que el firmante es desconocido</text:span><text:bookmark-end text:name="_Toc366171245"/><text:bookmark-end text:name="_Toc366084818"/><text:bookmark-end text:name="_Toc366084717"/><text:bookmark-end text:name="_Toc366084470"/><text:bookmark-end text:name="_Toc364687493"/><text:bookmark-end text:name="_Toc364657852"/><text:bookmark-end text:name="_Toc364439647"/><text:bookmark-end text:name="_Toc363093911"/><text:bookmark-end text:name="_Toc362354323"/><text:bookmark-end text:name="_Toc362352335"/><text:bookmark-end text:name="_Toc362282204"/><text:bookmark-end text:name="_Toc362281951"/><text:bookmark-end text:name="_Toc362181029"/><text:bookmark-end text:name="_Toc362020979"/><text:bookmark-end text:name="_Toc361710037"/><text:bookmark-end text:name="_Toc361709848"/><text:bookmark-end text:name="_Toc361672759"/><text:bookmark-end text:name="_Toc361671823"/><text:bookmark-end text:name="_Toc361526402"/><text:bookmark-end text:name="_Toc361526326"/><text:bookmark-end text:name="_Toc361526206"/><text:bookmark-end text:name="_Toc361525712"/></text:p>
        </text:list-item>
      </text:list>
      <text:p text:style-name="P9"><text:span text:style-name="T6">Esto quiere decir que no tengo en mi llavero la llave pública de quien cifró para mí el archivo recibido. De todos modos lo podré descifrar.</text:span></text:p>
      <text:p text:style-name="P9"><text:bookmark-start text:name="_Toc366171246"/><text:bookmark-start text:name="_Toc366084819"/><text:bookmark-start text:name="_Toc366084718"/><text:bookmark-start text:name="_Toc366084471"/><text:bookmark-start text:name="_Toc364687494"/><text:bookmark-start text:name="_Toc364657853"/><text:bookmark-start text:name="_Toc364439648"/><text:bookmark-start text:name="_Toc363093912"/><text:bookmark-start text:name="_Toc362354324"/><text:bookmark-start text:name="_Toc362352336"/><text:bookmark-start text:name="_Toc362282205"/><text:bookmark-start text:name="_Toc362281952"/><text:bookmark-start text:name="_Toc362181030"/><text:bookmark-start text:name="_Toc362020980"/><text:bookmark-start text:name="_Toc361710038"/><text:bookmark-start text:name="_Toc361709849"/><text:bookmark-start text:name="_Toc361672760"/><text:bookmark-start text:name="_Toc361671824"/><text:bookmark-start text:name="_Toc361526403"/><text:bookmark-start text:name="_Toc361526327"/><text:bookmark-start text:name="_Toc361526207"/><text:bookmark-start text:name="_Toc361525713"/><text:span text:style-name="T4">Firmar archivos de texto abierto</text:span><text:bookmark-end text:name="_Toc366171246"/><text:bookmark-end text:name="_Toc366084819"/><text:bookmark-end text:name="_Toc366084718"/><text:bookmark-end text:name="_Toc366084471"/><text:bookmark-end text:name="_Toc364687494"/><text:bookmark-end text:name="_Toc364657853"/><text:bookmark-end text:name="_Toc364439648"/><text:bookmark-end text:name="_Toc363093912"/><text:bookmark-end text:name="_Toc362354324"/><text:bookmark-end text:name="_Toc362352336"/><text:bookmark-end text:name="_Toc362282205"/><text:bookmark-end text:name="_Toc362281952"/><text:bookmark-end text:name="_Toc362181030"/><text:bookmark-end text:name="_Toc362020980"/><text:bookmark-end text:name="_Toc361710038"/><text:bookmark-end text:name="_Toc361709849"/><text:bookmark-end text:name="_Toc361672760"/><text:bookmark-end text:name="_Toc361671824"/><text:bookmark-end text:name="_Toc361526403"/><text:bookmark-end text:name="_Toc361526327"/><text:bookmark-end text:name="_Toc361526207"/><text:bookmark-end text:name="_Toc361525713"/></text:p>
      <text:p text:style-name="P9"><text:span text:style-name="T6">En ocasiones lo que nos importa no es que no se pueda leer un texto que escribimos, pero sí que quien lo recibe tenga la seguridad de que ese texto salió de nosotros y no tiene absolutamente ningún cambio. O sea, mandar un texto firmado, pero no cifrado.</text:span></text:p>
      <text:p text:style-name="P9"><text:bookmark-start text:name="_Toc366171247"/><text:bookmark-start text:name="_Toc366084820"/><text:bookmark-start text:name="_Toc366084719"/><text:bookmark-start text:name="_Toc366084472"/><text:bookmark-start text:name="_Toc364687495"/><text:bookmark-start text:name="_Toc364657854"/><text:bookmark-start text:name="_Toc364439649"/><text:bookmark-start text:name="_Toc363093913"/><text:bookmark-start text:name="_Toc362354325"/><text:bookmark-start text:name="_Toc362352337"/><text:bookmark-start text:name="_Toc362282206"/><text:bookmark-start text:name="_Toc362281953"/><text:bookmark-start text:name="_Toc362181031"/><text:bookmark-start text:name="_Toc362020981"/><text:span text:style-name="T15">Para qué firmar sin cifrar</text:span><text:bookmark-end text:name="_Toc366171247"/><text:bookmark-end text:name="_Toc366084820"/><text:bookmark-end text:name="_Toc366084719"/><text:bookmark-end text:name="_Toc366084472"/><text:bookmark-end text:name="_Toc364687495"/><text:bookmark-end text:name="_Toc364657854"/><text:bookmark-end text:name="_Toc364439649"/><text:bookmark-end text:name="_Toc363093913"/><text:bookmark-end text:name="_Toc362354325"/><text:bookmark-end text:name="_Toc362352337"/><text:bookmark-end text:name="_Toc362282206"/><text:bookmark-end text:name="_Toc362281953"/><text:bookmark-end text:name="_Toc362181031"/><text:bookmark-end text:name="_Toc362020981"/></text:p>
      <text:p text:style-name="P9"><text:span text:style-name="T6">Para comunicar algunas instrucciones que otro con quien sólo nos comunicamos por correo electrónico las ejecute, con la seguridad de nuestra parte de que no fueron modificadas por nadie, ni en el camino, ni por el mismo que las recibió. Que no haya eso de que tú me lo escribiste así.</text:span></text:p>
      <text:p text:style-name="P9"><text:span text:style-name="T6">Para mandar disquete con instrucciones o cualquier otro escrito del que queremos que quien lo reciba esté seguro dee que nada ha cambiado. El correo que transporta el disquete podrá cambiar el texto, pero si lo hace, el </text:span><text:span text:style-name="T11">PGP</text:span><text:span text:style-name="T6"> dará el mensaje de firma inválida.</text:span></text:p>
      <text:p text:style-name="P9"><text:span text:style-name="T6">Para que un convenio quede escrito y las dos o más partes involucradas en él tengan la certeza de que todos manejan el mismo texto y precisamente el texto en el que quedaron de acuerdo. Y esto sin necesidad de que hagan la firma del convenio en el mismo lugar y al mismo tiempo. Puede hacerlo cada uno en su lugar a su conveniencia. Supongamos que tú yo hemos estado hablando sobre un convenio que queremos quede escrito y firmado por ambos. Pero cuando hablamos no tuvimos todavía la posibilidad de perfilar todos los detalles, porque había que consultar a otras personas o datos en el lugar donde vivimos o hemos estado negociando los términos del convenio sólo por correo electrónico. Cuando yo ya llegué a la redacción del convenio a mi satisfacción y pienso que también a la tuya, escribo el convenio, lo pgpfirmo y te lo mando. Si tú estás de acuerdo lo pgpfirmas y me lo mandas así. Los dos tenemos el mismo texto firmado por ambos. Cuando tú compruebas mi firma el </text:span><text:span text:style-name="T11">PGP</text:span><text:span text:style-name="T6"> te genera un texto sin firmar cuyo nombre de archivo queda sin extensión. Recibo "convenio.txt" firmado por ti, leo el aviso de que la firma es buena y de que tengo un archivo que se llama "convenio.". (Es igual a convenio.txt pero sin la firma.) Éste es el que firmo y te mando.</text:span></text:p>
      <text:p text:style-name="P9"><text:span text:style-name="T6">En general usaremos la pgpfirma de igual manera que la firma manuscrita. Claro que no exactamente igual porque ni los bancos ni los notarios ni los tribunales aceptan todavía estas firmas como buenas. Siempre las legislaciones van atrás y a veces muy atrás de la vida.</text:span></text:p>
      <text:p text:style-name="P9"><text:bookmark-start text:name="_Toc366171248"/><text:bookmark-start text:name="_Toc366084821"/><text:bookmark-start text:name="_Toc366084720"/><text:bookmark-start text:name="_Toc366084473"/><text:bookmark-start text:name="_Toc364687496"/><text:bookmark-start text:name="_Toc364657855"/><text:bookmark-start text:name="_Toc364439650"/><text:bookmark-start text:name="_Toc363093914"/><text:bookmark-start text:name="_Toc362354326"/><text:bookmark-start text:name="_Toc362352338"/><text:bookmark-start text:name="_Toc362282207"/><text:bookmark-start text:name="_Toc362281954"/><text:bookmark-start text:name="_Toc362181032"/><text:bookmark-start text:name="_Toc362020982"/><text:span text:style-name="T15">Condiciones para pgpfirmar un texto abierto</text:span><text:bookmark-end text:name="_Toc366171248"/><text:bookmark-end text:name="_Toc366084821"/><text:bookmark-end text:name="_Toc366084720"/><text:bookmark-end text:name="_Toc366084473"/><text:bookmark-end text:name="_Toc364687496"/><text:bookmark-end text:name="_Toc364657855"/><text:bookmark-end text:name="_Toc364439650"/><text:bookmark-end text:name="_Toc363093914"/><text:bookmark-end text:name="_Toc362354326"/><text:bookmark-end text:name="_Toc362352338"/><text:bookmark-end text:name="_Toc362282207"/><text:bookmark-end text:name="_Toc362281954"/><text:bookmark-end text:name="_Toc362181032"/><text:bookmark-end text:name="_Toc362020982"/></text:p>
      <text:list xml:id="list250512723" text:continue-numbering="true" text:style-name="WWNum2">
        <text:list-item>
          <text:p text:style-name="P96"><text:span text:style-name="T6">Que el texto esté en ASCIIs simples. Con la versión 2.6.3i pueden usarse los caracteres de texto de los conjuntos de caracteres de 7 y 8 bits para textos. Esto concretamente significa para nosotros que los textos que se irán a firmar pueden llevar acentuadas, ñs y signos de abrir interrogación y admiración. Y el </text:span><text:span text:style-name="T11">PGP</text:span><text:span text:style-name="T6"> se encargará de avisar cuál es el conjunto de caracteres que está uno usando. Será el que esté declarado en el config.txt. Si revisan el config.txt que copié en I E verán que existe la línea: CharSet = cp850.</text:span></text:p>
        </text:list-item>
        <text:list-item>
          <text:p text:style-name="P96"><text:span text:style-name="T6">Que decidamos si vamos a querer la firma con o sin armadura de ASCIIs. En el fondo creo que será bueno que siempre sea en armadura porque puede uno necesitar de pronto enviarlo por correo electrónico, y por otra parte la función de firmado es la misma.</text:span></text:p>
        </text:list-item>
        <text:list-item>
          <text:p text:style-name="P100"><text:span text:style-name="T6">Que tengamos nuestra llave privada (que es secreta) en el secring.pgp</text:span></text:p>
        </text:list-item>
        <text:list-item>
          <text:p text:style-name="P100"><text:bookmark-start text:name="_Toc366171249"/><text:bookmark-start text:name="_Toc366084822"/><text:bookmark-start text:name="_Toc366084721"/><text:bookmark-start text:name="_Toc366084474"/><text:bookmark-start text:name="_Toc364687497"/><text:bookmark-start text:name="_Toc364657856"/><text:bookmark-start text:name="_Toc364439651"/><text:bookmark-start text:name="_Toc363093915"/><text:bookmark-start text:name="_Toc362354327"/><text:bookmark-start text:name="_Toc362352339"/><text:bookmark-start text:name="_Toc362282208"/><text:bookmark-start text:name="_Toc362281955"/><text:bookmark-start text:name="_Toc362181033"/><text:bookmark-start text:name="_Toc362020983"/><text:soft-page-break/><text:span text:style-name="T15">Procedimiento</text:span><text:bookmark-end text:name="_Toc366171249"/><text:bookmark-end text:name="_Toc366084822"/><text:bookmark-end text:name="_Toc366084721"/><text:bookmark-end text:name="_Toc366084474"/><text:bookmark-end text:name="_Toc364687497"/><text:bookmark-end text:name="_Toc364657856"/><text:bookmark-end text:name="_Toc364439651"/><text:bookmark-end text:name="_Toc363093915"/><text:bookmark-end text:name="_Toc362354327"/><text:bookmark-end text:name="_Toc362352339"/><text:bookmark-end text:name="_Toc362282208"/><text:bookmark-end text:name="_Toc362281955"/><text:bookmark-end text:name="_Toc362181033"/><text:bookmark-end text:name="_Toc362020983"/></text:p>
        </text:list-item>
      </text:list>
      <text:p text:style-name="P9"><text:span text:style-name="T6">Utilizar la orden: pgp -tas carta.txt. El </text:span><text:span text:style-name="T11">PGP</text:span><text:span text:style-name="T6"> usa tu llave secreta y por eso necesita abrirla y te pregunta tu clave. El resultado será carta.asc, o, si no usaste el parámetro -a, carta.pgp. Vale la pena que por vía de ejercicio pgpfirmes algunos documentos en una forma y en otra y luego los examines y veas los diversos resultados.</text:span></text:p>
      <text:p text:style-name="P53"><text:span text:style-name="T6">Tener en tu config.txt activados los renglones:</text:span></text:p>
      <text:p text:style-name="P24"><text:span text:style-name="T8">Armor = on<text:tab/># Use -a flag for ASCII armor whenever applicable</text:span></text:p>
      <text:p text:style-name="P26"><text:span text:style-name="T8">TextMode = on<text:tab/># Attempt to use -t option where applicable</text:span></text:p>
      <text:p text:style-name="P131"><text:span text:style-name="T6">equivale a escribir los parámetros -at. Si </text:span><text:span text:style-name="T11">PGP</text:span><text:span text:style-name="T6"> detecta que hay caracteres que no pertenecen a ningún conjunto para textos, meterá a la armadura no sólo la firma, sino también el texto.</text:span></text:p>
      <text:p text:style-name="P131"><text:bookmark-start text:name="_Toc366171250"/><text:bookmark-start text:name="_Toc366084823"/><text:bookmark-start text:name="_Toc366084722"/><text:bookmark-start text:name="_Toc366084475"/><text:bookmark-start text:name="_Toc364687498"/><text:bookmark-start text:name="_Toc364657857"/><text:bookmark-start text:name="_Toc364439652"/><text:bookmark-start text:name="_Toc363093916"/><text:bookmark-start text:name="_Toc362354328"/><text:bookmark-start text:name="_Toc362352340"/><text:bookmark-start text:name="_Toc362282209"/><text:bookmark-start text:name="_Toc362281956"/><text:bookmark-start text:name="_Toc362181034"/><text:bookmark-start text:name="_Toc362020984"/><text:span text:style-name="T15">Comprobar la firma</text:span><text:bookmark-end text:name="_Toc366171250"/><text:bookmark-end text:name="_Toc366084823"/><text:bookmark-end text:name="_Toc366084722"/><text:bookmark-end text:name="_Toc366084475"/><text:bookmark-end text:name="_Toc364687498"/><text:bookmark-end text:name="_Toc364657857"/><text:bookmark-end text:name="_Toc364439652"/><text:bookmark-end text:name="_Toc363093916"/><text:bookmark-end text:name="_Toc362354328"/><text:bookmark-end text:name="_Toc362352340"/><text:bookmark-end text:name="_Toc362282209"/><text:bookmark-end text:name="_Toc362281956"/><text:bookmark-end text:name="_Toc362181034"/><text:bookmark-end text:name="_Toc362020984"/></text:p>
      <text:p text:style-name="P11"><text:span text:style-name="T6">El mismo procedimiento que para descifrar: pgp carta.asc, o: pgp carta.pgp</text:span></text:p>
      <text:p text:style-name="P9"><text:span text:style-name="T6">El programa te dirá después de una comprobación si la firma es buena o no y te dará un pequeño informe. Además te generará un archivo sin terminación que es lo que te llegó firmado, pero sin la firma. Y éste es el que firmas tú para mandármelo a mi si se trata de un convenio. Así, yo tendré el convenio firmado por ti y tú por mí. </text:span></text:p>
      <text:p text:style-name="P9"><text:bookmark-start text:name="_Toc366171251"/><text:bookmark-start text:name="_Toc366084824"/><text:bookmark-start text:name="_Toc366084723"/><text:bookmark-start text:name="_Toc366084476"/><text:bookmark-start text:name="_Toc364687499"/><text:bookmark-start text:name="_Toc364657858"/><text:bookmark-start text:name="_Toc364439653"/><text:bookmark-start text:name="_Toc363093917"/><text:bookmark-start text:name="_Toc362354329"/><text:bookmark-start text:name="_Toc362352341"/><text:bookmark-start text:name="_Toc362282210"/><text:bookmark-start text:name="_Toc362281957"/><text:bookmark-start text:name="_Toc362181035"/><text:bookmark-start text:name="_Toc362020985"/><text:span text:style-name="T15">La pgpfirma en archivo separado del texto</text:span><text:bookmark-end text:name="_Toc366171251"/><text:bookmark-end text:name="_Toc366084824"/><text:bookmark-end text:name="_Toc366084723"/><text:bookmark-end text:name="_Toc366084476"/><text:bookmark-end text:name="_Toc364687499"/><text:bookmark-end text:name="_Toc364657858"/><text:bookmark-end text:name="_Toc364439653"/><text:bookmark-end text:name="_Toc363093917"/><text:bookmark-end text:name="_Toc362354329"/><text:bookmark-end text:name="_Toc362352341"/><text:bookmark-end text:name="_Toc362282210"/><text:bookmark-end text:name="_Toc362281957"/><text:bookmark-end text:name="_Toc362181035"/><text:bookmark-end text:name="_Toc362020985"/></text:p>
      <text:p text:style-name="P9"><text:span text:style-name="T6">Es posible pgpfirmar un texto de modo que resulte un archivo con la sola firma separada del texto. Al comprobar una firma así con la orden pgp firma.asc pedirá el programa que se indique el archivo al que se refiere esa firma. Si se lo escribimos correctamente y tenemos ese archivo sin ninguna modificación, dirá que la firma es buena.</text:span></text:p>
      <text:p text:style-name="P9"><text:span text:style-name="T6">La ventaja principal es para cuando se quiere firmar un convenio de más de dos. Si el convenio es entre cinco, no habrá que tener cinco textos firmados cada uno con cada una de las cinco firmas. Un sólo texto y cinco archivos de firmas. Pero ¡Ojo! Nos irán llegando las firmas con el mismo nombre: carta.asc. Tener cuidado de renombrarlos, por ejemplo, carta01.asc, carta02.asc... , Pero es mejor que cada uno al firmar d´´e un nombre específico a la firma separada. Por ejemplo, cartajh.asc (jh son las iniciales de Juan Hernández) en vez de sólo carta.asc.</text:span></text:p>
      <text:p text:style-name="P9"><text:span text:style-name="T6">Se obtiene la firma por separado con la orden pgp -sba carta.txt y el resultado es carta.asc, que es la firma sola. Para que el resultado sea otro la orden será: pgp -sba carta.txt -o cartajh.asc (Ver IX B)</text:span></text:p>
      <text:p text:style-name="P9"><text:span text:style-name="T6">Entre los archivos del directorio \pgp distribuido en la versión 2.6.3I hay uno que es firma por separado: pgp263ii.asc. Intenten descifrarlo como ejercicio. Es la firma de pgp263ii.zip.</text:span></text:p>
      <text:p text:style-name="P9"><text:span text:style-name="T6">Como se ve esto de las firmas separadas es un poco complicado y sobre todo no ha sido hasta ahora de uso frecuente y por eso se olvida fácilmente cómo funciona. Cada uno verá si le invierte tiempo ahora en la práctica de esto, o mejor cuando vea que lo va a necesitar.</text:span></text:p>
      <text:p text:style-name="P9"><text:bookmark-start text:name="_Toc366171252"/><text:bookmark-start text:name="_Toc366084825"/><text:bookmark-start text:name="_Toc366084724"/><text:bookmark-start text:name="_Toc366084477"/><text:bookmark-start text:name="_Toc364687500"/><text:bookmark-start text:name="_Toc364657859"/><text:bookmark-start text:name="_Toc364439654"/><text:bookmark-start text:name="_Toc363093918"/><text:bookmark-start text:name="_Toc362354330"/><text:bookmark-start text:name="_Toc362352342"/><text:bookmark-start text:name="_Toc362282211"/><text:bookmark-start text:name="_Toc362281958"/><text:bookmark-start text:name="_Toc362181036"/><text:bookmark-start text:name="_Toc362020986"/><text:span text:style-name="T4">Manejo de llaveros</text:span><text:bookmark-end text:name="_Toc362020986"/><text:span text:style-name="T4"> y de llaves</text:span><text:bookmark-end text:name="_Toc366171252"/><text:bookmark-end text:name="_Toc366084825"/><text:bookmark-end text:name="_Toc366084724"/><text:bookmark-end text:name="_Toc366084477"/><text:bookmark-end text:name="_Toc364687500"/><text:bookmark-end text:name="_Toc364657859"/><text:bookmark-end text:name="_Toc364439654"/><text:bookmark-end text:name="_Toc363093918"/><text:bookmark-end text:name="_Toc362354330"/><text:bookmark-end text:name="_Toc362352342"/><text:bookmark-end text:name="_Toc362282211"/><text:bookmark-end text:name="_Toc362281958"/><text:bookmark-end text:name="_Toc362181036"/></text:p>
      <text:p text:style-name="P9"><text:span text:style-name="T6">Ya hemos visto algunas de las funciones del programa que tienen que ver con el manejo de llaves y llaveros. Pero hasta ahora hemos estado en el supuesto de que sólo tenemos un llavero público, el puring.pgp y uno privado, el secring.pgp. Pero puede ser que queramos tener varios llaveros públicos (y quizá varios secretos, lo cual creo que tiene menos utilidad y complica mucho las cosas). El o los llaveros públicos contendrán varias o muchas llaves. El privado suele tener sólo una, a no ser que hayamos generado varias llaves con identificadores y claves (frase-contraseña) distintas, o que compartan varios el mismo programa..</text:span></text:p>
      <text:p text:style-name="P9"><text:soft-page-break/><text:span text:style-name="T6">Manejar llaveros muy grandes hace todas las operaciones muy lentas. Zimmerman lo dice en el documento número 2 </text:span><text:note text:id="ftn1" text:note-class="footnote"><text:note-citation>1</text:note-citation><text:note-body><text:p text:style-name="P140"><text:span text:style-name="T8"><text:s/></text:span><text:span text:style-name="T26">Manejar llaveros <text:s/>muy grandes:</text:span></text:p><text:p text:style-name="P141"><text:span text:style-name="T27">PGP fue diseñado originalmente para manejar llaveros <text:s/>pequeños para tener las llaves de las amistades, a la manera de un rolodex pequeño. Un par de cientos de llaves es un tamaño razonable para un llavero así. Pero al hacerse PGP más y más popular las gentes tratan de meter llaveros muy grandes a su llavero. Lo cual a veces significa añadir miles de llaves al llavero. La actual versión de PGP no es capaz de manejar tales llaveros en un tiempo razonable.</text:span></text:p><text:p text:style-name="P141"><text:span text:style-name="T27">Si quieres importar a tu llavero otro llavero de muchísimas llaves pero sólo porque te interesan unas cuantas docenas de ellos, sería más eficiente ir extrayendo las pocas llaves que te interesan y sólo meter ésas a tu llavero.</text:span></text:p><text:p text:style-name="P9"><text:span text:style-name="T27">La verdadera solución es mejorar el programa PGP con técnicas avanzadas de manejo de base de datos. Estamos trabajando en ello y esperamos tenerlo pronto. Pero hasta que esto suceda tendrás que usar llaveros chicos, o tener paciencia.</text:span></text:p></text:note-body></text:note><text:span text:style-name="T6">. Por muy grande piensa en más de un par de cientos. Y no creo que por lo pronto queramos tener más. Creo que la utilidad de tener varios llaveros públicos es más bien para agrupar las llaves públicas por categorías de personas. En todos los llaveros es bueno que esté la propia llave pública. Por vía de ejemplo: yo tengo tres llaveros además del pubring.pgp: uno con las llaves que vienen en el archivo keys.asc y que son las de los que desarrollan de alguna manera el </text:span><text:span text:style-name="T11">PGP</text:span><text:span text:style-name="T6">, otra con las llaves de un grupo de amigos y otro con las de un grupo que trabajamos en común , y en mi pubring.pgp he sumado los dos últimos.</text:span></text:p>
      <text:p text:style-name="P9"><text:span text:style-name="T6">Viendo con pgp -h el archivo de ayuda del programa se darán cuenta que muchas veces el llavero (en ese archivo es llamado "anillo") viene entre paréntesis cuadrado para denotar que es opcional. Si no se escribe en el comando, el programa usará el llavero por omisión (por defaul, decimos a veces), que es el pubring.pgp o el secring.pgp según el caso. Y con el nombre que esté declarado en el config.txt.</text:span></text:p>
      <text:p text:style-name="P9"><text:span text:style-name="T6">En esa ayuda se habla de fdeclaves (archivo de llaves) y de anillo (llavero). ¿Son lo mismo? No exactamente siempre, aunque a veces sí. Los llaveros son un conjunto de llaves con terminación pgp y el formato propio de las llaves. A veces un llavero cumple también la función de un archivo de llaves. El archivo de llaves puede tener terminación y formato .asc; puede tener cualquier otra terminación y estar revuelto con textos. Como cuando nos llega en el correo electrónico un mensaje y dentro de él una o varias llaves. O porque bajamos del correo todos nuestros mensajes en unsólo archivo y allí se encontrarán textos abiertos, textos pegepeados y llaves. En estos casos al descifrar ese archivo el </text:span><text:span text:style-name="T11">pgp</text:span><text:span text:style-name="T6"> dirá si se encuentra una llave. Para las otras funciones de manejo de llaves archivo de llaves será un conjunto de llaves en formato .pgp o en formato .asc.</text:span></text:p>
      <text:p text:style-name="P9"><text:span text:style-name="T6">El cuadro que sigue nos dice lo que ya sabemos, aunque viene con información adicional, porque puede uno tener varios llaveros públicos e incluso varios secretos</text:span></text:p>
      <table:table table:name="Tabla2" table:style-name="Tabla2">
        <table:table-column table:style-name="Tabla2.A"/>
        <table:table-column table:style-name="Tabla2.B"/>
        <table:table-row table:style-name="Tabla2.1">
          <table:table-cell table:style-name="Tabla2.A1" office:value-type="string">
            <text:p text:style-name="P57"><text:span text:style-name="T6">Generar nuestro par de llaves pública-privada</text:span></text:p>
          </table:table-cell>
          <table:table-cell table:style-name="Tabla2.A1" office:value-type="string">
            <text:p text:style-name="P60"><text:span text:style-name="T6">pgp -kg<text:line-break/>El resultado son pubring.pgp, secring.pgp y randseed.bin (Luego veremos para qué es este archivo)</text:span></text:p>
          </table:table-cell>
        </table:table-row>
        <table:table-row table:style-name="Tabla2.1">
          <table:table-cell table:style-name="Tabla2.A1" office:value-type="string">
            <text:p text:style-name="P57"><text:span text:style-name="T6">Añadir llaves nuevas a un llavero.</text:span></text:p>
            <text:p text:style-name="P62"><text:span text:style-name="T6">Al generar tu par de llaves te resultó un par de llaveros de una llave cada uno: pubring.pgp y secring.pgp</text:span></text:p>
          </table:table-cell>
          <table:table-cell table:style-name="Tabla2.A1" office:value-type="string">
            <text:p text:style-name="P60"><text:span text:style-name="T6">pgp -ka archivo_origen [llavero_destino]<text:line-break/>Si no se escribe el llavero_destino va al defaul, que es pubring.pgp, o el que se haya indicado en el config.txt, o el secring.pgp según que el contenido del archivo_origen tenga por contenido llaves públicas o privadas.</text:span></text:p>
          </table:table-cell>
        </table:table-row>
        <text:soft-page-break/>
        <table:table-row table:style-name="Tabla2.1">
          <table:table-cell table:style-name="Tabla2.A1" office:value-type="string">
            <text:p text:style-name="P6"/>
            <text:p text:style-name="P6"/>
            <text:p text:style-name="P6"/>
            <text:p text:style-name="P6"/>
            <text:p text:style-name="P6"/>
            <text:p text:style-name="P57"><text:span text:style-name="T6">Firmar la llave de un llavero público</text:span></text:p>
          </table:table-cell>
          <table:table-cell table:style-name="Tabla2.A1" office:value-type="string">
            <text:p text:style-name="P60"><text:span text:style-name="T6">pgp -ks ident [-u propio_ident] [llavero]<text:line-break/>El parámetro -u propio_ident sirve para cuando en el mismo llavero privado hay varias llaves. O porque uno mismo se ha generado varias llaves, o porque dos o más comparten el mismo llavero secreto, cada uno con su llave.</text:span></text:p>
          </table:table-cell>
        </table:table-row>
      </table:table>
      <text:p text:style-name="P14"><text:span text:style-name="T6">Y siguen más funciones de manejo de llaves y llaveros que no han salido todavía en esta guía:</text:span></text:p>
      <table:table table:name="Tabla3" table:style-name="Tabla3">
        <table:table-column table:style-name="Tabla3.A"/>
        <table:table-column table:style-name="Tabla3.B"/>
        <table:table-row table:style-name="Tabla3.1">
          <table:table-cell table:style-name="Tabla3.A1" office:value-type="string">
            <text:p text:style-name="P58"><text:span text:style-name="T6">Examinar la huella digital de las llaves</text:span></text:p>
          </table:table-cell>
          <table:table-cell table:style-name="Tabla3.A1" office:value-type="string">
            <text:p text:style-name="P61"><text:span text:style-name="T6">pgp -kvc [ident] [llavero]</text:span></text:p>
          </table:table-cell>
        </table:table-row>
        <table:table-row table:style-name="Tabla3.1">
          <table:table-cell table:style-name="Tabla3.A1" office:value-type="string">
            <text:p text:style-name="P57"><text:span text:style-name="T6">Modificar el valor de mi firma en la llave de otro, presente en un llavero público mío.</text:span></text:p>
          </table:table-cell>
          <table:table-cell table:style-name="Tabla3.A1" office:value-type="string">
            <text:p text:style-name="P60"><text:span text:style-name="T6">pgp -ke ident [llavero]</text:span></text:p>
          </table:table-cell>
        </table:table-row>
        <table:table-row table:style-name="Tabla3.1">
          <table:table-cell table:style-name="Tabla3.A1" office:value-type="string">
            <text:p text:style-name="P6"/>
            <text:p text:style-name="P6"/>
            <text:p text:style-name="P59"><text:span text:style-name="T6">Revocar una llave propia.</text:span></text:p>
            <text:p text:style-name="P56"><text:span text:style-name="T6">Esto no lo he hecho nunca. Se emite un certificado de revocación. No sé si al mismo tiempo queda desactivada para siempre la propia llave.</text:span></text:p>
          </table:table-cell>
          <table:table-cell table:style-name="Tabla3.A1" office:value-type="string">
            <text:p text:style-name="P60"><text:span text:style-name="T6">Pgp -kd mi_ident</text:span></text:p>
          </table:table-cell>
        </table:table-row>
      </table:table>
      <text:p text:style-name="P132"><text:span text:style-name="T26">Tomo (no a la letra):del archivo <text:s/>pgpdoc1.txt</text:span></text:p>
      <text:p text:style-name="P128"><text:span text:style-name="T26">Revocar una llave pública</text:span></text:p>
      <text:p text:style-name="P16"><text:span text:style-name="T26">Supongamos que tu llave secreta y tu clave (frase contraseña) ya están en manos de otros. Hay que avisar a todo el mundo para que dejen de usar esa llave pública tuya. Para esto se expide un certificado de revocación. Se obtiene esto con:</text:span></text:p>
      <text:p text:style-name="P15"><text:span text:style-name="T26"><text:tab/><text:tab/>pgp -kd tu_ident</text:span></text:p>
      <text:p text:style-name="P15"><text:span text:style-name="T26">Este certificado lleva tu firma hecha con la misma llave que estás revocando. Deberás distribuir ampliamente el certificado de revocación lo antes posible. Quienes lo reciban lo podrán añadir a sus llaveros públicos y su PGP impedirá que se use esa llave si es que por error la quieres usar. Te tocará generar un nuevo par de llaves y volver a difundir tu nueva llave pública.</text:span></text:p>
      <text:p text:style-name="P15"><text:span text:style-name="T26">Y puede ser que quieras revocar tu llave por alguna otra razón. Pero el procedimiento es el mismo.</text:span></text:p>
      <text:p text:style-name="P9"><text:span text:style-name="T26">Casos <text:s/>conocidos:: robo de la computadora, olvido de la frase clave que abre tu llave secreta...</text:span></text:p>
      <text:p text:style-name="P9"><text:bookmark-start text:name="_Toc366171253"/><text:bookmark-start text:name="_Toc366084826"/><text:bookmark-start text:name="_Toc366084725"/><text:bookmark-start text:name="_Toc366084478"/><text:bookmark-start text:name="_Toc364687501"/><text:bookmark-start text:name="_Toc364657860"/><text:bookmark-start text:name="_Toc364439655"/><text:bookmark-start text:name="_Toc363093919"/><text:bookmark-start text:name="_Toc362354331"/><text:bookmark-start text:name="_Toc362352343"/><text:bookmark-start text:name="_Toc362282212"/><text:bookmark-start text:name="_Toc362281959"/><text:span text:style-name="T4">Complementos</text:span><text:bookmark-end text:name="_Toc366171253"/><text:bookmark-end text:name="_Toc366084826"/><text:bookmark-end text:name="_Toc366084725"/><text:bookmark-end text:name="_Toc366084478"/><text:bookmark-end text:name="_Toc364687501"/><text:bookmark-end text:name="_Toc364657860"/><text:bookmark-end text:name="_Toc364439655"/><text:bookmark-end text:name="_Toc363093919"/><text:bookmark-end text:name="_Toc362354331"/><text:bookmark-end text:name="_Toc362352343"/><text:bookmark-end text:name="_Toc362282212"/><text:bookmark-end text:name="_Toc362281959"/></text:p>
      <text:p text:style-name="P10"><text:span text:style-name="T6">Quedan aún algunos temas por tratar que si se hubieran explicado junto con los anteriores, quizá hubieran complicado de más cada tema. Sin embargo, precisamente porque queremos ayudarnos todos en esto, vuelvo a pedir sus sugerencias para mejorar las explicaciones o el orden, o todo lo que les parezca que ayuda a que otros se animen y usen el </text:span><text:span text:style-name="T11">PGP</text:span><text:span text:style-name="T6">.</text:span></text:p>
      <text:p text:style-name="P10"><text:bookmark-start text:name="_Toc366171254"/><text:bookmark-start text:name="_Toc366084827"/><text:bookmark-start text:name="_Toc366084726"/><text:bookmark-start text:name="_Toc366084479"/><text:bookmark-start text:name="_Toc364687502"/><text:bookmark-start text:name="_Toc364657861"/><text:bookmark-start text:name="_Toc364439656"/><text:bookmark-start text:name="_Toc363093920"/><text:bookmark-start text:name="_Toc362354332"/><text:bookmark-start text:name="_Toc362352344"/><text:bookmark-start text:name="_Toc362282213"/><text:bookmark-start text:name="_Toc362281960"/><text:span text:style-name="T15">El parámetro -p</text:span><text:bookmark-end text:name="_Toc366171254"/><text:bookmark-end text:name="_Toc366084827"/><text:bookmark-end text:name="_Toc366084726"/><text:bookmark-end text:name="_Toc366084479"/><text:bookmark-end text:name="_Toc364687502"/><text:bookmark-end text:name="_Toc364657861"/><text:bookmark-end text:name="_Toc364439656"/><text:bookmark-end text:name="_Toc363093920"/><text:bookmark-end text:name="_Toc362354332"/><text:bookmark-end text:name="_Toc362352344"/><text:bookmark-end text:name="_Toc362282213"/><text:bookmark-end text:name="_Toc362281960"/></text:p>
      <text:p text:style-name="P10"><text:span text:style-name="T6">Al descifrar un archivo es posible restablecer el nombre original del archivo. No lo he usado porque es fácil que varios le den el mismo nombre, por ejemplo, juan.txt (porque le escriben a Juan Hernández). Y como se puede determinar el nombre resultante como uno quiera con el parámtero -o prefiero escogerlo yo.</text:span></text:p>
      <text:p text:style-name="P10"><text:bookmark-start text:name="_Toc366171255"/><text:bookmark-start text:name="_Toc366084828"/><text:bookmark-start text:name="_Toc366084727"/><text:bookmark-start text:name="_Toc366084480"/><text:bookmark-start text:name="_Toc364687503"/><text:bookmark-start text:name="_Toc364657862"/><text:bookmark-start text:name="_Toc364439657"/><text:bookmark-start text:name="_Toc363093921"/><text:bookmark-start text:name="_Toc362354333"/><text:bookmark-start text:name="_Toc362352345"/><text:bookmark-start text:name="_Toc362282214"/><text:bookmark-start text:name="_Toc362281961"/><text:span text:style-name="T15">El parámetro -o</text:span><text:bookmark-end text:name="_Toc366171255"/><text:bookmark-end text:name="_Toc366084828"/><text:bookmark-end text:name="_Toc366084727"/><text:bookmark-end text:name="_Toc366084480"/><text:bookmark-end text:name="_Toc364687503"/><text:bookmark-end text:name="_Toc364657862"/><text:bookmark-end text:name="_Toc364439657"/><text:bookmark-end text:name="_Toc363093921"/><text:bookmark-end text:name="_Toc362354333"/><text:bookmark-end text:name="_Toc362352345"/><text:bookmark-end text:name="_Toc362282214"/><text:bookmark-end text:name="_Toc362281961"/></text:p>
      <text:p text:style-name="P10"><text:span text:style-name="T6">Con el parámetro -o señala uno el nombre resultante, o sea el nombre del archivo descifrado. Si no se usa ni el -o ni el -p el archivo resultante es, como ya hemos visto, el mismo </text:span><text:soft-page-break/><text:span text:style-name="T6">nombre del que se descifra sin ninguna terminación. El parámetro -o también sirve para dar un nombre con todo y ruta (path) y así cae lo descifrado en el directorio que uno quiere.</text:span></text:p>
      <text:p text:style-name="P17"><text:span text:style-name="T6">Supongamos que quiero tener lo que voy recibiendo en un directorio que se llama \cartas\Juan y Juan me manda una carta cifrada carta.asc; entonces con el comando:</text:span></text:p>
      <text:p text:style-name="P27"><text:span text:style-name="T6">pgp -o c:\cartas\juan\c960717.txt</text:span></text:p>
      <text:p text:style-name="P10"><text:span text:style-name="T6">el archivo descifrado será c960717.txt en el subdirectorio \cartas\juan. Se supone que el subdirectorio \juan ya existe en mi compu.</text:span></text:p>
      <text:p text:style-name="P10"><text:bookmark-start text:name="_Toc366171256"/><text:bookmark-start text:name="_Toc366084829"/><text:bookmark-start text:name="_Toc366084728"/><text:bookmark-start text:name="_Toc366084481"/><text:bookmark-start text:name="_Toc364687504"/><text:bookmark-start text:name="_Toc364657863"/><text:bookmark-start text:name="_Toc364439658"/><text:bookmark-start text:name="_Toc363093922"/><text:bookmark-start text:name="_Toc362354334"/><text:bookmark-start text:name="_Toc362352346"/><text:bookmark-start text:name="_Toc362282215"/><text:bookmark-start text:name="_Toc362281962"/><text:span text:style-name="T15">El parámetro -u</text:span><text:bookmark-end text:name="_Toc366171256"/><text:bookmark-end text:name="_Toc366084829"/><text:bookmark-end text:name="_Toc366084728"/><text:bookmark-end text:name="_Toc366084481"/><text:bookmark-end text:name="_Toc364687504"/><text:bookmark-end text:name="_Toc364657863"/><text:bookmark-end text:name="_Toc364439658"/><text:bookmark-end text:name="_Toc363093922"/><text:bookmark-end text:name="_Toc362354334"/><text:bookmark-end text:name="_Toc362352346"/><text:bookmark-end text:name="_Toc362282215"/><text:bookmark-end text:name="_Toc362281962"/></text:p>
      <text:p text:style-name="P10"><text:span text:style-name="T6">Si hay sólo una llave en el llavero privado (secreto) el parámetro -u no es necesario. Si varios comparten un mismo llavero privado y por tanto hay en él varias llaves, con el parámetro -u se le indica al programa cuál de esas llaves debe usar para firmar archivos o llaves.</text:span></text:p>
      <text:p text:style-name="P10"><text:bookmark-start text:name="_Toc366171257"/><text:bookmark-start text:name="_Toc366084830"/><text:bookmark-start text:name="_Toc366084729"/><text:bookmark-start text:name="_Toc366084482"/><text:bookmark-start text:name="_Toc364687505"/><text:bookmark-start text:name="_Toc364657864"/><text:bookmark-start text:name="_Toc364439659"/><text:bookmark-start text:name="_Toc363093923"/><text:bookmark-start text:name="_Toc362354335"/><text:bookmark-start text:name="_Toc362352347"/><text:bookmark-start text:name="_Toc362282216"/><text:bookmark-start text:name="_Toc362281963"/><text:span text:style-name="T15">El número hexadecimal de la llave como identificador</text:span><text:bookmark-end text:name="_Toc366171257"/><text:bookmark-end text:name="_Toc366084830"/><text:bookmark-end text:name="_Toc366084729"/><text:bookmark-end text:name="_Toc366084482"/><text:bookmark-end text:name="_Toc364687505"/><text:bookmark-end text:name="_Toc364657864"/><text:bookmark-end text:name="_Toc364439659"/><text:bookmark-end text:name="_Toc363093923"/><text:bookmark-end text:name="_Toc362354335"/><text:bookmark-end text:name="_Toc362352347"/><text:bookmark-end text:name="_Toc362282216"/><text:bookmark-end text:name="_Toc362281963"/></text:p>
      <text:p text:style-name="P13"><text:span text:style-name="T6">Se puede usar como identificador el número hexadecimal de la llave precedido por el prefijo 0x (cero x). Así, mi identificador puede ser 0xAF32327D; el de fulano, 0x3E66DFD1. El comando:</text:span></text:p>
      <text:p text:style-name="P87"><text:span text:style-name="T6">pgp -e archivo.??? 0xaf32327d 0x3e66dfd1</text:span></text:p>
      <text:p text:style-name="P10"><text:span text:style-name="T6">cifrará archivo.??? para fulano y para mí.</text:span></text:p>
      <text:p text:style-name="P10"><text:span text:style-name="T6">Cuando examinamos con -kv un llavero vemos el número hexadecimal de la(s) llave(s).</text:span></text:p>
      <text:p text:style-name="P10"><text:span text:style-name="T6">Esta es la manera de evitar ambigüedades cuando varios tienen identificadores iguales. El caso extremo será si alguno ha generado dos pares de llaves con el mismo identificador pues es la misma persona. Pero el número hexadecimal de cada par de llaves es distinto.</text:span></text:p>
      <text:p text:style-name="P10"><text:span text:style-name="T6">Una observación a propósito de los identificadores. </text:span><text:span text:style-name="T11">PGP</text:span><text:span text:style-name="T6"> maneja como identificador cualquier palabra o parte de ella que esté en el nombre de la llave. Mi llave es: pub <text:s text:c="2"/>512/AF32327D 1994/07/15 Luis del Valle &lt;lvalle@mixcoac.uia.mx&gt;. Pueden ser identificadores las palabras completas: luis del valle lvalle mixcoac.uia.mx, o cualquier parte de ellas. Y por eso fácilmente se pueden dar ambigüedades. También puede ser identificador cualquier combinación de letras y espacios de mi nombre si se escriben entre comillas: "luis del" "is de" "lv", o también el número hexadecimal de mi llave, o todo o una parte de él, precedido por el prefijo 0x. 0xaf32327d, 0xaf32, 0x327d identifican mi llave, aunque si no se escribe todo el número puede identificar otras llaves también. La manera de ver si varias llaves coinciden en el mismo identificador es viendo el contenido de un llavero con la orden pgp -kv ident [llavero]. Resultarán todas las llaves que tengan ese identificador. Si sólo resulta una, no hay ambigüedad en ese identificador.</text:span></text:p>
      <text:p text:style-name="P10"><text:bookmark-start text:name="_Toc363093924"/><text:bookmark-start text:name="_Toc362354336"/><text:bookmark-start text:name="_Toc362352348"/><text:bookmark-start text:name="_Toc362282217"/><text:bookmark-start text:name="_Toc362281964"/><text:bookmark-start text:name="_Toc366171258"/><text:bookmark-start text:name="_Toc366084831"/><text:bookmark-start text:name="_Toc366084730"/><text:bookmark-start text:name="_Toc366084483"/><text:bookmark-start text:name="_Toc364687506"/><text:bookmark-start text:name="_Toc364657865"/><text:bookmark-start text:name="_Toc364439660"/><text:span text:style-name="T15">El archivo randseed.bin</text:span><text:bookmark-end text:name="_Toc366171258"/><text:bookmark-end text:name="_Toc366084831"/><text:bookmark-end text:name="_Toc366084730"/><text:bookmark-end text:name="_Toc366084483"/><text:bookmark-end text:name="_Toc364687506"/><text:bookmark-end text:name="_Toc364657865"/><text:bookmark-end text:name="_Toc364439660"/></text:p>
      <text:p text:style-name="P10"><text:span text:style-name="T6">Cada vez que </text:span><text:span text:style-name="T11">PGP</text:span><text:span text:style-name="T6"> cifra algo genera primero la clave para ello. Es un número construido con un número de tantos bits cuantos tiene la llave. Con esa clave cifra el archivo. Luego cifra la clave recién generada con ayuda de la llave pública del destinatario. Al descifrar, </text:span><text:span text:style-name="T11">PGP</text:span><text:span text:style-name="T6"> descifra primero la clave de todo lo demás del archivo y con ella como instrumento descifra el archivo mismo. Randseed.bin es un archivo que utiliza </text:span><text:span text:style-name="T11">PGP</text:span><text:span text:style-name="T6"> para generar al azar el número que será la clave de lo que esté cifrando en ese momento.</text:span></text:p>
      <text:p text:style-name="P10"><text:bookmark-start text:name="_Toc366171259"/><text:bookmark-start text:name="_Toc366084832"/><text:bookmark-start text:name="_Toc366084731"/><text:bookmark-start text:name="_Toc366084484"/><text:bookmark-start text:name="_Toc364687507"/><text:bookmark-start text:name="_Toc364657866"/><text:bookmark-start text:name="_Toc364439661"/><text:span text:style-name="T15">Archivos por cifrar en otros directorios que no son \PGP</text:span><text:bookmark-end text:name="_Toc363093924"/><text:bookmark-end text:name="_Toc362354336"/><text:bookmark-end text:name="_Toc362352348"/><text:bookmark-end text:name="_Toc362282217"/><text:bookmark-end text:name="_Toc362281964"/><text:bookmark-end text:name="_Toc366171259"/><text:bookmark-end text:name="_Toc366084832"/><text:bookmark-end text:name="_Toc366084731"/><text:bookmark-end text:name="_Toc366084484"/><text:bookmark-end text:name="_Toc364687507"/><text:bookmark-end text:name="_Toc364657866"/><text:bookmark-end text:name="_Toc364439661"/></text:p>
      <text:p text:style-name="P10"><text:span text:style-name="T6">Sin duda que ya han cifrado archivos que no estén en el directorio </text:span><text:span text:style-name="T11">\PGP</text:span><text:span text:style-name="T6">. No es tema éste directamente del uso de este programa, sino del uso general del </text:span><text:span text:style-name="T11">DOS</text:span><text:span text:style-name="T6">. Dado que el directorio </text:span><text:span text:style-name="T11">\PGP</text:span><text:span text:style-name="T6"> está en la ruta (path) en el comando path del autoexec.bat, se puede invocar el comando pgp desde cualquier directorio.</text:span></text:p>
      <text:p text:style-name="P13"><text:span text:style-name="T6">También se puede cifrar cualquier archivo que esté en cualquier directorio si estando en el directorio </text:span><text:span text:style-name="T11">PGP</text:span><text:span text:style-name="T6"> se da el nombre del archivo con todo y su ruta. Por ejemplo:</text:span></text:p>
      <text:p text:style-name="P46"><text:span text:style-name="T6">c:\pgp&gt; pgp -esa c:\doc\cartas\fulano.txt ident</text:span></text:p>
      <text:p text:style-name="P13"><text:soft-page-break/><text:span text:style-name="T6">cifra el archivo fulano.txt que está en el subdirectorio cartas del subdirectorio doc del directorio principal. Con el parámetro -o pedimos que el resultado tenga el nombre que queramos en el directorio que deseemos.</text:span></text:p>
      <text:p text:style-name="P46"><text:span text:style-name="T6">c:\pgp&gt; pgp -esa c:\doc\cartas\fulano.txt ident -o c:\modem\subir\fulano.asc</text:span></text:p>
      <text:p text:style-name="P10"><text:span text:style-name="T6">pone el mensaje cifrado en el subdirectorio subir del subdirectorio modem del directorio principal.</text:span></text:p>
      <text:p text:style-name="P10"><text:bookmark-start text:name="_Toc366171260"/><text:bookmark-start text:name="_Toc366084833"/><text:bookmark-start text:name="_Toc366084732"/><text:bookmark-start text:name="_Toc366084485"/><text:bookmark-start text:name="_Toc364687508"/><text:bookmark-start text:name="_Toc364657867"/><text:bookmark-start text:name="_Toc364439662"/><text:bookmark-start text:name="_Toc363093925"/><text:bookmark-start text:name="_Toc362354337"/><text:span text:style-name="T4">Frentes para PGP en DOS y en windows</text:span><text:bookmark-end text:name="_Toc366171260"/><text:bookmark-end text:name="_Toc366084833"/><text:bookmark-end text:name="_Toc366084732"/><text:bookmark-end text:name="_Toc366084485"/><text:bookmark-end text:name="_Toc364687508"/><text:bookmark-end text:name="_Toc364657867"/><text:bookmark-end text:name="_Toc364439662"/><text:bookmark-end text:name="_Toc363093925"/><text:bookmark-end text:name="_Toc362354337"/></text:p>
      <text:p text:style-name="P10"><text:span text:style-name="T6">Tan sólo aludo a que existen programas que manejan más amigablemente, como dicen, el </text:span><text:span text:style-name="T11">PGP. </text:span><text:span text:style-name="T6">No es que se haya hecho el programa de esa otra manera, sino que son presentaciones por medio de menús, o desde windows y que se encargan da ir a </text:span><text:span text:style-name="T11">DOS</text:span><text:span text:style-name="T6"> y dar los comandos con los parámetros correspondientes. Mi experiencia ha sido que facilitan el manejo, pero sólo de las principales funciones. Por otra parte son las más ordinarias.</text:span></text:p>
      <text:p text:style-name="P10"><text:span text:style-name="T6">Se pueden conseguir por ftp o en la página web del </text:span><text:span text:style-name="T11">pgp</text:span><text:span text:style-name="T6">. No entro a explicarlos porque sería, creo, una tarea semejante a la que asumí con este instructivo.</text:span></text:p>
      <text:p text:style-name="P101"><text:span text:style-name="T23">Órdenes para PGP 2.6.3(i)<text:line-break/>(</text:span><text:span text:style-name="T24">a_normal = archivo normal; adellaves = archivo de llaves,...)</text:span></text:p>
      <text:p text:style-name="P111"><text:span text:style-name="T6">Para cifrar un archivo normal con la llave pública del destinatario:</text:span></text:p>
      <text:p text:style-name="P124"><text:span text:style-name="T6"><text:tab/>pgp -e a_normal identificador [otros identificadores]</text:span></text:p>
      <text:p text:style-name="P124"><text:span text:style-name="T6">Para firmar un archivo normal con mi llave secreta:<text:line-break/><text:tab/>pgp -s a_normal [-u mi_identificador]</text:span></text:p>
      <text:p text:style-name="P103"><text:span text:style-name="T6">Para firmar un archivo normal con mi llave secreta y después cifrararlo con la llave pública del destinatario:</text:span></text:p>
      <text:p text:style-name="P124"><text:span text:style-name="T6"><text:tab/>pgp -es a_normal identificador [otros id.] <text:s/>[-u mi_identificador] </text:span></text:p>
      <text:p text:style-name="P103"><text:span text:style-name="T6">Para cifrar un archivo normal sólo a la manera tradicional:</text:span></text:p>
      <text:p text:style-name="P124"><text:span text:style-name="T6"><text:tab/>pgp -c a_normal</text:span></text:p>
      <text:p text:style-name="P103"><text:span text:style-name="T6">Para descifrar un archivo, o comprobar la integridad de la firma en un archivo firmado:</text:span></text:p>
      <text:p text:style-name="P124"><text:span text:style-name="T6"><text:tab/>pgp acifrado [-o a_normal]</text:span></text:p>
      <text:p text:style-name="P103"><text:span text:style-name="T6">Para descifrar un archivo con armadura ASCII en varias partes: grabe todas las partes por orden en un archivo con extensión .asc y escriba:</text:span></text:p>
      <text:p text:style-name="P124"><text:span text:style-name="T6"><text:tab/>pgp farmadura [-o a_normal]</text:span></text:p>
      <text:p text:style-name="P124"><text:span text:style-name="T6">Funciones para la gestión de llaves:</text:span></text:p>
      <text:p text:style-name="P103"><text:span text:style-name="T6">Para generar tu propio par único de llaves pública/secreta:</text:span></text:p>
      <text:p text:style-name="P124"><text:span text:style-name="T6"><text:tab/>pgp -kg</text:span></text:p>
      <text:p text:style-name="P103"><text:span text:style-name="T6">Para añadir el contenido de un archivo de llaves públicas o secretas al llavero correspondiente:</text:span></text:p>
      <text:p text:style-name="P124"><text:span text:style-name="T6"><text:tab/>pgp -ka </text:span><text:span text:style-name="T9">a</text:span><text:span text:style-name="T6">dllaves{origen} [llavero{dest}]</text:span></text:p>
      <text:p text:style-name="P103"><text:span text:style-name="T6">Para extraer (copiar) una llave del llavero de llaves públicas o secretas:</text:span></text:p>
      <text:p text:style-name="P124"><text:span text:style-name="T6"><text:tab/>pgp -kx identificador adllaves [llavero]</text:span></text:p>
      <text:p text:style-name="P124"><text:span text:style-name="T6">o:<text:tab/>pgp -kxa </text:span><text:span text:style-name="T10">identificador adllaves {destino}</text:span><text:span text:style-name="T6"> [llavero{origen}]</text:span></text:p>
      <text:p text:style-name="P107"><text:span text:style-name="T6">Para visualizar el contenido del llavero de llaves públicas:</text:span></text:p>
      <text:p text:style-name="P104"><text:span text:style-name="T6"><text:tab/>pgp -kv[v] [identificador] [llavero]</text:span></text:p>
      <text:p text:style-name="P105"/>
      <text:p text:style-name="P104"><text:span text:style-name="T6">Para ver la huella digital de una llave pública, y poder verificarla por </text:span></text:p>
      <text:p text:style-name="P104"><text:span text:style-name="T6">teléfono con su dueño:</text:span></text:p>
      <text:p text:style-name="P104"><text:span text:style-name="T6"><text:tab/>pgp -kvc [identificador] [llavero]</text:span></text:p>
      <text:p text:style-name="P105"/>
      <text:p text:style-name="P104"><text:span text:style-name="T6">Para visualizar el contenido y comprobar las firmas de certificación en el llavero de llaves públicas:</text:span></text:p>
      <text:p text:style-name="P104"><text:span text:style-name="T6"><text:tab/>pgp -kc [identificador] [llavero]</text:span></text:p>
      <text:p text:style-name="P105"/>
      <text:p text:style-name="P104"><text:span text:style-name="T6">Para modificar el identificador o la frase de contraseña (clave) de la llave secreta:</text:span></text:p>
      <text:p text:style-name="P104"><text:span text:style-name="T6"><text:tab/>pgp -ke identificador [llavero]</text:span></text:p>
      <text:p text:style-name="P105"/>
      <text:p text:style-name="P104"><text:span text:style-name="T6">Para modificar los parámetros de confianza de una llave pública:</text:span></text:p>
      <text:p text:style-name="P104"><text:span text:style-name="T6"><text:tab/>pgp -ke identificador [llavero]</text:span></text:p>
      <text:p text:style-name="P105"/>
      <text:p text:style-name="P104"><text:span text:style-name="T6">Para suprimir una llave, o sólo un identificador, del llavero de llaves públicas:</text:span></text:p>
      <text:p text:style-name="P104"><text:span text:style-name="T6"><text:tab/>pgp -kr identificador [llavero]</text:span></text:p>
      <text:p text:style-name="P105"/>
      <text:p text:style-name="P104"><text:span text:style-name="T6">Para firmar la llave pública de alguien en el propio llavero de llaves públicas:</text:span></text:p>
      <text:p text:style-name="P108"><text:span text:style-name="T6"><text:tab/>pgp -ks identificador_des <text:line-break/>[-u su_identificador] [llavero]</text:span></text:p>
      <text:p text:style-name="P105"/>
      <text:p text:style-name="P104"><text:span text:style-name="T6">Para suprimir de un llavero ciertas firmas de un usuario:</text:span></text:p>
      <text:p text:style-name="P104"><text:span text:style-name="T6"><text:tab/>pgp -krs identificador [llavero]</text:span></text:p>
      <text:p text:style-name="P105"><text:soft-page-break/></text:p>
      <text:p text:style-name="P104"><text:span text:style-name="T6">Para desactivar una llave pública, para que </text:span><text:span text:style-name="T11">PGP</text:span><text:span text:style-name="T6"> no la utilice, o para reactivarla:</text:span></text:p>
      <text:p text:style-name="P104"><text:span text:style-name="T6"><text:tab/>pgp -kd identificador [llavero]</text:span></text:p>
      <text:p text:style-name="P105"/>
      <text:p text:style-name="P104"><text:span text:style-name="T6">Para revocar permanentemente su propia llave, emitiendo un certificado de compromiso de llave:</text:span></text:p>
      <text:p text:style-name="P104"><text:span text:style-name="T6"><text:tab/>pgp -kd su_identificador</text:span></text:p>
      <text:p text:style-name="P72"/>
      <text:section text:style-name="Sect2" text:name="Sección1">
        <text:p text:style-name="P102"><text:span text:style-name="T23">Ordenes esotéricas:</text:span></text:p>
        <text:p text:style-name="P104"><text:span text:style-name="T6">Para descifrar un mensaje y dejar su firma intacta:</text:span></text:p>
        <text:p text:style-name="P104"><text:span text:style-name="T6"><text:tab/>pgp -d acifrado</text:span></text:p>
        <text:p text:style-name="P105"/>
        <text:p text:style-name="P104"><text:span text:style-name="T6">Para crear un certificado de firma separado del documento:</text:span></text:p>
        <text:p text:style-name="P104"><text:span text:style-name="T6"><text:tab/>pgp -sb atexto [-u mi_identificador]</text:span></text:p>
        <text:p text:style-name="P105"/>
        <text:p text:style-name="P104"><text:span text:style-name="T6">Para separar un certificado de firma del mensaje firmado:</text:span></text:p>
        <text:p text:style-name="P104"><text:span text:style-name="T6"><text:tab/>pgp -b acifrado</text:span></text:p>
        <text:p text:style-name="P105"/>
        <text:p text:style-name="P72"/>
        <text:p text:style-name="P71"><text:span text:style-name="T23">Opciones que pueden utilizarse en combinación con otras:</text:span></text:p>
        <text:p text:style-name="P72"/>
        <text:p text:style-name="P84"><text:span text:style-name="T6">Para producir un archivo cifrado en formato ASCII radix-64, añada simplemente la opción -a cuando cifre o firme un mensaje, o cuando extraiga una llave:</text:span></text:p>
        <text:p text:style-name="P84"><text:span text:style-name="T6"><text:tab/>pgp -sea ftexto identificador_des</text:span></text:p>
        <text:p text:style-name="P84"><text:span text:style-name="T6">o:<text:tab/>pgp -kax identificador fdllave [llavero]</text:span></text:p>
        <text:p text:style-name="P72"/>
        <text:p text:style-name="P84"><text:span text:style-name="T6">Para eliminar automáticamente el archivo normal después de crear el archivo cifrado, añada simplemente la opción -w (wipe {limpiar}) </text:span></text:p>
        <text:p text:style-name="P84"><text:span text:style-name="T6">cuando cifre o firme un mensaje:</text:span></text:p>
        <text:p text:style-name="P84"><text:span text:style-name="T6"><text:tab/>pgp -wes mensaje.txt identificador [otros ident.]</text:span></text:p>
        <text:p text:style-name="P72"/>
        <text:p text:style-name="P84"><text:span text:style-name="T6">Para indicar que un archivo normal contiene texto ASCII, no binario, y que debe ajustarse a los convenios de línea del destinatario, añada la opción -t (texto) a las otras opciones:</text:span></text:p>
        <text:p text:style-name="P84"><text:span text:style-name="T6"><text:tab/>pgp -seta mensaje.txt identificador [otros ident.]</text:span></text:p>
        <text:p text:style-name="P72"/>
        <text:p text:style-name="P84"><text:span text:style-name="T6">Para visualizar el texto descifrado en la pantalla (como con la orden "more" {más} de Unix), sin grabarlo en un archivo, utilice la opción -m (more) al descifrar:</text:span></text:p>
        <text:p text:style-name="P84"><text:span text:style-name="T6"><text:tab/>pgp -m acifrado</text:span></text:p>
        <text:p text:style-name="P72"/>
        <text:p text:style-name="P106"><text:soft-page-break/><text:span text:style-name="T6">Para indicar que el texto descifrado para el destinatario </text:span><text:span text:style-name="T11">SÓLO</text:span><text:span text:style-name="T6"> se puede mostrar en la pantalla de éste, sin grabarse en el disco, añada la opción -m:</text:span></text:p>
        <text:p text:style-name="P109"><text:span text:style-name="T6"><text:tab/>pgp -metas mensaje.txt identificador [otros identificadores]</text:span></text:p>
        <text:p text:style-name="P72"/>
        <text:p text:style-name="P84"><text:span text:style-name="T6">Para recuperar el nombre original del archivo normal al descifrar, añada la opción -p:</text:span></text:p>
        <text:p text:style-name="P84"><text:span text:style-name="T6"><text:tab/>pgp -p acifrado</text:span></text:p>
        <text:p text:style-name="P72"/>
        <text:p text:style-name="P84"><text:span text:style-name="T6">Para utilizar en modo filtro, como en Unix, leyendo de la entrada estándar y escribiendo en la salida estándar, añada la opción -f:</text:span></text:p>
        <text:p text:style-name="P109"><text:span text:style-name="T6"><text:tab/>pgp -festa identificador [otros identificadores]&lt; aentrada &gt; asalida</text:span></text:p>
        <text:p text:style-name="P72"/>
        <text:p text:style-name="P84"><text:span text:style-name="T6">Para incluir identificadores de un archivo al cifrar un mensaje, utiliza la opción -@:</text:span></text:p>
        <text:p text:style-name="P85"><text:span text:style-name="T6"><text:tab/>pgp -e archivo un_identificador <text:line-break/><text:tab/>-@masids.txt</text:span></text:p>
        <text:p text:style-name="P85"><text:span text:style-name="T6">NOTA: Aunque no esté en la documen­tación, también me ha resultado con:</text:span></text:p>
        <text:p text:style-name="P85"><text:span text:style-name="T6"><text:tab/>pgp -e archivo -@identificadores.txt</text:span></text:p>
        <text:p text:style-name="P76"/>
        <text:p text:style-name="P84"><text:span text:style-name="T6">Como identificador se puede usar el número de cualquier llave (el que sale al ver un llavero, no la huella digital) precedido de 0x (cero, x), por ejemplo 0xAF323227D, o sólo parte de ese número. Cuidar que no haya ambigüedad. Se comprueba viendo el llavero con el identificador (pgp ‑kv identificador llavero) y comprobar que sólo resulta uno. A no ser que uno quiera cifrar para los varios que resulten.</text:span></text:p>
        <text:p text:style-name="P72"/>
        <text:p text:style-name="P84"><text:span text:style-name="T6">Revisado el escrito noto que no traté lo que se dice del modo de filtro al estilo unix.</text:span></text:p>
      </text:section>
      <text:p text:style-name="P125"><text:span text:style-name="T28">Órdenes para PGP 2.6.3i</text:span></text:p>
      <text:p text:style-name="P110"><text:span text:style-name="T6">Cifrar a la manera tradicional:</text:span></text:p>
      <text:p text:style-name="P112"><text:span text:style-name="T6">pgp -c[a][m][w] archivo.??? [-o ruta\archivo.???]</text:span></text:p>
      <text:p text:style-name="P112"><text:span text:style-name="T6">Opciones: </text:span></text:p>
      <text:p text:style-name="P112"><text:span text:style-name="T6">[a] armadura de ASCIIs, </text:span></text:p>
      <text:p text:style-name="P112"><text:span text:style-name="T6">[m] Sólo lectura en pantalla sin que lo puedan grabar.</text:span></text:p>
      <text:p text:style-name="P112"><text:span text:style-name="T6">[w] Que se borre el archivo original no cifrado</text:span></text:p>
      <text:p text:style-name="P112"><text:span text:style-name="T6">[o ruta\archivo.???] Darle nombre con todo y ruta al archivo resultante</text:span></text:p>
      <text:p text:style-name="P5"><text:span text:style-name="T6">Resulta: archivo.asc ó archivo.pgp ó ruta\archivo.???</text:span></text:p>
      <text:p text:style-name="P110"><text:span text:style-name="T6">Cifrar al modo del pgp</text:span></text:p>
      <text:p text:style-name="P114"><text:span text:style-name="T6">pgp -e[s][a][m][w] <text:s/>archivo.??? <text:s/>Ident [ident] [ident] [...][-o ruta\archivo.asc] [-u tu_ident], </text:span></text:p>
      <text:p text:style-name="P114"><text:span text:style-name="T6">o bien: pgp -e[s][a][m][w] archivo.??? -@llaves.txt [-o ruta\archivo.asc] [-u tu_ident],</text:span></text:p>
      <text:p text:style-name="P112"><text:span text:style-name="T6">Opciones:</text:span></text:p>
      <text:p text:style-name="P116"><text:span text:style-name="T6">[s] firmar</text:span></text:p>
      <text:p text:style-name="P116"><text:span text:style-name="T6">[a] armadura de ASCIIs</text:span></text:p>
      <text:p text:style-name="P116"><text:span text:style-name="T6">[m] Solo lectura sin que lo puedan grabar</text:span></text:p>
      <text:p text:style-name="P116"><text:span text:style-name="T6">[w] Que se borre el archivo original no cifrado</text:span></text:p>
      <text:p text:style-name="P116"><text:span text:style-name="T6">[-o ruta\archivo.???] Darle nombre con todo y ruta al archivo resultante.</text:span></text:p>
      <text:p text:style-name="P116"><text:span text:style-name="T6">[-u tu_identi] se debe usar si firmas lo cifrado y tienes en tu secring.pgp varias llaves.</text:span></text:p>
      <text:p text:style-name="P112"><text:span text:style-name="T6">Llaves.txt es un archivo de texto con los identificadores de aquellos para quien se cifra. Un identificador en cada renglon. Pueden ir espacios y sin comillas.</text:span></text:p>
      <text:p text:style-name="P5"><text:span text:style-name="T6">Resulta: archivo.asc ó archivo.pgp ó ruta\archivo.???</text:span></text:p>
      <text:p text:style-name="P110"><text:span text:style-name="T6">Firmar un texto abierto (se puede firmar también cualquier archivo, con cualquier terminación):</text:span></text:p>
      <text:p text:style-name="P114"><text:span text:style-name="T6">pgp -st[a][b] archivo.txt</text:span></text:p>
      <text:p text:style-name="P113"><text:span text:style-name="T6">Opciones:</text:span></text:p>
      <text:p text:style-name="P116"><text:span text:style-name="T6">[a] armadura de ASCIIs</text:span></text:p>
      <text:p text:style-name="P116"><text:span text:style-name="T6">[b[ producir la firma en archivo separado</text:span></text:p>
      <text:p text:style-name="P5"><text:span text:style-name="T6">Resulta: archivo.asc ó archivo.pgp</text:span></text:p>
      <text:p text:style-name="P110"><text:span text:style-name="T6">Descifrar:</text:span></text:p>
      <text:p text:style-name="P115"><text:span text:style-name="T6">pgp -[m][p] archivo.??? [-o ruta\archivo.???]</text:span></text:p>
      <text:p text:style-name="P113"><text:span text:style-name="T6">Opciones:</text:span></text:p>
      <text:p text:style-name="P117"><text:span text:style-name="T6">[m] Sólo lectura, sin que se grabe el archivo descifrado en mi disco.</text:span></text:p>
      <text:p text:style-name="P117"><text:span text:style-name="T6">[p] El resultado tendrá el nombre original del archivo que se cifró.</text:span></text:p>
      <text:p text:style-name="P117"><text:span text:style-name="T6">[-o ruta\archivo.???] Dará nombre con todo y ruta al archivo que resulte</text:span></text:p>
      <text:p text:style-name="P115"><text:span text:style-name="T6">Observaciones:</text:span></text:p>
      <text:p text:style-name="P113"><text:span text:style-name="T6">PGP va distinguiendo qué tipo de archivos está descifrando.</text:span></text:p>
      <text:list xml:id="list987829730" text:continue-list="list1760749609" text:style-name="WWNum3">
        <text:list-item>
          <text:p text:style-name="P119"><text:span text:style-name="T6">una o varias llaves. Preguntará si las añade al llavero pubring.pgp.</text:span></text:p>
        </text:list-item>
        <text:list-item>
          <text:p text:style-name="P119"><text:span text:style-name="T6">un texto cifrado a <text:s/>la manera tradicional. Pedirá la frase-clave con que se cifró.</text:span></text:p>
        </text:list-item>
        <text:list-item>
          <text:p text:style-name="P119"><text:span text:style-name="T6">un texto cifrado la manera del pgp. Dirá si está firmado y luego lo descifrará.</text:span></text:p>
        </text:list-item>
        <text:list-item>
          <text:p text:style-name="P119"><text:span text:style-name="T6">una firma separada del texto. Dirá que necesita el nombre del archivo a que se refiere y luego checará la integridad del documento.</text:span></text:p>
        </text:list-item>
        <text:list-item>
          <text:p text:style-name="P119"><text:span text:style-name="T6">un texto abierto pero firmado. Checará la firma.</text:span></text:p>
        </text:list-item>
      </text:list>
      <text:p text:style-name="P118"><text:span text:style-name="T6">Resultados diversos.</text:span></text:p>
      <text:list xml:id="list1512624498" text:style-name="WWNum4">
        <text:list-item>
          <text:p text:style-name="P120"><text:span text:style-name="T6">Recuérdese que el config.txt puede hacer que las opciones [a][t] estén activadas siempre que sea posible aunque no se escriban expresamente en la línea de comando.</text:span></text:p>
        </text:list-item>
      </text:list>
      <text:p text:style-name="P133"><text:span text:style-name="T29">MANEJAR LLAVES</text:span></text:p>
      <text:p text:style-name="P121"><text:span text:style-name="T6"><text:s/>Generar nuestro par de llaves pública-privada</text:span></text:p>
      <text:p text:style-name="P134"><text:span text:style-name="T6">pgp -kg</text:span></text:p>
      <text:p text:style-name="P135"><text:span text:style-name="T6">El resultado son pubring.pgp, secring.pgp y randseed.bin</text:span></text:p>
      <text:p text:style-name="P121"><text:span text:style-name="T6"><text:s/>Añadir llaves nuevas a un llavero:</text:span></text:p>
      <text:p text:style-name="P136"><text:span text:style-name="T6">pgp -ka archivo_origen [llavero_destino]</text:span></text:p>
      <text:p text:style-name="P135"><text:span text:style-name="T6">Si no se escribe el llavero_destino va al defaul, que es pubring.pgp, o el que se haya indicado en el config.txt, o el secring.pgp según que el contenido del archivo_origen tenga por contenido llaves públicas o privadas</text:span></text:p>
      <text:p text:style-name="P137"><text:span text:style-name="T6"><text:s/>Meter nuestro llavero público, con una o con muchas llaves, a una armadura de ASCIIs simples con la que es capaz de sobrevivir en el medio inhóspito de las máquinas de 7 bits.</text:span></text:p>
      <text:p text:style-name="P136"><text:span text:style-name="T6">pgp -a pubring.pgp</text:span></text:p>
      <text:p text:style-name="P135"><text:span text:style-name="T6">El resultado será <text:s/>pubring.asc, que no es llavero, sino archivo de llaves. Es la colección de llaves en formato .asc, pero no funciona como llavero.</text:span></text:p>
      <text:p text:style-name="P137"><text:span text:style-name="T6"><text:s/>Sacar copia de cualquier llave que esté en nuestro llavero público (e igual se hace con el llavero privado o secreto) y conservarla en un archivo cuyo contenido es sólo una llave.</text:span></text:p>
      <text:p text:style-name="P138"><text:span text:style-name="T6">pgp -kx ident archivo_destino.pgp llavero_origen</text:span></text:p>
      <text:p text:style-name="P138"><text:span text:style-name="T6">pgp -kxa ident archivo_destino.asc llavero_origen</text:span></text:p>
      <text:p text:style-name="P137"><text:span text:style-name="T6"><text:s/>Examinar cualquier llavero para saber de qué llaves consta. La segunda "v" opcional se usa para ver también qué firmas tiene cada llave (v=verbose). Si no se escribe ningún ident se verán todas.</text:span></text:p>
      <text:p text:style-name="P134"><text:span text:style-name="T6">pgp -kv[v] [identif] [llavero]</text:span></text:p>
      <text:p text:style-name="P121"><text:span text:style-name="T6"><text:s/>Suprimir una llave o sólo un identificador, de un llavero</text:span></text:p>
      <text:p text:style-name="P134"><text:span text:style-name="T6">pgp -kr ident [llavero]</text:span></text:p>
      <text:p text:style-name="P121"><text:span text:style-name="T6"><text:s/>Añadir un identificador o modificar la clave en el llavero privado</text:span></text:p>
      <text:p text:style-name="P134"><text:span text:style-name="T6">pgp -ke ident [llavero]</text:span></text:p>
      <text:p text:style-name="P121"><text:span text:style-name="T6"><text:s/>Firmar la llave de un llavero público</text:span></text:p>
      <text:p text:style-name="P139"><text:span text:style-name="T6">pgp -ks ident [-u propio_ident] [llavero]</text:span></text:p>
      <text:p text:style-name="P135"><text:span text:style-name="T6">El parámetro -u propio_ident sirve para cuando en el mismo llavero privado hay varias llaves. O porque uno mismo se ha generado varias llaves, o porque dos o más comparten el mismo llavero secreto, cada uno con su llave.</text:span></text:p>
      <text:p text:style-name="P121"><text:span text:style-name="T6"><text:s/>Examinar la huella digital de las llaves</text:span></text:p>
      <text:p text:style-name="P134"><text:span text:style-name="T6">pgp -kvc [ident] [llavero]</text:span></text:p>
      <text:p text:style-name="P121"><text:span text:style-name="T6"><text:s/>Modificar el valor de mi firma en la llave de otro, presente en un llavero público mío.</text:span></text:p>
      <text:p text:style-name="P134"><text:span text:style-name="T6">pgp -ke ident [llavero]</text:span></text:p>
      <text:p text:style-name="P121"><text:span text:style-name="T6"><text:s/>Suprimir una o más firmas de una llave.</text:span></text:p>
      <text:p text:style-name="P134"><text:span text:style-name="T6">pgp -krs ident [llavero]</text:span></text:p>
      <text:p text:style-name="P121"><text:span text:style-name="T6"><text:s/>Desactivar (o activar si estaba desactivada) una llave pública.</text:span></text:p>
      <text:p text:style-name="P134"><text:soft-page-break/><text:span text:style-name="T6">pgp -kd ident [llavero]</text:span></text:p>
      <text:p text:style-name="P121"><text:span text:style-name="T6"><text:s/>Revocar una llave propia.</text:span></text:p>
      <text:p text:style-name="P134"><text:span text:style-name="T6">pgp -kd mi_ident</text:span></text:p>
      <text:p text:style-name="P135"><text:span text:style-name="T6">Se emite un certificado de revocación. Este certificado, incluido en un llavero público, impide que se use la llave revocada. Esto no lo he hecho nunca. No sé si al mismo tiempo queda desactivada para siempre la propia ll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face style:name="Arial Narrow" svg:font-family="'Arial Narrow'" style:font-family-generic="roman"/>
    <style:font-face style:name="Book Antiqua" svg:font-family="'Book Antiqua'" style:font-family-generic="roman"/>
    <style:font-face style:name="Exchequer Script" svg:font-family="'Exchequer Script'" style:font-family-generic="roman"/>
    <style:font-face style:name="Times New Roman1" svg:font-family="'Times New Roman'" style:font-family-generic="roman"/>
    <style:font-face style:name="Arial" svg:font-family="Arial" style:font-family-generic="swiss"/>
    <style:font-face style:name="Penwin" svg:font-family="Penwin" style:font-family-generic="swiss"/>
    <style:font-face style:name="Arial2" svg:font-family="Arial" style:font-family-generic="roman" style:font-pitch="variable"/>
    <style:font-face style:name="Arial Narrow1"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text">
      <style:paragraph-properties fo:margin-top="0.423cm" fo:margin-bottom="0.212cm" style:contextual-spacing="false" fo:text-align="justify" style:justify-single-word="false" fo:orphans="2" fo:widows="2" fo:padding-left="0cm" fo:padding-right="0cm" fo:padding-top="0cm" fo:padding-bottom="0.035cm" fo:border-left="none" fo:border-right="none" fo:border-top="none" fo:border-bottom="1.5pt solid #000001" fo:keep-with-next="always">
        <style:tab-stops>
          <style:tab-stop style:position="8.255cm" style:type="center"/>
          <style:tab-stop style:position="16.51cm" style:type="right"/>
        </style:tab-stops>
      </style:paragraph-properties>
      <style:text-properties style:font-name="Penwin" fo:font-size="14pt" fo:language="es" fo:country="ES"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100%" fo:margin-left="0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paragraph-properties fo:margin="100%" fo:margin-left="0.762cm" fo:margin-right="0cm" fo:margin-top="0.423cm" fo:margin-bottom="0.212cm" style:contextual-spacing="false" fo:text-align="center" style:justify-single-word="false" fo:keep-together="always" fo:orphans="2" fo:widows="2" fo:text-indent="-0.762cm" style:auto-text-indent="false" fo:keep-with-next="always" style:writing-mode="lr-tb">
        <style:tab-stops/>
      </style:paragraph-properties>
      <style:text-properties style:use-window-font-color="true" style:font-name="Arial" fo:font-size="14pt" fo:language="es" fo:country="ES" fo:font-weight="bold" style:font-name-asian="Courier New" style:font-size-asian="14pt" style:font-weight-asian="bold" style:font-name-complex="Symbol" style:font-size-complex="12pt"/>
    </style:style>
    <style:style style:name="Heading_20_2" style:display-name="Heading 2" style:family="paragraph" style:parent-style-name="Header" style:next-style-name="Text_20_body" style:default-outline-level="2" style:class="text">
      <style:paragraph-properties fo:margin="100%" fo:margin-left="1.27cm" fo:margin-right="0cm" fo:margin-top="0.423cm" fo:margin-bottom="0.212cm" style:contextual-spacing="false" fo:text-align="center" style:justify-single-word="false" fo:keep-together="always" fo:orphans="2" fo:widows="2" fo:text-indent="-0.508cm" style:auto-text-indent="false" fo:keep-with-next="always" style:writing-mode="lr-tb">
        <style:tab-stops/>
      </style:paragraph-properties>
      <style:text-properties style:use-window-font-color="true" style:font-name="Arial" fo:font-size="12pt" fo:language="es" fo:country="ES" fo:font-weight="bold" style:font-name-asian="Courier New" style:font-size-asian="12pt" style:font-weight-asian="bold" style:font-name-complex="Symbol" style:font-size-complex="12pt"/>
    </style:style>
    <style:style style:name="Heading_20_3" style:display-name="Heading 3" style:family="paragraph" style:parent-style-name="Header" style:next-style-name="Text_20_body" style:default-outline-level="3" style:class="text">
      <style:paragraph-properties fo:margin="100%" fo:margin-left="0.508cm" fo:margin-right="0cm" fo:margin-top="0.423cm" fo:margin-bottom="0.423cm" style:contextual-spacing="false" fo:keep-together="always" fo:orphans="2" fo:widows="2" fo:text-indent="-0.508cm" style:auto-text-indent="false" fo:keep-with-next="always" style:writing-mode="lr-tb">
        <style:tab-stops/>
      </style:paragraph-properties>
      <style:text-properties style:use-window-font-color="true" style:font-name="Arial" fo:font-size="11pt" fo:language="es" fo:country="ES" fo:font-style="italic" style:font-name-asian="Courier New" style:font-size-asian="11pt" style:font-style-asian="italic" style:font-name-complex="Symbol" style:font-size-complex="12pt"/>
    </style:style>
    <style:style style:name="Heading_20_4" style:display-name="Heading 4" style:family="paragraph" style:parent-style-name="Heading_20_3" style:next-style-name="Text_20_body" style:default-outline-level="4" style:class="text">
      <style:paragraph-properties fo:margin="100%" fo:margin-left="2.286cm" fo:margin-right="0cm" fo:margin-top="0.423cm" fo:margin-bottom="0.423cm" style:contextual-spacing="false" fo:keep-together="always" fo:orphans="2" fo:widows="2" fo:text-indent="-0.508cm" style:auto-text-indent="false" fo:keep-with-next="always">
        <style:tab-stops/>
      </style:paragraph-properties>
      <style:text-properties style:font-name="Arial" fo:font-size="11pt" fo:language="es" fo:country="ES" fo:font-style="italic" style:font-size-asian="11pt" style:font-style-asian="italic"/>
    </style:style>
    <style:style style:name="Heading_20_5" style:display-name="Heading 5" style:family="paragraph" style:parent-style-name="Heading_20_4" style:next-style-name="Text_20_body" style:default-outline-level="5" style:class="text">
      <style:paragraph-properties fo:margin="100%" fo:margin-left="3.556cm" fo:margin-right="0cm" fo:margin-top="0.423cm" fo:margin-bottom="0.423cm" style:contextual-spacing="false" fo:keep-together="always" fo:orphans="2" fo:widows="2" fo:text-indent="-1.27cm" style:auto-text-indent="false" fo:keep-with-next="always">
        <style:tab-stops/>
      </style:paragraph-properties>
      <style:text-properties style:font-name="Arial" fo:font-size="11pt" fo:language="es" fo:country="ES" style:font-size-asian="11pt"/>
    </style:style>
    <style:style style:name="Heading_20_6" style:display-name="Heading 6" style:family="paragraph" style:parent-style-name="Heading_20_5" style:next-style-name="Text_20_body" style:default-outline-level="6" style:class="text">
      <style:paragraph-properties fo:margin="100%" fo:margin-left="4.826cm" fo:margin-right="0cm" fo:margin-top="0.423cm" fo:margin-bottom="0.423cm" style:contextual-spacing="false" fo:keep-together="always" fo:orphans="2" fo:widows="2" fo:text-indent="-1.27cm" style:auto-text-indent="false" fo:keep-with-next="always">
        <style:tab-stops/>
      </style:paragraph-properties>
      <style:text-properties style:font-name="Arial" fo:font-size="11pt" fo:language="es" fo:country="ES" style:font-size-asian="11pt"/>
    </style:style>
    <style:style style:name="Heading_20_7" style:display-name="Heading 7" style:family="paragraph" style:parent-style-name="Heading_20_6" style:next-style-name="Text_20_body" style:default-outline-level="7" style:class="text">
      <style:paragraph-properties fo:margin="100%" fo:margin-left="6.096cm" fo:margin-right="0cm" fo:margin-top="0.423cm" fo:margin-bottom="0.423cm" style:contextual-spacing="false" fo:keep-together="always" fo:orphans="2" fo:widows="2" fo:text-indent="-1.27cm" style:auto-text-indent="false" fo:keep-with-next="always">
        <style:tab-stops/>
      </style:paragraph-properties>
      <style:text-properties style:font-name="Arial" fo:font-size="11pt" fo:language="es" fo:country="ES" style:font-size-asian="11pt"/>
    </style:style>
    <style:style style:name="Heading_20_8" style:display-name="Heading 8" style:family="paragraph" style:parent-style-name="Heading_20_6" style:next-style-name="Text_20_body" style:default-outline-level="8" style:class="text">
      <style:paragraph-properties fo:margin="100%" fo:margin-left="7.366cm" fo:margin-right="0cm" fo:margin-top="0.423cm" fo:margin-bottom="0.423cm" style:contextual-spacing="false" fo:keep-together="always" fo:orphans="2" fo:widows="2" fo:text-indent="-1.27cm" style:auto-text-indent="false" fo:keep-with-next="always">
        <style:tab-stops/>
      </style:paragraph-properties>
      <style:text-properties style:font-name="Arial" fo:font-size="11pt" fo:language="es" fo:country="ES" style:font-size-asian="11pt"/>
    </style:style>
    <style:style style:name="Heading_20_9" style:display-name="Heading 9" style:family="paragraph" style:parent-style-name="Heading_20_6" style:next-style-name="Text_20_body" style:default-outline-level="9" style:class="text">
      <style:paragraph-properties fo:margin="100%" fo:margin-left="8.636cm" fo:margin-right="0cm" fo:margin-top="0.423cm" fo:margin-bottom="0.423cm" style:contextual-spacing="false" fo:keep-together="always" fo:orphans="2" fo:widows="2" fo:text-indent="-1.27cm" style:auto-text-indent="false" fo:keep-with-next="always">
        <style:tab-stops>
          <style:tab-stop style:position="0.635cm"/>
        </style:tab-stops>
      </style:paragraph-properties>
      <style:text-properties style:font-name="Arial" fo:font-size="11pt" fo:language="es" fo:country="ES" style:font-size-asian="11pt"/>
    </style:style>
    <style:style style:name="Normal_20_Indent" style:display-name="Normal Indent" style:family="paragraph" style:default-outline-level="">
      <style:paragraph-properties fo:margin="100%" fo:margin-left="1.27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annotation_20_text" style:display-name="annotation text" style:family="paragraph" style:parent-style-name="Text_20_body" style:default-outline-level="">
      <style:paragraph-properties fo:margin="100%" fo:margin-left="1.016cm" fo:margin-right="0cm" fo:margin-top="0cm" fo:margin-bottom="0.212cm" style:contextual-spacing="false" fo:text-align="justify" style:justify-single-word="false" fo:orphans="2" fo:widows="2" fo:text-indent="-1.016cm" style:auto-text-indent="false"/>
      <style:text-properties style:font-name="Arial Narrow" fo:font-size="10pt" fo:language="es" fo:country="ES" style:font-size-asian="10pt"/>
    </style:style>
    <style:style style:name="Footer" style:family="paragraph" style:default-outline-level="" style:class="extra">
      <style:paragraph-properties fo:text-align="justify" style:justify-single-word="false" fo:orphans="2" fo:widows="2" text:number-lines="false" text:line-number="0">
        <style:tab-stops>
          <style:tab-stop style:position="7.5cm" style:type="center"/>
          <style:tab-stop style:position="15cm" style:type="right"/>
        </style:tab-stops>
      </style:paragraph-properties>
      <style:text-properties style:font-name="Arial1" fo:font-size="11pt" fo:language="es" fo:country="ES" style:font-size-asian="11pt"/>
    </style:style>
    <style:style style:name="Sin_20_Sangría._20_Junto" style:display-name="Sin Sangría. Junto" style:family="paragraph" style:default-outline-level="">
      <style:paragraph-properties fo:text-align="justify" style:justify-single-word="false" fo:orphans="2" fo:widows="2"/>
      <style:text-properties style:font-name="Arial1" fo:font-size="11pt" fo:language="es" fo:country="ES" style:font-size-asian="11pt"/>
    </style:style>
    <style:style style:name="footnote_20_text" style:display-name="footnote text" style:family="paragraph" style:default-outline-level="">
      <style:paragraph-properties fo:margin="100%" fo:margin-left="0.7cm" fo:margin-right="0cm" fo:margin-top="0.212cm" fo:margin-bottom="0.212cm" style:contextual-spacing="false" fo:text-align="justify" style:justify-single-word="false" fo:orphans="2" fo:widows="2" fo:text-indent="-0.7cm" style:auto-text-indent="false"/>
      <style:text-properties style:font-name="Arial1" fo:font-size="11pt" fo:language="es" fo:country="ES" style:font-size-asian="11pt"/>
    </style:style>
    <style:style style:name="index_20_1" style:display-name="index 1" style:family="paragraph" style:default-outline-level="">
      <style:paragraph-properties fo:margin="100%" fo:margin-left="0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2" style:display-name="index 2" style:family="paragraph" style:default-outline-level="">
      <style:paragraph-properties fo:margin="100%" fo:margin-left="0.499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3" style:display-name="index 3" style:family="paragraph" style:default-outline-level="">
      <style:paragraph-properties fo:margin="100%" fo:margin-left="1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4" style:display-name="index 4" style:family="paragraph" style:default-outline-level="">
      <style:paragraph-properties fo:margin="100%" fo:margin-left="1.499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5" style:display-name="index 5" style:family="paragraph" style:default-outline-level="">
      <style:paragraph-properties fo:margin="100%" fo:margin-left="2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6" style:display-name="index 6" style:family="paragraph" style:default-outline-level="">
      <style:paragraph-properties fo:margin="100%" fo:margin-left="2.499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7" style:display-name="index 7" style:family="paragraph" style:default-outline-level="">
      <style:paragraph-properties fo:margin="100%" fo:margin-left="3cm" fo:margin-right="0cm" fo:margin-top="0cm" fo:margin-bottom="0.212cm" style:contextual-spacing="false" fo:text-align="justify" style:justify-single-word="false" fo:orphans="2" fo:widows="2" fo:text-indent="1.016cm" style:auto-text-indent="false"/>
      <style:text-properties style:font-name="Arial1" fo:font-size="11pt" fo:language="es" fo:country="ES" style:font-size-asian="11pt"/>
    </style:style>
    <style:style style:name="index_20_heading" style:display-name="index heading" style:family="paragraph" style:parent-style-name="Heading_20_1" style:default-outline-level="">
      <style:paragraph-properties fo:margin="100%" fo:margin-left="0.762cm" fo:margin-right="0cm" fo:margin-top="0.423cm" fo:margin-bottom="0.212cm" style:contextual-spacing="false" fo:text-align="center" style:justify-single-word="false" fo:keep-together="always" fo:orphans="2" fo:widows="2" fo:text-indent="-0.762cm" style:auto-text-indent="false" fo:keep-with-next="always"/>
      <style:text-properties style:font-name="Arial" fo:font-size="14pt" fo:language="es" fo:country="ES" fo:font-weight="bold" style:font-size-asian="14pt" style:font-weight-asian="bold"/>
    </style:style>
    <style:style style:name="Nota._20_Siguiente_20_párr." style:display-name="Nota. Siguiente párr." style:family="paragraph" style:parent-style-name="footnote_20_text" style:default-outline-level="">
      <style:paragraph-properties fo:margin="100%" fo:margin-left="0.991cm" fo:margin-right="0cm" fo:margin-top="0.212cm" fo:margin-bottom="0.212cm" style:contextual-spacing="false" fo:text-align="justify" style:justify-single-word="false" fo:orphans="2" fo:widows="2" fo:text-indent="0.991cm" style:auto-text-indent="false"/>
      <style:text-properties style:font-name="Arial1" fo:font-size="11pt" fo:language="es" fo:country="ES" fo:font-style="italic" style:font-size-asian="11pt" style:font-style-asian="italic"/>
    </style:style>
    <style:style style:name="Sin_20_Sangría._20_Separado" style:display-name="Sin Sangría. Separado" style:family="paragraph" style:default-outline-level="">
      <style:paragraph-properties fo:margin-top="0cm" fo:margin-bottom="0.212cm" style:contextual-spacing="false" fo:text-align="justify" style:justify-single-word="false" fo:orphans="2" fo:widows="2"/>
      <style:text-properties style:font-name="Arial1" fo:font-size="11pt" fo:language="es" fo:country="ES" style:font-size-asian="11pt"/>
    </style:style>
    <style:style style:name="Contents_20_1" style:display-name="Contents 1" style:family="paragraph" style:parent-style-name="Sin_20_Sangría._20_Junto" style:default-outline-level="" style:class="index">
      <style:paragraph-properties fo:margin="100%" fo:margin-left="0.508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Contents_20_2" style:display-name="Contents 2" style:family="paragraph" style:parent-style-name="Contents_20_1" style:default-outline-level="" style:class="index">
      <style:paragraph-properties fo:margin="100%" fo:margin-left="1.524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style:font-name="Arial1" fo:language="es" fo:country="ES" fo:font-weight="bold" style:font-weight-asian="bold"/>
    </style:style>
    <style:style style:name="Contents_20_3" style:display-name="Contents 3" style:family="paragraph" style:parent-style-name="Contents_20_1" style:default-outline-level="" style:class="index">
      <style:paragraph-properties fo:margin="100%" fo:margin-left="2.032cm" fo:margin-right="1.524cm" fo:orphans="2" fo:widows="2" fo:text-indent="-0.508cm" style:auto-text-indent="false">
        <style:tab-stops>
          <style:tab-stop style:position="16.51cm" style:type="right" style:leader-style="dotted" style:leader-text="."/>
        </style:tab-stops>
      </style:paragraph-properties>
      <style:text-properties fo:font-size="10pt" fo:language="es" fo:country="ES" style:font-size-asian="10pt"/>
    </style:style>
    <style:style style:name="Contents_20_4" style:display-name="Contents 4" style:family="paragraph" style:parent-style-name="Contents_20_1" style:default-outline-level="" style:class="index">
      <style:paragraph-properties fo:margin="100%" fo:margin-left="2.032cm" fo:margin-right="1.524cm" fo:orphans="2" fo:widows="2" fo:text-indent="-0.508cm" style:auto-text-indent="false">
        <style:tab-stops>
          <style:tab-stop style:position="16.51cm" style:type="right" style:leader-style="dotted" style:leader-text="."/>
        </style:tab-stops>
      </style:paragraph-properties>
      <style:text-properties fo:font-size="8pt" fo:language="es" fo:country="ES" style:font-size-asian="8pt"/>
    </style:style>
    <style:style style:name="Contents_20_5" style:display-name="Contents 5" style:family="paragraph" style:parent-style-name="Contents_20_1" style:default-outline-level="" style:class="index">
      <style:paragraph-properties fo:margin="100%" fo:margin-left="2.54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Contents_20_6" style:display-name="Contents 6" style:family="paragraph" style:parent-style-name="Contents_20_1" style:default-outline-level="" style:class="index">
      <style:paragraph-properties fo:margin="100%" fo:margin-left="3.048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Contents_20_7" style:display-name="Contents 7" style:family="paragraph" style:parent-style-name="Contents_20_1" style:default-outline-level="" style:class="index">
      <style:paragraph-properties fo:margin="100%" fo:margin-left="3.556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Contents_20_8" style:display-name="Contents 8" style:family="paragraph" style:parent-style-name="Contents_20_1" style:default-outline-level="" style:class="index">
      <style:paragraph-properties fo:margin="100%" fo:margin-left="4.064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Contents_20_9" style:display-name="Contents 9" style:family="paragraph" style:parent-style-name="Contents_20_1" style:default-outline-level="" style:class="index">
      <style:paragraph-properties fo:margin="100%" fo:margin-left="4.572cm" fo:margin-right="1.524cm" fo:margin-top="0.212cm" fo:margin-bottom="0cm" style:contextual-spacing="false" fo:orphans="2" fo:widows="2" fo:text-indent="-0.508cm" style:auto-text-indent="false">
        <style:tab-stops>
          <style:tab-stop style:position="16.51cm" style:type="right" style:leader-style="dotted" style:leader-text="."/>
        </style:tab-stops>
      </style:paragraph-properties>
      <style:text-properties fo:text-transform="uppercase" style:font-name="Arial1" fo:font-size="14pt" fo:language="es" fo:country="ES" fo:font-weight="bold" style:font-size-asian="14pt" style:font-weight-asian="bold"/>
    </style:style>
    <style:style style:name="Epigrafe_20_final" style:display-name="Epigrafe final" style:family="paragraph" style:default-outline-level="">
      <style:paragraph-properties fo:margin-top="0cm" fo:margin-bottom="0.141cm" style:contextual-spacing="false" fo:text-align="end" style:justify-single-word="false" fo:orphans="2" fo:widows="2"/>
      <style:text-properties style:font-name="Exchequer Script" fo:language="es" fo:country="ES"/>
    </style:style>
    <style:style style:name="Epigrafe" style:family="paragraph" style:parent-style-name="Sin_20_Sangría._20_Separado" style:default-outline-level="">
      <style:paragraph-properties fo:margin="100%" fo:margin-left="0cm" fo:margin-right="1.016cm" fo:margin-top="0cm" fo:margin-bottom="0.141cm" style:contextual-spacing="false" fo:text-align="end" style:justify-single-word="false" fo:orphans="2" fo:widows="2" fo:text-indent="0cm" style:auto-text-indent="false"/>
      <style:text-properties style:font-name="Exchequer Script" fo:language="es" fo:country="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212cm" style:contextual-spacing="false" fo:line-height="0.423cm" fo:text-align="justify" style:justify-single-word="false" fo:orphans="2" fo:widows="2" fo:padding-left="0cm" fo:padding-right="0cm" fo:padding-top="0cm" fo:padding-bottom="0.035cm" fo:border-left="none" fo:border-right="none" fo:border-top="none" fo:border-bottom="1.5pt solid #000001">
        <style:tab-stops>
          <style:tab-stop style:position="8.255cm" style:type="center"/>
          <style:tab-stop style:position="16.51cm" style:type="right"/>
        </style:tab-stops>
      </style:paragraph-properties>
    </style:style>
    <style:style style:name="MP2" style:family="paragraph" style:parent-style-name="Header">
      <style:paragraph-properties fo:margin-top="0.423cm" fo:margin-bottom="0.212cm" style:contextual-spacing="false" fo:line-height="0.423cm" fo:text-align="justify" style:justify-single-word="false" fo:orphans="2" fo:widows="2">
        <style:tab-stops>
          <style:tab-stop style:position="8.255cm" style:type="center"/>
          <style:tab-stop style:position="16.51cm" style:type="right"/>
        </style:tab-stops>
      </style:paragraph-properties>
    </style:style>
    <style:style style:name="MP3" style:family="paragraph" style:parent-style-name="Footer">
      <style:paragraph-properties style:line-height-at-least="0.423cm" fo:text-align="end" style:justify-single-word="false" fo:orphans="2" fo:widows="2">
        <style:tab-stops>
          <style:tab-stop style:position="7.5cm" style:type="center"/>
          <style:tab-stop style:position="15cm" style:type="right"/>
        </style:tab-stops>
      </style:paragraph-properties>
    </style:style>
    <style:style style:name="MP4" style:family="paragraph" style:parent-style-name="Footer">
      <style:paragraph-properties style:line-height-at-least="0.423cm" fo:text-align="justify" style:justify-single-word="false" fo:orphans="2" fo:widows="2">
        <style:tab-stops>
          <style:tab-stop style:position="7.5cm" style:type="center"/>
          <style:tab-stop style:position="15cm" style:type="right"/>
        </style:tab-stops>
      </style:paragraph-properties>
    </style:style>
    <style:style style:name="MT1" style:family="text">
      <style:text-properties style:font-name="Arial" fo:language="es" fo:country="ES"/>
    </style:style>
    <style:style style:name="MT2" style:family="text">
      <style:text-properties style:font-name="Arial" fo:font-size="14pt" fo:language="es" fo:country="ES" fo:font-weight="bold" style:font-size-asian="14pt" style:font-weight-asian="bold"/>
    </style:style>
    <style:style style:name="MT3" style:family="text">
      <style:text-properties style:font-name="Arial1" fo:language="es" fo:country="ES"/>
    </style:style>
    <style:style style:name="MT4" style:family="text">
      <style:text-properties style:font-name="Arial1" fo:font-size="14pt" fo:language="zxx" fo:country="none" fo:font-weight="bold" style:font-size-asian="14pt" style:font-weight-asian="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45cm" fo:margin-bottom="2.499cm" fo:margin-left="3.048cm" fo:margin-right="2.032cm" style:writing-mode="lr-tb" style:layout-grid-color="#c0c0c0" style:layout-grid-lines="2419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4cm" fo:margin-left="0cm" fo:margin-right="0cm" fo:margin-bottom="1.154cm" style:dynamic-spacing="true"/>
      </style:header-style>
      <style:footer-style/>
    </style:page-layout>
    <style:page-layout style:name="Mpm4">
      <style:page-layout-properties fo:page-width="21.59cm" fo:page-height="27.94cm" style:num-format="1" style:print-orientation="portrait" fo:margin-top="1.254cm" fo:margin-bottom="1.245cm" fo:margin-left="3.048cm" fo:margin-right="2.032cm" style:writing-mode="lr-tb" style:layout-grid-color="#c0c0c0" style:layout-grid-lines="2419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4cm" fo:margin-left="0cm" fo:margin-right="0cm" fo:margin-top="1.154cm" style:dynamic-spacing="true"/>
      </style:footer-style>
    </style:page-layout>
    <style:page-layout style:name="Mpm5" style:page-usage="right">
      <style:page-layout-properties fo:page-width="21.59cm" fo:page-height="27.94cm" style:num-format="1" style:print-orientation="portrait" fo:margin-top="1.245cm" fo:margin-bottom="2.489cm" fo:margin-left="3.048cm" fo:margin-right="2.032cm" style:writing-mode="lr-tb" style:layout-grid-color="#c0c0c0" style:layout-grid-lines="2420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44cm" fo:margin-left="0cm" fo:margin-right="0cm" fo:margin-bottom="1.145cm" style:dynamic-spacing="true"/>
      </style:header-style>
      <style:footer-style/>
    </style:page-layout>
    <style:page-layout style:name="Mpm6">
      <style:page-layout-properties fo:page-width="21.59cm" fo:page-height="27.94cm" style:num-format="1" style:print-orientation="portrait" fo:margin-top="1.244cm" fo:margin-bottom="1.245cm" fo:margin-left="3.048cm" fo:margin-right="2.032cm" style:writing-mode="lr-tb" style:layout-grid-color="#c0c0c0" style:layout-grid-lines="2420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44cm" fo:margin-left="0cm" fo:margin-right="0cm" fo:margin-top="1.145cm" style:dynamic-spacing="true"/>
      </style:footer-style>
    </style:page-layout>
    <style:page-layout style:name="Mpm7">
      <style:page-layout-properties fo:page-width="21.59cm" fo:page-height="27.94cm" style:num-format="1" style:print-orientation="portrait" fo:margin-top="1.245cm" fo:margin-bottom="2.54cm" fo:margin-left="2.54cm" fo:margin-right="2.54cm" style:writing-mode="lr-tb" style:layout-grid-color="#c0c0c0" style:layout-grid-lines="24155" style:layout-grid-base-height="0.423cm" style:layout-grid-ruby-height="0cm" style:layout-grid-mode="none" style:layout-grid-ruby-below="false" style:layout-grid-print="false" style:layout-grid-display="false" style:footnote-max-height="0cm">
        <style:columns fo:column-count="2" fo:column-gap="0.762cm">
          <style:column style:rel-width="32767*" fo:start-indent="0cm" fo:end-indent="0.381cm"/>
          <style:column style:rel-width="32768*" fo:start-indent="0.381cm" fo:end-indent="0cm"/>
        </style:columns>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1.194cm" style:dynamic-spacing="true"/>
      </style:header-style>
      <style:footer-style/>
    </style:page-layout>
    <style:page-layout style:name="Mpm8">
      <style:page-layout-properties fo:page-width="21.59cm" fo:page-height="27.94cm" style:num-format="1" style:print-orientation="portrait" fo:margin-top="1.295cm" fo:margin-bottom="1.245cm" fo:margin-left="2.54cm" fo:margin-right="2.54cm" style:writing-mode="lr-tb" style:layout-grid-color="#c0c0c0" style:layout-grid-lines="2415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95cm" fo:margin-left="0cm" fo:margin-right="0cm" fo:margin-top="1.194cm" style:dynamic-spacing="true"/>
      </style:footer-style>
    </style:page-layout>
    <style:page-layout style:name="Mpm9" style:page-usage="right">
      <style:page-layout-properties fo:page-width="21.59cm" fo:page-height="27.94cm" style:num-format="1" style:print-orientation="portrait" fo:margin-top="2.489cm" fo:margin-bottom="2.489cm" fo:margin-left="2.54cm" fo:margin-right="2.54cm" style:writing-mode="lr-tb" style:layout-grid-color="#c0c0c0" style:layout-grid-lines="2296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489cm" fo:margin-bottom="2.489cm" fo:margin-left="2.54cm" fo:margin-right="2.54cm" style:writing-mode="lr-tb" style:layout-grid-color="#c0c0c0" style:layout-grid-lines="2296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778cm" fo:margin-bottom="1.778cm" fo:margin-left="3.048cm" fo:margin-right="2.032cm" style:writing-mode="lr-tb" style:layout-grid-color="#c0c0c0" style:layout-grid-lines="24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L. del Valle. Instructivo para el manejo del PGP<text:tab/></text:span><text:span text:style-name="MT2"><text:page-number text:select-page="current"/></text:span></text:p>
      </style:header>
    </style:master-page>
    <style:master-page style:name="First_20_Page" style:display-name="First Page" style:page-layout-name="Mpm2" style:next-style-name="Standard">
      <style:header>
        <text:p text:style-name="MP2"/>
      </style:header>
      <style:footer>
        <text:p text:style-name="MP3"/>
      </style:footer>
    </style:master-page>
    <style:master-page style:name="Converted1" style:page-layout-name="Mpm3">
      <style:header>
        <text:p text:style-name="MP1"><text:span text:style-name="MT3"><text:tab/>L. del Valle. Instructivo para el manejo del PGP<text:tab/></text:span><text:span text:style-name="MT4"><text:page-number text:select-page="current"/></text:span></text:p>
      </style:header>
    </style:master-page>
    <style:master-page style:name="Converted2" style:page-layout-name="Mpm4">
      <style:header>
        <text:p text:style-name="Header"/>
      </style:header>
      <style:footer>
        <text:p text:style-name="MP4"/>
      </style:footer>
    </style:master-page>
    <style:master-page style:name="Converted3" style:page-layout-name="Mpm5">
      <style:header>
        <text:p text:style-name="MP1"><text:span text:style-name="MT4"><text:page-number text:select-page="current"/></text:span><text:span text:style-name="MT3"><text:tab/>L. del Valle. Instructivo para el manejo del PGP<text:tab/></text:span></text:p>
      </style:header>
    </style:master-page>
    <style:master-page style:name="Converted4" style:page-layout-name="Mpm6">
      <style:header>
        <text:p text:style-name="Header"/>
      </style:header>
      <style:footer>
        <text:p text:style-name="Footer"/>
      </style:footer>
    </style:master-page>
    <style:master-page style:name="Converted5" style:page-layout-name="Mpm6">
      <style:header>
        <text:p text:style-name="MP2"/>
      </style:header>
      <style:footer>
        <text:p text:style-name="Footer"/>
      </style:footer>
    </style:master-page>
    <style:master-page style:name="Converted6" style:page-layout-name="Mpm5">
      <style:header>
        <text:p text:style-name="MP1"><text:span text:style-name="MT4"><text:page-number text:select-page="current"/></text:span><text:span text:style-name="MT3"><text:tab/>L. del Valle. Instructivo para el manejo del PGP<text:tab/></text:span></text:p>
      </style:header>
    </style:master-page>
    <style:master-page style:name="Converted7" style:page-layout-name="Mpm7">
      <style:header>
        <text:p text:style-name="MP2"/>
      </style:header>
    </style:master-page>
    <style:master-page style:name="Converted8" style:page-layout-name="Mpm8">
      <style:header>
        <text:p text:style-name="Header"/>
      </style:header>
      <style:footer>
        <text:p text:style-name="Footer"/>
      </style:footer>
    </style:master-page>
    <style:master-page style:name="Converted9" style:page-layout-name="Mpm9"/>
    <style:master-page style:name="Converted10" style:page-layout-name="Mpm10"/>
    <style:master-page style:name="Converted11" style:page-layout-name="Mpm10"/>
    <style:master-page style:name="Converted12" style:page-layout-name="Mpm11"/>
    <style:master-page style:name="Converted13" style:page-layout-name="Mpm12"/>
    <style:master-page style:name="Converted14"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A EL PGP</dc:title>
    <meta:initial-creator>Luis G. del Valle</meta:initial-creator>
    <meta:creation-date>1998-04-23T21:54:00</meta:creation-date>
    <dc:date>1998-04-23T21:54:00</dc:date>
    <meta:print-date>1998-03-05T11:17:00</meta:print-date>
    <meta:editing-cycles>2</meta:editing-cycles>
    <meta:editing-duration>P0D</meta:editing-duration>
    <meta:document-statistic meta:table-count="3" meta:image-count="0" meta:object-count="0" meta:page-count="26" meta:paragraph-count="497" meta:word-count="10568" meta:character-count="61456" meta:non-whitespace-character-count="51313"/>
    <meta:generator>LibreOffice/3.6$Linux_x86 LibreOffice_project/360m1$Build-2</meta:generator>
    <meta:user-defined meta:name="Company">Limbo</meta:user-defined>
    <meta:user-defined meta:name="Operator">Gmork</meta:user-defined>
  </office:meta>
</office:document-meta>
</file>